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Symbol" svg:font-family="Symbol"/>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Symbol"/>
    </style:style>
    <style:style style:name="TableColumn1" style:family="table-column">
      <style:table-column-properties style:column-width="3.4625in" style:rel-column-width="32767*"/>
    </style:style>
  </office:automatic-styles>
  <office:body>
    <office:text>
      <text:p text:style-name="P1"><text:span text:style-name="T1">陳真</text:span><text:s/>  |  2017.11.29 20:58   |   <text:a xlink:type="simple" xlink:href="http://palinfo.habago.org/Entry?Command=Information_PrintForum&amp;iPage=113#FORUM36286"><text:span text:style-name="T2">#</text:span></text:a></text:p>
      <text:p text:style-name="P2">昨晚下班十一點多，又跑去看<text:span text:style-name="T3">"</text:span>夢鹿情謎<text:span text:style-name="T3">"</text:span>，全場只有我一人，看來這片子是撐不久了，要看要快，也許只剩這兩天的機會，再不看就來不及了。特別強烈建議怪人一定要去看，最好帶個眼淚瓶。電影男女主角都是怪人，但是，藝術這東西當然不是為了怪人而存在；一個東西，如果不具備一種普遍性，也許就很難成為一種藝術吧。<text:span text:style-name="T3"> <text:line-break/><text:line-break/></text:span>要是有時間有錢，這電影我可以看上一百遍也不會膩。散場時，空蕩蕩的整個台鋁，空無一人，守住票口的戲院工作人員對我投來一抹微笑，還跟我說晚安。我很敏感，我知道這抹微笑的意義；就像一種照妖靜，讓我不得不自慚形穢，根本不敢直視對方，連走路都突然覺得很不自在了。要是我今晚下班再去看一遍，還會是同一抹微笑嗎？當我們在街上看到一些希奇古怪的怪人，也往往會有那樣一種帶著一點鼓勵和戲謔的微笑。<text:span text:style-name="T3"> <text:line-break/><text:line-break/></text:span>好東西往往乏人問津，爛貨卻往往人人叫好，真是很難想像的世界；明明醜八怪，醜到流汁化膿，大家偏說美到爆，美麗的東西卻反而引不起人們絲毫的興趣。一切思維背後預設的<text:span text:style-name="T3"><text:s/>"</text:span>眼光<text:span text:style-name="T3">"</text:span>，也許決定了美醜，決定了人事物究竟重要或不重要。</text:p>
      <text:p text:style-name="P1"><text:span text:style-name="T1">陳真</text:span><text:s/>  |  2017.11.28 19:54   |   <text:a xlink:type="simple" xlink:href="http://palinfo.habago.org/Entry?Command=Information_PrintForum&amp;iPage=113#FORUM36285"><text:span text:style-name="T2">#</text:span></text:a></text:p>
      <text:p text:style-name="P3">下班回到家，吃個飯經常已經十一、二點，打開電視常會看到一個<text:span text:style-name="T3">"</text:span>新聞深喉嚨<text:span text:style-name="T3">" </text:span>的節目，往往是同樣一些人座談，有些言語空洞，腦袋混沌，例如沈富雄。但是，其中有個來賓卻讓我印象深刻，叫做唐慧琳。除了言之有物，我看她還頗有義憤。<text:span text:style-name="T3"> <text:line-break/><text:line-break/>"</text:span>義憤<text:span text:style-name="T3">" </text:span>這東西，在這年頭已經很罕見了，人們大多顯得不痛不癢，即便再可惡可恨的事，也大多麻木不仁，彷彿不干我的事。這實在很奇怪。比方說，你平常如果被人偷了錢或被詐騙集團給騙走了財產，你會覺得無所謂嗎？你會表現得風度翩翩、很清高、很中立、很溫和理性嗎？還是很生氣很不甘願很憤怒？甚至很想把歹徒抓來痛毆一頓？當然是後者。<text:span text:style-name="T3"> <text:line-break/><text:line-break/></text:span>別說騙，有時光是東西買貴了，被店家給佔了點便宜，你也會發飆開罵想辦法把錢給追回來不是嗎？但是，當一群很邪門齷齪的詐騙集團，一群貪婪人渣，藉著謊言與詐術取得政權，攜家帶眷雞犬昇天個個當了官，整天撈取各種好處或貪污勾結時，整個社會前景被毀了，眾人福祉被徹底糟蹋了，你的血汗錢全被這些人渣用各種五鬼搬運的手法給吞了，眾人財產與一生福祉全被掠奪了，這時候，你反而不生氣，反而覺得好像不理會不關心這些島內的<text:span text:style-name="T3"><text:s/>"</text:span>小事<text:span text:style-name="T3">" </text:span>顯得自己很清高似的，這究竟是什麼心態？這是什麼道理？甚至不但不生氣，反而還幫忙詐騙集團數鈔票，並且仰慕他們的地位與<text:span text:style-name="T3"><text:s/>"</text:span>成就<text:span text:style-name="T3">"</text:span>，說他們是民主鬥士、人權戰士。這不是心理變態，什麼是心理變態？<text:span text:style-name="T3"> <text:line-break/><text:line-break/></text:span>以前在花蓮火車站出口處，一個賣菜賣水果的阿婆常會故意坑我，故意算錯錢，對方不知道我是珠算天才兼心算高手，心算絕對比她快，即便坑我一塊錢我也知道，但我心知肚明，卻不拆穿。為什麼？因為她只是個阿婆，能佔我多少便宜？不過幾十塊錢吧頂多。但是，大財團以及一個純粹以官商勾結做為<text:span text:style-name="T3"><text:s/>"</text:span>施政<text:span text:style-name="T3">" </text:span>唯一要務的人渣黨，每天卻用各種卑劣手法污走我千百倍以上的錢。我當然是生氣後者而非前者。<text:span text:style-name="T3"> <text:line-break/><text:line-break/></text:span>但一般人卻好像相反，對小事情很苛薄很會計較，對於大事情卻一副光風霽月貌，彷彿與他無關；你想讓他為了人渣黨生氣，似乎是不可能的事。<text:span text:style-name="T3"> <text:line-break/><text:line-break/></text:span>每次搭高雄捷運，在凹仔底站的走道上，必然會看到一大群或三三兩兩的國中、高中生或大學生在那邊對著鏡子跳什麼街舞，毫無美感可言，非常難看，但是，跳的人卻跳得非常投入，非常熱情，完全就是整個人陶醉在其中。<text:span text:style-name="T3"> <text:line-break/><text:line-break/></text:span>難看雖難看，但只要當事人喜歡就好。不過，每次路過，看到跳舞者那樣一種巨大的熱情，我總覺得很感慨。不用多，只需人們把這樣一種熱情的一億分之一，使用到他更應該擁有熱情的事情上，比方說反戰反帝反人渣政治等等，那麼，別說人渣黨根本不可能存在，就連世界和平與禮義大同恐怕老早都已實現。</text:p>
      <text:p text:style-name="P1"><text:span text:style-name="T1">陳真</text:span><text:s/>  |  2017.11.28 17:58   |   <text:a xlink:type="simple" xlink:href="http://palinfo.habago.org/Entry?Command=Information_PrintForum&amp;iPage=113#FORUM36284"><text:span text:style-name="T2">#</text:span></text:a></text:p>
      <text:p text:style-name="P2">一個社會，理應是各種生活指標越來越高，污染標準越訂越嚴，但是人渣黨卻反其道而行；過去一年來，對數百種農產品與水果無限放寬農藥標準到一種極其荒唐的地步，雞蛋還只是小<text:span text:style-name="T3">CASE</text:span>。<text:span text:style-name="T3"> <text:line-break/><text:line-break/></text:span>這個人渣黨，藉由綠油油的走狗幫凶們的各種謊言與詐術，騙得政權之後，每天儘幹些傷天害理、貪贓枉法、官商勾結的事，個個腦滿腸肥。你就算每天不斷寫寫寫寫寫，也絕對寫不完那麼多荒腔走板無法無天的事，比如什麼幾百幾千億國艦國造，媽的，乾脆說製造太空梭好了，還有明目張膽的慶富案，擺明就是肆無忌憚地撈錢，所謂國庫通黨庫，黨庫通內褲，完全無法無天的一個人渣黨。我真希望能夠有一天看到這些人渣及其走狗幫凶們應有的下場，屆時我會去買鞭炮來放。<text:span text:style-name="T3"> <text:line-break/><text:line-break/></text:span>至於那些腦袋不清的，幾年前你也許還可以說<text:span text:style-name="T3"><text:s/>"</text:span>我還小，我不懂，我被騙了不能怪我<text:span text:style-name="T3">"</text:span>，但是，這麼多年過去了，難道你還能有什麼說辭？不然是要怎樣？難道是要人渣黨壞到殺老爸姦老母，然後你才會願意承認這是一個完全無法無天的人渣黨？然後你才會相信過去動不動就蠢血沸騰的那一切所有漂亮說詞，<text:span text:style-name="T3">X</text:span>它娘的什麼民主法治，什麼反黑箱，什麼食安，什麼反核，什麼公投作主人，什麼台獨建國，什麼土地正義，什麼乾淨能源，什麼勞工權益，什麼保護農地，什麼所得分配正義，什麼居住正義，什麼碗糕人權一大堆<text:span text:style-name="T3">....</text:span>等等等等等，全是綠油油的走狗幫凶與親綠御用文人們齷齪可恥下流的鬥爭奪權之手段。現在連司法體系都明目張膽變成是人渣黨開的，比方說你看高雄法院檢察署之偵辦慶富案，那像在辦案嗎？擺明了就是要護航。<text:span text:style-name="T3"> <text:line-break/><text:line-break/></text:span>請你告訴我，究竟有哪一件事不是這樣顛倒是非黑白？完完全全就是肆無忌憚地好話說盡，壞事做絕，講一套，做一套。至於那些腦殘支持者即所謂覺醒青年呢？他們會生氣嗎？當然不會，要不然也不叫腦殘了。至於那些滿口漂亮理想的無恥齷齪的親綠學者與文人藝人呢？他們會吭一聲嗎？當然不會。他們正是人渣分贓集團的一份子，分贓都來不及了，怎麼會吭聲？<text:span text:style-name="T3"> <text:line-break/><text:line-break/></text:span>讓我特別感到不屑的，除了那些滿口漂亮話的親綠文人之外，同時也包括那些不痛不癢不聞不問的束手旁觀者。但丁在<text:span text:style-name="T3"><text:s/>"</text:span>神曲<text:span text:style-name="T3">" </text:span>中這麼說，<text:span text:style-name="T3">"The darkest places in hell are reserved for those who maintain their neutrality in times of moral crisis. " (</text:span>地獄中最為黑暗可怕的處所，恰恰就是要保留給那些在道德敗壞時代中卻故做清高中立的人。<text:span text:style-name="T3">) <text:line-break/><text:line-break/></text:span>陳真<text:span text:style-name="T3">2017. 11. 28. <text:line-break/><text:line-break/>=============== <text:line-break/></text:span>放寬雞蛋芬普尼標準<text:span text:style-name="T3"><text:s/></text:span>蔣萬安：只是想掩飾食安問題<text:span text:style-name="T3"> <text:line-break/><text:line-break/>2017-11-28 <text:line-break/><text:line-break/></text:span>聯合報<text:span text:style-name="T3"><text:s/></text:span>記者徐偉真<text:span text:style-name="T3"> <text:line-break/><text:line-break/></text:span>衛福部食藥署與農委會昨天聯席舉行「食品衛生安全與營養諮議會」，決議放寬雞蛋殘留農藥芬普尼標準，從過去的不得檢出，放寬<text:span text:style-name="T3">10ppb</text:span>，主因是考量家禽飼料恐有芬普尼殘留；國民黨立委蔣萬安說，<text:span text:style-name="T3">9</text:span>月時驗出<text:span text:style-name="T3">10ppb</text:span>芬普尼的雞蛋就銷毀、下架，現在居然認為<text:span text:style-name="T3">10ppb</text:span>是可以、容許的，政府前後邏輯不通，造成大眾恐慌，業者也無所適從，政府不到<text:span text:style-name="T3">3</text:span>個月急行軍似的訂出標準，根本就只是要掩飾不斷爆發的食安問題，為了便宜行事就把標準放寬，這到底是什麼道理，從勞基法再修法到空汙、食安，都是攸關人民安全的重大議題，可是民進黨政府施政完全站在人民對立面。</text:p>
      <text:p text:style-name="P1"><text:span text:style-name="T1">陳真</text:span><text:s/>  |  2017.11.26 00:51   |   <text:a xlink:type="simple" xlink:href="http://palinfo.habago.org/Entry?Command=Information_PrintForum&amp;iPage=113#FORUM36283"><text:span text:style-name="T2">#</text:span></text:a></text:p>
      <text:p text:style-name="P3">預設十四，<text:span text:style-name="T3"> <text:line-break/><text:line-break/></text:span>藝術、哲學這些東西是沒有用的，我實在很不喜歡講一些什麼<text:span text:style-name="T3"><text:s/>"</text:span>無用之用正是大用<text:span text:style-name="T3">" </text:span>這類無謂的說詞；若真要掰，我甚至可以寫上一篇有模有樣的學術論文來論證藝術與思想的非凡價值。但是，不管它有多少驚人的用途，對我來說其實都沒有任何意義；畢竟我們並不是為了某種目的而去接觸藝術或生產思想。它的存在本身就是目的，而不是為了達成其它任何目的的手段。<text:span text:style-name="T3"> <text:line-break/><text:line-break/></text:span>但是，在一種眼見為憑、用途至上的時代中，為了<text:span text:style-name="T3"><text:s/>"</text:span>證明<text:span text:style-name="T3">" </text:span>某些人事物的存在價值，我們只好想辦法說它能有什麼用，其實什麼用也沒有；就算有，相較於它本身的存在，也根本不重要。<text:span text:style-name="T3"> <text:line-break/><text:line-break/></text:span>羅素說，<text:span text:style-name="T3">"</text:span>哲學一點也沒用，但它卻給了我莫大的快樂。<text:span text:style-name="T3">" </text:span>我也不知道天上的星星具體來說能有什麼用，但依然仰望星空。我還特別喜歡夜裏窗外的微風，像會說話似的。前天夜裏回家，走進一條巷子，前方幾棵樹，透過月光，遠遠地在地上灑下一片樹影，隨風搖晃，影子居然還會動呢。我趕緊叫走在前方的學姊回頭看這奇蹟。我知道這片稍縱即逝的影子沒什麼用，但它卻讓我心裡起了一陣惆悵。今天，我之所以成為這樣而不是那樣的人，我之所以會做這樣而不是那樣的事、走上這樣而不是那樣的路，難道跟窗外微風、地上的影子一點關係都沒有？<text:span text:style-name="T3"> <text:line-break/><text:line-break/></text:span>最近連<text:span text:style-name="T3">Marcel Proust</text:span>也寫卡片來了，寫著：<text:span text:style-name="T3">"My destination is no longer a place, rather a new way of seeing." (</text:span>我的目的地不再是一個地點，而是一種嶄新的眼光。<text:span text:style-name="T3">) </text:span>知識是可傳遞的。一個人，只要不是非常笨，我肯定能教你學會我所知道的各種知識，但有些東西卻沒法教。就算可以教，也不保證一定能學會，例如一種氣味，一種眼光，一種情感。它之所以沒法教，因為它本身無話可說，無思可想。它無觀點，只有觀看；看的方式不一樣，世界也就不一樣。表面上好像什麼也沒變，其實一切都已改變。</text:p>
      <text:p text:style-name="P1"><text:span text:style-name="T1">陳真</text:span><text:s/>  |  2017.11.26 00:47   |   <text:a xlink:type="simple" xlink:href="http://palinfo.habago.org/Entry?Command=Information_PrintForum&amp;iPage=113#FORUM36282"><text:span text:style-name="T2">#</text:span></text:a></text:p>
      <text:p text:style-name="P2">有部電影正在台灣上映，雅俗共賞，不妨看看。這電影台灣翻譯做<text:span text:style-name="T3"><text:s/>"</text:span>夢鹿情謎<text:span text:style-name="T3">"</text:span>，英文片名叫<text:span text:style-name="T3"><text:s/>"On Body and Soul"</text:span>，匈牙利女導演<text:span text:style-name="T3"><text:s/>Ildikó Enyedi </text:span>的作品，她拍過九部片，這是唯一一部在台灣上映。<text:span text:style-name="T3"> <text:line-break/><text:line-break/></text:span>好電影非常少，宛如鳳毛麟角。這電影是可紀念的一部。看完覺得很難看的，可以來找我退票。</text:p>
      <text:p text:style-name="P1"><text:span text:style-name="T1">陳真</text:span><text:s/>  |  2017.11.25 03:33   |   <text:a xlink:type="simple" xlink:href="http://palinfo.habago.org/Entry?Command=Information_PrintForum&amp;iPage=113#FORUM36281"><text:span text:style-name="T2">#</text:span></text:a></text:p>
      <text:p text:style-name="P3">預設十三，<text:span text:style-name="T3"> <text:line-break/><text:line-break/>Noam Chomsky </text:span>在<text:span text:style-name="T3">1998</text:span>年出版的<text:span text:style-name="T3"><text:s/>"The common good" </text:span>一書中，如此說道：<text:span text:style-name="T3"> <text:line-break/><text:line-break/>"The smart way to keep people passive and obedient is to strictly limit the spectrum of acceptable opinion, but allow very lively debate within that spectrum - even encourage the more critical and dissident views. That gives people the sense that there's free thinking going on, while all the time the presuppositions of the system are being reinforced by the limits put on the range of the debate."<text:line-break/><text:line-break/></text:span>翻成中文，簡單來說是這樣：<text:span text:style-name="T3"> <text:line-break/><text:line-break/>"</text:span>最厲害的控制人民使之乖巧順從的方法就是，在一組<text:span text:style-name="T3"><text:s/>"</text:span>可接受意見<text:span text:style-name="T3">" </text:span>的言論光譜中，儘可能地限制其可接受言論之範圍，但卻又同時在這樣一道極其有限的光譜中，允許各種熱烈的討論，甚至還鼓勵批判與異議。這使得人們產生一種錯覺，以為我們正處於一種自由思想的環境中，但事實上，該控制體系之背後預設思維，卻無時無刻透過此一既定的限制而不斷深化加強。<text:span text:style-name="T3">" <text:line-break/><text:line-break/></text:span>這是屬於美式、比較厲害的思想控制方式。台灣這些年基本上也慢慢玩起這一套所謂<text:span text:style-name="T3"><text:s/>"</text:span>言論自由<text:span text:style-name="T3">"</text:span>。當然，在體制內<text:span text:style-name="T3">(</text:span>例如學校、官方機構或各種附屬組織<text:span text:style-name="T3">)</text:span>就沒這麼<text:span text:style-name="T3"><text:s/>"</text:span>自由<text:span text:style-name="T3">"</text:span>，但在市井之間，統治者或既得利益者根本才不會怕你講什麼，因為他透過掌控媒體與教育體制，早已形成<text:span text:style-name="T3"><text:s/>Chomsky </text:span>所說的這樣一套篩選管理機制；講隨你去講，但是，<text:span text:style-name="T3">"</text:span>有理性的人們<text:span text:style-name="T3">"(</text:span>亦即腦殘人民<text:span text:style-name="T3">)</text:span>，自然而然就會把你的言論或作為，自發自動地視為無關緊要的偏激怪論，異端邪行，可笑可憐可鄙而無足輕重，嗤之以鼻，或視之為病態，嘲諷之，羞辱之，玩笑之。哪怕你的言論多麼信實可靠也一樣，它自動就會被排除在<text:span text:style-name="T3"><text:s/>"</text:span>可接受意見<text:span text:style-name="T3">" </text:span>的既定光譜之外。<text:span text:style-name="T3"> <text:line-break/><text:line-break/></text:span>在這同時，這套控制體系並且會刻意挑選一批恰恰最符合其核心利益的人，透過主流媒體，大幅抬舉其思維言行之重要性，捧成意見領袖，虛構、美化其作為。哪怕這樣一些人甚至只是一群無恥下流、不學無術的人渣，整天講些毫無意義與價值的屁話鳥話，一舉手一投足，照樣會被社會大眾視為舉足輕重。<text:span text:style-name="T3"> <text:line-break/><text:line-break/></text:span>關於這些，我想應該不用舉例吧，因為能懂的人，不用我說就會懂；至於沒法懂的，那麼，我講的一切，對他們而言，恰恰就是無關緊要的偏激怪論，異端邪行，可笑可憐可鄙而無足輕重。為何無足輕重呢？因為明天報紙絕對不會報導陳真說了什麼寫了什麼；主子們早已在人民的腦袋裏預設了一套思考程式，自動會篩選掉<text:span text:style-name="T3"><text:s/>"</text:span>無關緊要的奇談怪論<text:span text:style-name="T3">"</text:span>。<text:span text:style-name="T3"> <text:line-break/><text:line-break/>Chomsky</text:span>說，<text:span text:style-name="T3">"</text:span>所謂民主社會，既然不能明目張膽地強迫人民做什麼，只好控制他們的思想。<text:span text:style-name="T3">"(Democratic societies can't force people. Therefore they have to control what they think.) </text:span>杜斯妥也夫斯基亦如是說：<text:span text:style-name="T3">The best way to keep a prisoner from escaping is to make sure he never knows he's in prison.(</text:span>防止奴隸逃跑最好的方法就是：確保他們絕不會以為自己身在監牢之中。<text:span text:style-name="T3">) <text:line-break/><text:line-break/></text:span>要怎麼才能讓奴隸不覺得自己是奴隸呢？要怎麼才能讓腦殘者不知道自己腦子進水呢？那就是從小就偷偷在他們的腦袋中植入一些預設程序，讓他們無須思考，因為主子們已經幫大家都思考好了。更重要的是：不但要讓他們不須思考、無法思考，而且要讓他們以為自己始終在熱烈思考。<text:span text:style-name="T3"> <text:line-break/><text:line-break/></text:span>我知道我打不贏這套程式，但我至少可以給各位的孫子或孫子的孫子，留下一些見證，就如亨利梭羅所說：<text:span text:style-name="T3">"</text:span>我說服不了你，但我或許有可能說服你的孫子。<text:span text:style-name="T3">"</text:span></text:p>
      <text:p text:style-name="P4"/>
      <text:p text:style-name="P1"><text:span text:style-name="T1">陳真</text:span><text:s/>  |  2017.11.24 17:59   |   <text:a xlink:type="simple" xlink:href="http://palinfo.habago.org/Entry?Command=Information_PrintForum&amp;iPage=114#FORUM36280"><text:span text:style-name="T2">#</text:span></text:a></text:p>
      <text:p text:style-name="P3"><text:span text:style-name="T3">Chomsky </text:span>說：<text:span text:style-name="T3"> <text:line-break/><text:line-break/>"Far from creating independent thinkers, schools have always, throughout history, played an institutional role in a system of control and coercion. And once you are well educated you have already been socialized in ways that support the power structure, which, in turn, rewards you immensely." ("</text:span>就歷史上來看，學校遠遠不是在培養什麼獨立思考者，而是在強制與控制的系統中扮演一種體制性的角色；一旦你受到良好的教育，你就會以一種支持權力結構的方式被馴化，同時也從該權力結構中獲得巨大好處。<text:span text:style-name="T3">") <text:line-break/><text:line-break/>Chomsky</text:span>還說，受教育者，在一點一滴的知識活動中，人性也就一點一滴地銷蝕殆盡。<text:span text:style-name="T3"> <text:line-break/><text:line-break/>Chomsky</text:span>這樣的觀察當然十分精準，但仍然不足以套用在原本就沒什麼美好人性的人渣上，倒是可以套用在原本還懷有一點初衷的人身上。原本單純，熱情，擁有做為一個人基本的情緒、義憤與正直，可是，一旦進入一個意味著不凡、高尚、優雅、光鮮亮麗的體制或事業中，原本的單純與熱情就消失了，開始會考慮身份、前途，考慮他人<text:span text:style-name="T3">(</text:span>特別是有權力者<text:span text:style-name="T3">)</text:span>的眼光與評價。<text:span text:style-name="T3">"</text:span>人<text:span text:style-name="T3">" </text:span>不見了，只剩下<text:span text:style-name="T3"><text:s/>"</text:span>角色<text:span text:style-name="T3">"</text:span>；生命消失了，只剩下各種履歷，甚至連感情也不見了，只考慮利害得失。<text:span text:style-name="T3"> <text:line-break/><text:line-break/></text:span>不光是知識圈，只要是菁英圈，都具有一樣的效果。人總是在憂患與困頓中才比較像個人，一旦沾上意味著權力與地位等人事物的一點邊，很快就會現出原形。人與人之間往往也一樣，患難與共比較容易，有福還能同享比較難，一旦其中一方有點前途，哪怕只是雞毛蒜皮大的一點什麼<text:span text:style-name="T3"><text:s/>"</text:span>成就<text:span text:style-name="T3">"</text:span>，嘴臉與感情往往就會開始走樣，十分可悲。<text:span text:style-name="T3"> <text:line-break/><text:line-break/></text:span>也許有人會說：<text:span text:style-name="T3">"</text:span>這樣講太唯心了！至少在公眾事務上，我們只要專注在外部意義就好，不用管個人內在世界如何。<text:span text:style-name="T3">" </text:span>可是，你想一想，我如果找來一本聖經，隨便叫個識字的人渣王八蛋來高聲朗誦，要把聖經漂漂亮亮地朗讀宣揚過一遍，有啥難？但是這有意義嗎？有人會僅僅因為聽到這位人渣王八蛋所朗誦的經文就受到感動嗎？當然不會。<text:span text:style-name="T3">(</text:span>當然，若是腦殘聽眾，我就不敢說了。腦殘人士會有什麼反應，往往超乎我的想像。<text:span text:style-name="T3">) <text:line-break/><text:line-break/></text:span>一般來講，這樣一種<text:span text:style-name="T3"><text:s/>"</text:span>人渣朗誦聖經<text:span text:style-name="T3">" </text:span>的傳道方式不可能真的感動人心。因為，唯有人心才能擄獲人心，唯有感情才能贏得感情，唯有生命才能帶來生命。這當然不是說一個人得先<text:span text:style-name="T3"><text:s/>"</text:span>做<text:span text:style-name="T3">" </text:span>了些什麼了不起的正義之事，然後他才能發言，而是說，說話者究竟<text:span text:style-name="T3"><text:s/>"</text:span>是<text:span text:style-name="T3">" </text:span>一個什麼樣的人，終究會賦予他的話語什麼樣的意義與價值。<text:span text:style-name="T3"> <text:line-break/><text:line-break/></text:span>比方說，我所仰慕的一位姓關的當年劍橋留學生，我看他好像也沒做過什麼正義的事，但我知道他<text:span text:style-name="T3"><text:s/>"</text:span>是<text:span text:style-name="T3">" </text:span>一個什麼樣的人，因此他講的一些話，對我<text:span text:style-name="T3">(</text:span>或我們<text:span text:style-name="T3">) </text:span>總是具有無比巨大的力量。<text:span text:style-name="T3"> <text:line-break/><text:line-break/></text:span>二十年前，<text:span text:style-name="T3">1997</text:span>年，我們一前一後相差兩個月抵達劍橋，對於這樣一個年紀比我還小的小弟，我對之充滿敬意。為什麼？是因為他口才很好嗎？當然不是，他講起話來讓人昏昏欲睡。是因為他風度翩翩嗎？當然也不是，他舉止比我還笨拙且不合時宜。是因為他才識淵博嗎？他確實是在留學生圈子中我所見過學術能力最好的一位。他曾經拿他未完成的碩士論文給我看，我當場才看了兩行，心裏就甘拜了下風，論思想，論文筆，都遠遠在我之上。問題是，思想與才識淵博能有什麼意義呢？重要的難道不是一個人究竟<text:span text:style-name="T3"><text:s/>"</text:span>是<text:span text:style-name="T3">" </text:span>一個什麼樣的人？而這才是所謂改變世界以及一切人事物足以改造的基本源頭。</text:p>
      <text:p text:style-name="P1"><text:span text:style-name="T1">陳真</text:span><text:s/>  |  2017.11.24 14:41   |   <text:a xlink:type="simple" xlink:href="http://palinfo.habago.org/Entry?Command=Information_PrintForum&amp;iPage=114#FORUM36279"><text:span text:style-name="T2">#</text:span></text:a></text:p>
      <text:p text:style-name="P2">最近發生一件事，讓我很感慨！不過，這件事還沒發生時我就能預料它必然會發生。究竟什麼事？我卻只好打啞謎了。也算是一種為了避免帶給別人困擾的一種<text:span text:style-name="T3">(</text:span>可恥的<text:span text:style-name="T3">)</text:span>妥協，我不得不隱去所有相關線索。從這啞謎中，我想說的是人性，是某種滿口漂亮話的生物之可恥。別說熱情或義憤啦，就連一絲絲絲絲絲絲絲絲絲絲絲做為一個人應有的一點點點點點點基本的正直都沒有。<text:span text:style-name="T3"> <text:line-break/><text:line-break/></text:span>我曾提到，<text:span text:style-name="T3">30</text:span>年前我寫<text:span text:style-name="T3"><text:s/>"</text:span>台灣兒童人權報告<text:span text:style-name="T3">" </text:span>時，曾經跟一位高醫的老師借他的圖書證，因為學生只能借兩本書，而老師卻能借十本或二十本。我寫這篇報告需要大量書籍和資料，所以跟老師借他的圖書證，免得三天兩頭就得跑圖書館。<text:span text:style-name="T3"> <text:line-break/><text:line-break/></text:span>後來，這位老師輾轉聽說我在寫兒童人權與福利方面的東西，他嚇死了，連夜找到我，把圖書證討回去，還很擔心我借的那些有關兒童福利的書，是用他的名字借的，將會構成他的犯罪證據，一直拜託我絕對不能把這件事說出去。<text:span text:style-name="T3"> <text:line-break/><text:line-break/></text:span>不用懷疑，這位老師現在肯定是綠油油的人渣黨支持者，而且搞不好還整天滿口人權呢。<text:span text:style-name="T3"> <text:line-break/><text:line-break/></text:span>好不容易把這篇兒童人權報告寫完了，當時對黨外友善的台灣時報分兩天大篇幅全文刊登這一萬多字的報告。另外，我還把它投稿到高醫校刊<text:span text:style-name="T3">--</text:span>南杏，這下問題來了！高醫校方說不行，不能登，說它太偏激了，而且說我寫的這些東西全是謠言，故意要抹黑國民黨政府。於是，每天跟我吵幾乎每個字。<text:span text:style-name="T3"> <text:line-break/><text:line-break/></text:span>我一一提供了資料出處，校方沒話講，於是就開始找文字上的麻煩，這個詞太偏激，那個詞不夠委婉，這段話對政府不敬，那段話有失理性，這一句有支持黨外的嫌疑，那一句又打擊了政府的苦心，這一行寫得太強烈，那一行不夠溫和，叫我應該以鼓勵與肯定代替批評，應該這樣，應該那樣，其實說穿了，這些老師就是一個<text:span text:style-name="T3"><text:s/>"</text:span>怕<text:span text:style-name="T3">" </text:span>字，怕什麼呢？怕自己被連累。<text:span text:style-name="T3"> <text:line-break/><text:line-break/></text:span>我能理解這樣一種恐懼，所以儘管令人厭煩，我還是以最大的耐心對待這些老師各式各樣的找麻煩。畢竟在那年代，政治上將會招來什麼樣的懲罰與報復，誰也說不準，人們擔心，萬一一個不小心，坐牢或家破人亡都有可能。<text:span text:style-name="T3"> <text:line-break/><text:line-break/></text:span>也許你會說，那是過去的年代，這年頭難道還會因為你批評了當權者就把你抓去槍斃，或把你退學或解聘或抓你去坐牢，基本上當然不會有這樣的後果了。但是，你信不信，就在當下這個所謂民主自由的時代的大學校園裏，就連你寫這樣一句比方說<text:span text:style-name="T3"><text:s/>"</text:span>台灣甚囂塵上的自由民主口號只是一種漂亮辭藻<text:span text:style-name="T3">"(</text:span>這是我瞎掰的一句話，並非真實故事的原始句子。原始句子比這句還溫和一百倍<text:span text:style-name="T3">)</text:span>，一個大學的校方主管人員還是很害怕，說這樣不妥啦，太強烈啦。<text:span text:style-name="T3"> <text:line-break/><text:line-break/></text:span>媽的，對當權者、對人渣黨講話不能不敬、不能不夠溫和？這樣一句溫溫吞吞的話也叫強烈？其實應該寫<text:span text:style-name="T3"><text:s/>"</text:span>台灣這些綠油油的人渣整天搞一些掛羊頭賣狗肉的民主騙術<text:span text:style-name="T3">"</text:span>，這才是符合基本現實描述。<text:span text:style-name="T3"> <text:line-break/><text:line-break/></text:span>這故事並不是告訴我們現行綠油油的當權者很可怕，而是告訴我們，人很自私窩囊，連如此微不足道、絕對不會產生任何連累的一句話，居然也要保護自己保護得如此周密。這年代又不是說像以前那樣會有坐牢或死人的危險，居然也能乖成這樣，自私成這樣，人性實在很醜陋。<text:span text:style-name="T3"> <text:line-break/><text:line-break/></text:span>自私沒關係，閉嘴不說不就好了，但這樣一些所謂進步開明型的<text:span text:style-name="T3"><text:s/>"</text:span>知識份子<text:span text:style-name="T3">"</text:span>，卻又整天迎合當權者，高喊當權者所喜歡的各種騙術口號，什麼民主自由啦，人權啦，轉型正義啦，它媽的實在有夠無恥。<text:span text:style-name="T3"> <text:line-break/><text:line-break/></text:span>不管怎麼改朝換代，不管政治氛圍是緊或鬆，人們趨吉避凶的習性恐怕千萬年也不會有一絲改變；保護自己總是保護得十分周到，向主流勢力爭相表態交心卻又個個爭先恐後。<text:span text:style-name="T3"> <text:line-break/><text:line-break/></text:span>這幾年，我經常在電視或報紙上看到一些以前的學界朋友，總是讓我很吃驚，真不敢相信我的眼睛，他們過去是連聽到<text:span text:style-name="T3"><text:s/>"</text:span>連戰<text:span text:style-name="T3">"</text:span>、<text:span text:style-name="T3">"</text:span>蔣經國<text:span text:style-name="T3">" </text:span>或聽到<text:span text:style-name="T3"><text:s/>"</text:span>國民黨<text:span text:style-name="T3">"</text:span>、<text:span text:style-name="T3">"</text:span>中華民族<text:span text:style-name="T3">" </text:span>就會馬上立正站好，一聽到<text:span text:style-name="T3"><text:s/>"</text:span>民進黨<text:span text:style-name="T3">" </text:span>或<text:span text:style-name="T3"><text:s/>"</text:span>黨外<text:span text:style-name="T3">" </text:span>或<text:span text:style-name="T3"><text:s/>"</text:span>台灣<text:span text:style-name="T3">" </text:span>或<text:span text:style-name="T3"><text:s/>"</text:span>台獨<text:span text:style-name="T3">" </text:span>就會搖頭表示不屑與厭惡的那種人，不過才三、五年，現在居然個個是綠到爆、整天反中反華的親綠學者及台獨急先鋒，動不動就懷念鄭南榕，懷念什麼黨外先賢。<text:span text:style-name="T3"> <text:line-break/><text:line-break/></text:span>人性這東西，實在令人難以恭維，特別是所謂讀書人的人性，更是無恥窩囊，我真是打從心底感到由衷的厭惡與輕視。</text:p>
      <text:p text:style-name="P1"><text:span text:style-name="T1">陳真</text:span><text:s/>  |  2017.11.24 03:46   |   <text:a xlink:type="simple" xlink:href="http://palinfo.habago.org/Entry?Command=Information_PrintForum&amp;iPage=114#FORUM36278"><text:span text:style-name="T2">#</text:span></text:a></text:p>
      <text:p text:style-name="P3"><text:span text:style-name="T3">(</text:span>再續<text:span text:style-name="T3">) <text:line-break/><text:line-break/></text:span>之前在一些留言中，我談到<text:span text:style-name="T3"><text:s/>"</text:span>獨斷論<text:span text:style-name="T3">" (dogmatism)</text:span>，裏頭提到比方說有人四處喊著<text:span text:style-name="T3"><text:s/>"38"</text:span>，逢人要求支持，藉此區分敵我。請問你支持或反對？你當然是既不支持也不反對，你只會一頭霧水，<text:span text:style-name="T3">"38</text:span>是什麼碗糕？<text:span text:style-name="T3">" </text:span>你總得先告訴我你的題目是什麼吧？否則我怎麼可能知道<text:span text:style-name="T3">38</text:span>是對或錯？<text:span text:style-name="T3"> <text:line-break/><text:line-break/></text:span>同理，像大學入學試題這樣一種考題，請問你怎麼回答？有可能嗎？你只能一頭霧水，心裏痛罵這些腦殘教育者虐待他人的大腦。如果有人會作答，那他肯定也能回答連我做為一個出題者都不知道答案的那幾題巴勒大學愛說笑藝術學院哲研所入學試題。<text:span text:style-name="T3"> <text:line-break/><text:line-break/></text:span>究竟是什麼樣的腦殘腦袋，究竟是腦殘到何種恐怖地步，才有可能擬出或回答這樣一種完全沒頭沒腦的腦殘題目？<text:span text:style-name="T3"> <text:line-break/><text:line-break/></text:span>我用超乎常人、最大的耐心姑且這樣說。<text:span text:style-name="T3"> <text:line-break/><text:line-break/></text:span>首先，一：<text:span text:style-name="T3"> <text:line-break/><text:line-break/></text:span>別說是高中生，任何人都一樣，如果他不曾深入研究過維根斯坦以及羅素和整個英美分析哲學，他有可能憑空知道維根斯坦究竟寫了什麼東西嗎？難道你是上帝，不用讀，光靠猜想，就能知道某個人究竟寫了什麼東西？甚至還能從中得出<text:span text:style-name="T3"><text:s/>"</text:span>標準答案式<text:span text:style-name="T3">" </text:span>的闡釋。<text:span text:style-name="T3"> <text:line-break/><text:line-break/></text:span>就算整個劍橋大學，有能力評論維根斯坦的人，我看也不會超過十個。這僅僅只是因為維根斯坦寫的東西很難閱讀嗎？當然不是，而是因為這樣一個簡單道理：如果你不曾研究過某個哲學家的著作，你如何可能憑空知道他寫了什麼？除非你是上帝。<text:span text:style-name="T3"> <text:line-break/><text:line-break/></text:span>比方說，如果你不曾讀過羅素的<text:span text:style-name="T3"><text:s/>"</text:span>數學原理<text:span text:style-name="T3">"</text:span>，請問你如何對他在數學與邏輯的本質方面的想法憑空產生評價？如果你不曾讀過康德，你如何可能經由幻想或死者托夢，猜出他究竟寫了什麼？進而還能憑空評價？有可能嗎？<text:span text:style-name="T3"> <text:line-break/><text:line-break/></text:span>難道台灣的高中教材已經把維根斯坦幾十本書全列為必讀？因此每個高中生都有能力理解並評價維根斯坦的想法？如果人們根本不曾研究過維根斯坦，那麼，你要他去背誦或回答某個莫名其妙的<text:span text:style-name="T3">38</text:span>結論，豈不是存心在整他，存心在糟蹋他的腦袋。<text:span text:style-name="T3"> <text:line-break/><text:line-break/></text:span>其次，二：<text:span text:style-name="T3"> <text:line-break/><text:line-break/></text:span>就算維根斯坦本人來作答，他也根本不可能知道答案是什麼。因為那四個答案選項全屬荒唐透了頂，四個選項本身就是一團根本語焉不詳的文字，你根本不可能清楚知道出題者到底是在說什麼碗糕，這樣你居然還有辦法作答，那不是腦殘，什麼是腦殘？<text:span text:style-name="T3"> <text:line-break/><text:line-break/></text:span>我用最大的耐心，依照這個腦殘出題者的出題方式也來出個題，看你會不會答。<text:span text:style-name="T3"> <text:line-break/><text:line-break/></text:span>陳院長這一兩天南奔北跑，足足開車開了五、六百公里，對於台灣人的開車騎車方式，真是非常無奈，但陳院長抱著莊子的教誨：<text:span text:style-name="T3">"</text:span>知其不可奈何而安之若命，德之至也<text:span text:style-name="T3">"</text:span>。請問，陳院長展現了哪一種心境？<text:span text:style-name="T3"> <text:line-break/><text:line-break/>(A) </text:span>經過亂七八糟的交通之折磨，並超越之。<text:span text:style-name="T3"> <text:line-break/>(B) </text:span>儘可能遺忘恐怖經驗並拋棄之，以免老是想殺人。<text:span text:style-name="T3"> <text:line-break/>(C) </text:span>反對人渣式的交通，並否定之。<text:span text:style-name="T3"> <text:line-break/>(D) </text:span>接受與人渣們一同生活在這鬼島上的無奈處境，並想辦法與之融合。<text:span text:style-name="T3"> <text:line-break/><text:line-break/></text:span>我要說的是，難道我不能既經過又超越，並且想辦法遺忘且拋棄，並加以反對與否定，但仍接受現實並設法融入人渣社會，要不然難道是要自殺或殺人嗎？<text:span text:style-name="T3"> <text:line-break/><text:line-break/></text:span>這樣一種腦殘題目不是整人是什麼？它究竟是要考出學生的什麼程度？腦袋進水的程度嗎？<text:span text:style-name="T3"> <text:line-break/><text:line-break/></text:span>三：<text:span text:style-name="T3"> <text:line-break/><text:line-break/></text:span>再說，維根斯坦什麼時候說過要大家<text:span text:style-name="T3"><text:s/>"</text:span>忘卻<text:span text:style-name="T3">" </text:span>他所說的<text:span text:style-name="T3"><text:s/>"</text:span>命題<text:span text:style-name="T3">"</text:span>？光從這句話就知道出題者是個大外行，完全沒讀過維根斯坦。因為，維根斯坦根本沒說過這些話，而且也不可能這樣說。他沒說過<text:span text:style-name="T3"><text:s/>"</text:span>忘卻<text:span text:style-name="T3">"</text:span>，而是說：<text:span text:style-name="T3"> <text:line-break/><text:line-break/>"</text:span>凡是了解我的人，就會明白，我講的這些全是毫無意義的胡說八道，一個人藉著它爬上去了，就得超越它，跨過它，然後就再也不需要它了，就像把樓梯丟掉那樣，你將可以清楚看見這個世界。<text:span text:style-name="T3">" <text:line-break/><text:line-break/></text:span>換句話說，這些<text:span text:style-name="T3"><text:s/>"</text:span>毫無意義的胡說八道<text:span text:style-name="T3">" </text:span>並不是一種<text:span text:style-name="T3"><text:s/>"</text:span>命題<text:span text:style-name="T3">"</text:span>，因此它應該被丟掉，被超越，被否定。而且，你既然已經可以清楚看見這個世界，別再管那些<text:span text:style-name="T3"><text:s/>"</text:span>樓梯<text:span text:style-name="T3">" </text:span>了，別再喋喋不休講一大堆沒有意義的胡說八道了。講完上述這段話，接著才帶出整本<text:span text:style-name="T3"><text:s/>Tractatus </text:span>的最後一句話：<text:span text:style-name="T3">"</text:span>凡是不可說的，就應保持沉默。<text:span text:style-name="T3">" <text:line-break/><text:line-break/></text:span>整本<text:span text:style-name="T3"><text:s/>Tractatus </text:span>也不過才短短兩萬字，但出題者顯然根本沒讀過。<text:span text:style-name="T3"> <text:line-break/><text:line-break/></text:span>好奇者可自己看這本書：<text:span text:style-name="T3"> <text:line-break/><text:line-break/>https://people.umass.edu/klement/tlp/tlp.pdf <text:line-break/><text:line-break/></text:span>四，<text:span text:style-name="T3"> <text:line-break/><text:line-break/></text:span>就算是維根斯坦的研究者，對於維根斯坦的早期<text:span text:style-name="T3">(</text:span>亦即這本兩萬字小書以及一篇他後來自己斥為<text:span text:style-name="T3"><text:s/>"</text:span>毫無價值<text:span text:style-name="T3">" </text:span>的文章<text:span text:style-name="T3"><text:s/>"Notes on Logic")</text:span>、晚期<text:span text:style-name="T3"><text:s/>(</text:span>上千萬字筆記，已出版十幾冊書<text:span text:style-name="T3">) </text:span>或是一生難以區分早晚期的一整個思想，當然也會有各種不同甚至互相對立的解釋，比方說，到底這<text:span text:style-name="T3"><text:s/>"</text:span>樓梯<text:span text:style-name="T3">" </text:span>是個什麼樣的東西？到底是該真的丟棄還是假裝丟棄？究竟樓梯能不能被<text:span text:style-name="T3"><text:s/>"</text:span>超越<text:span text:style-name="T3">"</text:span>？<text:span text:style-name="T3">"</text:span>超越<text:span text:style-name="T3">" </text:span>又是指的什麼？究竟一堆毫無意義的胡說八道又如何能成為一把足以看清世界的<text:span text:style-name="T3"><text:s/>"</text:span>樓梯<text:span text:style-name="T3">"</text:span>？<text:span text:style-name="T3">...</text:span>等等這一切問題，非常複雜，千百種解釋方式，又怎麼可能把它變成那樣一種莫名其妙的考題呢？<text:span text:style-name="T3"> <text:line-break/><text:line-break/></text:span>五，<text:span text:style-name="T3"> <text:line-break/><text:line-break/></text:span>如果我講這樣，還不足以說服你同意這是一道腦殘試題，那麼，我再換個方式這樣說。之前我不是提到犀牛問題嗎？青年維根斯坦剛去劍橋上學時，跟羅素起了意見衝突。維根斯坦堅持說，我們不可能<text:span text:style-name="T3"><text:s/>"</text:span>知道<text:span text:style-name="T3">" </text:span>這個教室裏有沒有犀牛。<text:span text:style-name="T3"> <text:line-break/><text:line-break/>(</text:span>羅素晚年回憶這件事時，犀牛變成了河馬，所以你可以說是犀牛問題，也可以說是河馬問題。我自己比較喜歡說河馬。<text:span text:style-name="T3">) <text:line-break/><text:line-break/></text:span>羅素為了<text:span text:style-name="T3"><text:s/>"</text:span>證明<text:span text:style-name="T3">" </text:span>教室裏沒有河馬，故意四出翻桌椅查看，然後向維根斯坦說：<text:span text:style-name="T3">"</text:span>你看，這個教室裏沒有河馬！<text:span text:style-name="T3">" </text:span>維根斯坦很不爽，依然宣稱我們不可能<text:span text:style-name="T3"><text:s/>"</text:span>知道<text:span text:style-name="T3">" </text:span>這個命題，因為這是一個<text:span text:style-name="T3"><text:s/>"</text:span>獨斷的命題<text:span text:style-name="T3">" (asserted proposition)</text:span>，他還加碼宣稱：<text:span text:style-name="T3">"</text:span>一切實證性的東西都是不可知的。<text:span text:style-name="T3">" (Nothing empirical is knowable.) </text:span>羅素也很氣，媽的，這是什麼鬼話，於是回到家趕緊寫信給他的阿娜達抱怨說：我班上來了一個智障。<text:span text:style-name="T3"> <text:line-break/><text:line-break/></text:span>我對維根斯坦之所以這麼說一點也不意外，而且十分認同。終其一生，他的整個思想核心就是這樣，從未改變。所謂早晚期的改變，在我看來，只是闡述同樣核心思維的說法方式略有不同而已。<text:span text:style-name="T3"> <text:line-break/><text:line-break/></text:span>但我當然不是要說明河馬問題，也不是要說明維根斯坦的想法，畢竟這是不可能的，你不可能對著社會大眾或者非相關研究者談論他的想法，就好像你不可能對每個人談相對論一樣的道理。你頂多只能以一種所謂<text:span text:style-name="T3"><text:s/>"</text:span>庸俗的維根斯坦<text:span text:style-name="T3">" </text:span>方式，談談他日常生活的一些趣聞與通俗言論，如此而已。<text:span text:style-name="T3"> <text:line-break/><text:line-break/></text:span>如果你不相信，那你比方說不妨看看這篇討論犀牛問題的文章：<text:span text:style-name="T3"> <text:line-break/><text:line-break/>https://goo.gl/GfFKXB <text:line-break/><text:line-break/></text:span>如果你不是一個維根斯坦或分析哲學的研究者，而你卻說你看得懂，那你肯定就是在撒謊。<text:span text:style-name="T3"> <text:line-break/><text:line-break/></text:span>這篇文章，作者批評了其他人的一些主流解讀，但我對於批評與被批評的想法統統都不認同。我之所以貼它，只是想說，光是這麼簡單的一個討論，尚且發展得如此複雜，為什麼人們會以為光是看到了維根斯坦的某一句話，然後就以為自己懂了維根斯坦？進而還能把它變成一種大學入學考題，而且是以那樣一種腦殘到爆的方式出題。<text:span text:style-name="T3"> <text:line-break/><text:line-break/></text:span>最讓我感到不可思議的不是腦殘教育之腦殘到爆，而是驚訝於被腦殘教育所摧殘的千千萬萬學生以及他們的家長們，為何竟然都不會生氣？<text:span text:style-name="T3"> <text:line-break/><text:line-break/></text:span>我的這份驚訝，就如同我對台灣人對於政治詐騙的無感反應一樣的驚訝。真是全然不可思議。如此明明白白的無數謊言與政治操弄與貪贓枉法，以及無惡不作的一堆貪婪人渣，人們竟然還投票給他們，仰慕他們。真是太不可思議了。就如同我每次看到市面上一堆邪教，教主們明明個個是騙財騙色的人渣，但是千千萬萬的群眾卻頂禮膜拜教主，任其予取予求，還說教主是神，神通廣大，法力無窮，我就覺得很不可思議。<text:span text:style-name="T3"> <text:line-break/><text:line-break/></text:span>人是這麼好騙的一種低能生物，他媽的許多時候我都很想改行當詐騙集團，或是乾脆成立一門宗教，自立為法力無邊的活佛。<text:span text:style-name="T3"> <text:line-break/><text:line-break/></text:span>知識也好，道德也罷，乃至人我之間的各種感情、愛情、友情、親情等等等，這些東西全是死的，只有一個方法可以讓它們活過來，那就是：熱情。沒有熱情，一切都是放屁。<text:span text:style-name="T3"> <text:line-break/><text:line-break/></text:span>我一般很厭惡跟人討論知識或藝術，或是討論任何跟善惡是非有關的東西，因為我很不想作賤自己。要討論知識可以，先展現熱情，好好去把你所想要討論的東西全研究一遍再來討論。要討論善惡是非可以，但你總得有點義憤吧。要討論藝術當然也可以，但別老是在言談中充滿醜陋、裝模作樣的虛榮。<text:span text:style-name="T3"> <text:line-break/><text:line-break/></text:span>我很懷疑能有幾個人看到比方說這種腦殘試題會想殺人或想掐<text:span text:style-name="T3">LP</text:span>自殺，應該很少吧，也許一個也沒有。當一個人沒有同類，就只好趁著夜深人靜，對著空氣訴說。</text:p>
      <text:p text:style-name="P1"><text:span text:style-name="T1">陳真</text:span><text:s/>  |  2017.11.23 12:41   |   <text:a xlink:type="simple" xlink:href="http://palinfo.habago.org/Entry?Command=Information_PrintForum&amp;iPage=114#FORUM36277"><text:span text:style-name="T2">#</text:span></text:a></text:p>
      <text:p text:style-name="P2"><text:span text:style-name="T3">(</text:span>續前<text:span text:style-name="T3">) <text:line-break/><text:line-break/></text:span>考題三是重要時事題，出題技巧十分靈活，大家必須動動腦筋才能得分：<text:span text:style-name="T3"> <text:line-break/><text:line-break/></text:span>母題：最近巴勒大學<text:span text:style-name="T3"><text:s/>"</text:span>愛說笑藝術學院<text:span text:style-name="T3">" </text:span>院長兼<text:span text:style-name="T3"><text:s/>"</text:span>想太多思想家<text:span text:style-name="T3">" </text:span>陳真教授，罹患重感冒，引發肺炎，發高燒到<text:span text:style-name="T3">39</text:span>度半，滿腔熱血<text:span text:style-name="T3">(</text:span>胸腔的腔<text:span text:style-name="T3">)</text:span>，差點把溫度計給燒壞了。但是，為了病人福祉，陳院長依舊堅持照常上班，繼續作育英才，每天看診看到月稀星疏才回家。陳院長憑著高超醫術，給自己開了藥，抽了血，照了兩張<text:span text:style-name="T3">X</text:span>光，很快就把病給治好了，恢復生龍活虎的狀態。請問，病好了就不吃藥，這是什麼概念？<text:span text:style-name="T3"> <text:line-break/><text:line-break/>(A)</text:span>用完即丟<text:span text:style-name="T3"> <text:line-break/>(B)</text:span>吃不完也不打包<text:span text:style-name="T3"> <text:line-break/>(C)</text:span>拿得起放得下<text:span text:style-name="T3"> <text:line-break/>(D)</text:span>超越卓越<text:span text:style-name="T3"> <text:line-break/><text:line-break/></text:span>子題：請問：想太多思想家陳院長為大家示範了何種境界？<text:span text:style-name="T3"> <text:line-break/><text:line-break/>(A)</text:span>堅忍不拔<text:span text:style-name="T3"> <text:line-break/>(B)</text:span>能伸能縮<text:span text:style-name="T3"> <text:line-break/>(C)</text:span>鐵漢柔情<text:span text:style-name="T3"> <text:line-break/>(D)</text:span>中西合璧天人合一<text:span text:style-name="T3"> <text:line-break/>(E)</text:span>以上皆是<text:span text:style-name="T3"> <text:line-break/><text:line-break/></text:span>後記：哲學是一種病，有病就要吃藥。病好了，藥就不用吃了。這還會是什麼概念？想大便就去大，大完就沒事了，這樣也能稱得上什麼境界？</text:p>
      <text:p text:style-name="P1"><text:span text:style-name="T1">陳真</text:span><text:s/>  |  2017.11.23 10:10   |   <text:a xlink:type="simple" xlink:href="http://palinfo.habago.org/Entry?Command=Information_PrintForum&amp;iPage=114#FORUM36276"><text:span text:style-name="T2">#</text:span></text:a></text:p>
      <text:p text:style-name="P3">我想知道台灣教育到底腦殘到什麼地步，於是去找了<text:span text:style-name="T3"><text:s/>"</text:span>標準答案<text:span text:style-name="T3">"</text:span>，真沒想到居然是<text:span text:style-name="T3">A</text:span>！！我原先以為只要是人，只要腦子還剩一點點遺跡，哪怕比花生米般的雞腦袋還小一點點，也不可能會有人選<text:span text:style-name="T3"><text:s/>A</text:span>，沒想到居然答案是<text:span text:style-name="T3">A</text:span>。我真是無言了。<text:span text:style-name="T3"> <text:line-break/><text:line-break/></text:span>可怕的不是腦殘教育，可怕的是這樣一種毫無半點基本智能可言的<text:span text:style-name="T3"><text:s/>"</text:span>教育<text:span text:style-name="T3">"</text:span>，人們居然不會生氣，被虐待被糟蹋的學生們也不會生氣，不會痛苦，反而可能還以為自己思想很靈活，很聰明。<text:span text:style-name="T3"> <text:line-break/><text:line-break/></text:span>不管哪個答案，全是腦子進水，怎麼會有人這樣理解事物？真是很不可思議。我曾見過台灣的大學哲學系研究所入學試題，居然考學生<text:span text:style-name="T3"><text:s/>"</text:span>哲學的十大任務是什麼？<text:span text:style-name="T3">"</text:span>，還有考什麼維根斯坦的什麼唯名論有幾個重點如何如何，實在有夠可怕。這還像是在讀書嗎？這是在自殘吧。這樣搞出來的學生，能不腦殘嗎？<text:span text:style-name="T3"> <text:line-break/><text:line-break/></text:span>真是媽咧個逼，我也來考大家，底下是<text:span text:style-name="T3"><text:s/>"</text:span>巴勒大學愛說笑藝術學院<text:span text:style-name="T3">" </text:span>哲學系的入學試題：<text:span text:style-name="T3"> <text:line-break/><text:line-break/>1. </text:span>大思想家陳真提出宇球獨立的觀念，傳說中，含有<text:span text:style-name="T3">5438</text:span>概念密碼，請問是哪五大願景，四大計畫，三大目標以及八大精神？試論述之。<text:span text:style-name="T3"> <text:line-break/><text:line-break/>2. (</text:span>送分題<text:span text:style-name="T3">)</text:span>羅素與維根斯坦的河馬<text:span text:style-name="T3">(</text:span>或犀牛<text:span text:style-name="T3">)</text:span>爭論之中，請問維根斯坦為何堅持我們不可能知道教室裏有沒有河馬的存在？請問這是一種什麼概念：<text:span text:style-name="T3">(A)</text:span>睜眼說瞎話<text:span text:style-name="T3"><text:s/>(B)</text:span>愛說笑<text:span text:style-name="T3"><text:s/>(C) </text:span>吃飽太閒<text:span text:style-name="T3"><text:s/>(D)</text:span>想太多<text:span text:style-name="T3"><text:s/>(E)</text:span>阿犀阿河可能真的躲起來<text:span text:style-name="T3">(F)</text:span>敬天愛神。</text:p>
      <text:p text:style-name="P1"><text:span text:style-name="T1">陳真</text:span><text:s/>  |  2017.11.23 00:14   |   <text:a xlink:type="simple" xlink:href="http://palinfo.habago.org/Entry?Command=Information_PrintForum&amp;iPage=114#FORUM36273"><text:span text:style-name="T2">#</text:span></text:a></text:p>
      <text:p text:style-name="P2">真可怕，有夠智障的題目。講起台灣<text:span text:style-name="T3"><text:s/>"</text:span>教育<text:span text:style-name="T3">"</text:span>，我真的怕了。如此<text:span text:style-name="T3"><text:s/>"</text:span>教育<text:span text:style-name="T3">" </text:span>個幾年，腦子就進水了，難怪會有各種腦殘學運社運。<text:span text:style-name="T3"> <text:line-break/><text:line-break/></text:span>為了前途著想，<text:span text:style-name="T3">X</text:span>它媽的忍住三字經五字經，勉強挑一個所謂答案，理當挑<text:span text:style-name="T3">B</text:span>，但我敢說<text:span text:style-name="T3"><text:s/>"</text:span>標準答案<text:span text:style-name="T3">" </text:span>絕對不會是<text:span text:style-name="T3">B</text:span>，恐怕是腦子進水最嚴重的<text:span text:style-name="T3">D</text:span>。</text:p>
      <text:p text:style-name="P1"><text:span text:style-name="T1">張紹中</text:span><text:s/>  |  2017.11.22 20:01   |   <text:a xlink:type="simple" xlink:href="http://palinfo.habago.org/Entry?Command=Information_PrintForum&amp;iPage=114#FORUM36272"><text:span text:style-name="T2">#</text:span></text:a></text:p>
      <text:p text:style-name="P3">今年大學入學的指定科目考試有提到維根斯坦，有很多人看不懂題目跟解答。我本想跟人解釋為什麼答案是那樣，但我看到范光隸考試那天在拇指園（他開的民宿）抓超大隻的蛇，笑得超開心的，我就想我的解釋大概沒什麼意義，從維根斯坦進入考題開始，可能一切就已經錯了。<text:span text:style-name="T3"> <text:line-break/><text:line-break/></text:span>題目是歷史科的第五題：<text:span text:style-name="T3"> <text:line-break/>https://www.slideshare.net/cnanews/106-77449097</text:span></text:p>
      <text:p text:style-name="P1"><text:span text:style-name="T1">陳真</text:span><text:s/>  |  2017.11.22 19:55   |   <text:a xlink:type="simple" xlink:href="http://palinfo.habago.org/Entry?Command=Information_PrintForum&amp;iPage=114#FORUM36271"><text:span text:style-name="T2">#</text:span></text:a></text:p>
      <text:p text:style-name="P2">美林，<text:span text:style-name="T3"> <text:line-break/><text:line-break/></text:span>李小龍如果還活著，說不定火雲邪神得找他來演了。還好他死得早，死得剛剛好時候，留下人生最美好的影像。有些人則相反，最好能想辦法活久一點；萬一死得早，生命便只剩一聲嘆息。<text:span text:style-name="T3"> <text:line-break/><text:line-break/></text:span>維根斯坦自願從軍，卻不願殺敵<text:span text:style-name="T3">(</text:span>受托爾斯泰非暴力思想的影響<text:span text:style-name="T3">)</text:span>，而且自願從事最危險的站哨任務，想<text:span text:style-name="T3"><text:s/>"</text:span>直視死亡<text:span text:style-name="T3">"</text:span>，渴望上帝因此<text:span text:style-name="T3"><text:s/>"</text:span>讓自己從一條蟲變成一個人<text:span text:style-name="T3">"</text:span>。這樣居然還能活下來，真是奇蹟。後來被俘，還好也沒餓成皮包骨戰爭就結束了。九死一生中，要是沒有這一連串奇蹟，要是其中有任何一個環節沒躲過，提早翹了辮子，那麼，現在倘若有人講起維根斯坦，頂多會這樣描述：<text:span text:style-name="T3"> <text:line-break/><text:line-break/></text:span>羅素在劍橋開課，學生總是少得可憐，每學期往往只有一兩個或兩三個學生來上課。有一天，還來了一個怪里怪氣的學生，很難搞，叫維什麼坦的，很愛唱反調，竟然拒絕承認<text:span text:style-name="T3"><text:s/>"</text:span>教室裏頭沒有犀牛也沒有河馬<text:span text:style-name="T3">"</text:span>。羅素以為遇到一個北七，當場搜索教室桌椅給他看，他竟然還是拒絕承認<text:span text:style-name="T3"><text:s/>"</text:span>教室裏頭沒有河馬也沒有犀牛<text:span text:style-name="T3">"</text:span>。羅素氣得回家寫信跟朋友抱怨說：班上來了一個怪胎，<text:span text:style-name="T3">"</text:span>我相信他是個北七<text:span text:style-name="T3">"</text:span>。<text:span text:style-name="T3"> <text:line-break/><text:line-break/></text:span>要是故事就發展到此結束，誰會知道這樣一個<text:span text:style-name="T3">"</text:span>北七<text:span text:style-name="T3">"</text:span>，卻是羅素後來口中<text:span text:style-name="T3">"</text:span>完美的天才<text:span text:style-name="T3">"</text:span>，<text:span text:style-name="T3">"</text:span>深邃，霸道<text:span text:style-name="T3">"</text:span>。羅素在給友人的信件中寫道：<text:span text:style-name="T3"> <text:line-break/><text:line-break/>"</text:span>維根斯坦對哲學的熱情是雪崩式的，相較之下，我只是像個小雪球。他有著最高等級的純粹智性熱情，這讓我愛上他。他有著藝術家的氣質，訴諸直覺，喜怒無常。他曾經跟我說，他每天早上滿懷希望開始工作，卻總是在每個黃昏中陷入絕望。<text:span text:style-name="T3">" <text:line-break/><text:line-break/></text:span>這些話感動了我，特別是最後一句，但我卻不知道自己的心究竟是被什麼東西感動。</text:p>
      <text:p text:style-name="P1"><text:span text:style-name="T1">王修亮</text:span><text:s/>  |  2017.11.21 23:25   |   <text:a xlink:type="simple" xlink:href="http://palinfo.habago.org/Entry?Command=Information_PrintForum&amp;iPage=114#FORUM36270"><text:span text:style-name="T2">#</text:span></text:a></text:p>
      <text:p text:style-name="P3">其一：河堤行<text:span text:style-name="T3"> <text:line-break/></text:span>和熊姐常常到河堤散步，<text:span text:style-name="T3"><text:s/></text:span>早年河堤野得很，小徑竄走在網球場、鐵絲網、汽車教練場之間，密密的芒草叢遮天蔽地，很難看到真正的河岸。<text:span text:style-name="T3"> <text:line-break/></text:span>幾處莫名成了私產的灘地，開了一畦畦的菜圃。澆著河水長大，摘採之後，也就在河邊清洗，挑到市場裡沽賣。<text:span text:style-name="T3"> <text:line-break/></text:span>數年前改建成河濱公園，視野整齊多了，發現奇花逸草的驚喜少了。洪災在以往漫不過野叢，現在橫掃天下，過後總剩世界洪荒，許久才看到執政者的整修行動，也只好等著自然的綠意先搶灘，然後再被剪割挖種出嬌生慣養，難以存活的人工栽培物種，等待下一輪洪荒。<text:span text:style-name="T3"> <text:line-break/></text:span>就這麽循環著。<text:span text:style-name="T3"> <text:line-break/></text:span>未經人工化的河邊曾經是蜿蜒轉折的，枯枝敗草兼有廢棄物。但走起來不寂寞，現今的整齊反倒添了一種繁華的遲暮。<text:span text:style-name="T3"> <text:line-break/></text:span>一個性如少年爛漫的老人，一個心如老人沈靜的少年，母女倆倒還真切的融入這遲暮之境。<text:span text:style-name="T3"> <text:line-break/></text:span>路經遠雄在中原路的建築群，往雅貞所在的光復國小走去。高架橋宏偉壯麗的盤旋於高聳的建築群落間，上通下達，彷彿居住其中的貴族們可以終年不踐塵土，優游於凡囂之上。讓我聯想起阿房宮賦所形容的「五步一樓，十步一閣」。「盤盤焉，囷囷焉，蜂房水渦，矗不知幾千萬落」。<text:span text:style-name="T3"> <text:line-break/></text:span>擁有自助按鈕的路邊保全電眼隨處可見，然而，設計得再怎麼高雅華美，終歸不過是個操控隱私的監視器。<text:span text:style-name="T3"><text:line-break/></text:span>「這是領主的城堡吧！」<text:span text:style-name="T3"> <text:line-break/></text:span>「還真像，末日，會最先發生殺戮吧！」<text:span text:style-name="T3"> <text:line-break/></text:span>「這也未必，末日是逐漸來臨的，在過程中，堅固的圍牆會構築起來，阻隔平民入侵，保護富貴者的生存。」<text:span text:style-name="T3"> <text:line-break/></text:span>熊姐說得也是。<text:span text:style-name="T3"> <text:line-break/></text:span>走出中原路，髒亂殘破鋪地而來，貧與富，舒適與艱苦，在一道短短樹籬兩側對立分明。<text:span text:style-name="T3"> <text:line-break/></text:span>母女在末日時，不可能居住於富貴群落，或許，在此之前即已逝去，或許，在此之後，我們會遠遯不毛，饑勞而死，也是自我的選擇。<text:span text:style-name="T3"> <text:line-break/></text:span>人生若只觀於貧富，還真沒有第二種選擇。<text:span text:style-name="T3"> <text:line-break/></text:span>幸而貧富之外，還有顆心在內。<text:span text:style-name="T3"> <text:line-break/></text:span>其二：教學討論<text:span text:style-name="T3"> <text:line-break/></text:span>「我最近看孩子們讀書的狀況，文字運用很差，內在感覺都寫不出來，想教他們一首詩。」<text:span text:style-name="T3"> <text:line-break/></text:span>來此是要和小寶讀春秋的，但雅貞若有所思，先談起班級學生的學習狀況，難免吧！我們對學生的思念時時都放在腦中。<text:span text:style-name="T3"> <text:line-break/></text:span>「孩子們多大了？」<text:span text:style-name="T3"> <text:line-break/></text:span>雅貞拿出為孩子們影印的教材，是召南的野有死麇。這首詩談的是愛戀與情慾，自我控制與他控，四年級以上比較適合<text:span text:style-name="T3"><text:s/></text:span>。<text:span text:style-name="T3"> <text:line-break/></text:span>「今年帶的這個班六年級了。」<text:span text:style-name="T3"> <text:line-break/></text:span>「那該學。」<text:span text:style-name="T3"> <text:line-break/></text:span>「這詩不錯，對情竇初開的孩子們各方面都能探討得到，你選得好教材。感就是撼，古時文字沒創那麼多，許多字是通用的。無感我帨，是女方委婉的警告。意指別碰到我身體喔！談情說愛就只能談和說喔！別動手哇！<text:span text:style-name="T3"> <text:line-break/></text:span>古人起居隨著日光，太陽下山後就準備休息。為的是省燈油燭火。和情人黃昏後約會，表示家事都忙完，天黑也做不了事，約會不會防礙工作。時間並不算晚，只是昏暗。昏暗容易讓人心意迷亂，所以女方事先提醒。」<text:span text:style-name="T3"> <text:line-break/></text:span>「為什麼要用白茅呢？我查資料時看過有人畫這首詩，用的是白茅葉，不是花穗。」<text:span text:style-name="T3"> <text:line-break/></text:span>「我年輕時傻傻的，總以為白茅的花穗潔白無瑕，包裹、襯墊，用得是花穗。年紀很大才明白應該是用葉子，乾淨好包，花穗棉絮似的會亂沾。用白茅是一種禮，包裹、襯墊本來就是禮的一部分，表達最自然真誠的敬意，避免污髒，又無需表象裝飾的浮華。易經裡也用白茅放置祭品，就是表達純淨之心。這首詩的白茅類此，男孩藉這行動表示自己具有守禮的能力，向女方展示，我雖然有情有心，但我也有自我控制力。周公制禮，這禮代表的就是人內在的自我控制力，不需要法律從外約束。女孩也把禮訂了一個界線，就是無感我帨。大約最多就是拉拉手吧！」<text:span text:style-name="T3"> <text:line-break/></text:span>「我記得以前你說過，無使尨也吠，也是警告男孩的意思。」<text:span text:style-name="T3"> <text:line-break/></text:span>「無感我帨是禮的界線，只是個約定，無使尨也吠是更深一層的警告，若你不能自我控制，只好讓我家的狗來控制你了。這部分要和學生談交友的安全性與自控、外控的需要，人是靈肉雙全的，不能沒有心，但也不要太過於信任自我的自控，情境很容易使人失控的。」<text:span text:style-name="T3"> <text:line-break/></text:span>「我發現孩子們在形容詞上非常貧乏，這次校外教學，我設計了層次表達法，讓他們學著探索與表達自我的感受，感覺有點效果。」<text:span text:style-name="T3"> <text:line-break/></text:span>看了她設計的課程，作業書寫格式真的很有層次：「這方式很不錯啊！我們以前練習形容技巧，帶孩子們寫寶塔詩，簡單好用，你也可以拿回來用。<text:span text:style-name="T3"> <text:line-break/></text:span>主題自挑，一字開始是主題，每一句用不同的字數形容這個主題，主題的色彩、地點、情境、影響相關、歷史等等，既多元又有深度，然後每一句話編號，自己作數字簽、抽籤排序，用重組的模式寫出各種同主題文章。<text:span text:style-name="T3"> <text:line-break/><text:line-break/></text:span>例如：『柳』是主題，逐層增加一個字，排起來像座塔，這是增加趣味性讓孩子願意玩，變化一下排成菱形、葫蘆形也行。<text:span text:style-name="T3"> <text:line-break/></text:span>１<text:span text:style-name="T3"><text:s/></text:span>『柳』<text:span text:style-name="T3"> <text:line-break/></text:span>２<text:span text:style-name="T3"><text:s/></text:span>『消瘦』<text:span text:style-name="T3"> <text:line-break/></text:span>３<text:span text:style-name="T3"><text:s/></text:span>『髮條柔』<text:span text:style-name="T3"> <text:line-break/></text:span>４<text:span text:style-name="T3"><text:s/></text:span>『隨風左右』<text:span text:style-name="T3"> <text:line-break/></text:span>５<text:span text:style-name="T3"><text:s/></text:span>『翠葉綠如油』<text:span text:style-name="T3"> <text:line-break/></text:span>６<text:span text:style-name="T3"><text:s/></text:span>『在這裡等朋友』<text:span text:style-name="T3"> <text:line-break/></text:span>７『最喜歡河岸防守』<text:span text:style-name="T3"> <text:line-break/><text:line-break/></text:span>孩子們寫來就不需要押韻，然後將各排短語組合起來寫成短文，例如抽到的簽是１６３４２５７：柳、在這裡等朋友、髮條柔、隨風左右、消瘦、翠葉綠如油、最喜歡河岸防守。<text:span text:style-name="T3"> <text:line-break/></text:span>那就教學生把句子通順的連結起來。<text:span text:style-name="T3"> <text:line-break/></text:span>大柳樹下，是我和朋友們最常去玩遊戲的地方，我們常約在那裡，等待彼此的來到。<text:span text:style-name="T3"> <text:line-break/></text:span>柳樹像一個長長頭髮的姑娘，枝條非常柔軟，風一吹來，就像滿頭的長髮，隨著風左右搖擺。但是這姑娘就是太瘦了些，不知道她為甚麼總是胖不起來？她在思念著誰呢？是家人？還是情人呢？<text:span text:style-name="T3"> <text:line-break/></text:span>春天時，細細的葉子綠得像塗抹了油，非常可愛。我們會約朋友一起去玩，是因為她最喜歡站立在河邊，那兒是風景最美的地方，柳樹可是有美感的鑑賞家啊！<text:span text:style-name="T3"> <text:line-break/></text:span>這樣，雖然只是文法技巧，但文句就慢慢就有結構起來。擅長文筆的輕而易舉，思考較狹隘的卻可以學習擴張。」<text:span text:style-name="T3"> <text:line-break/></text:span>「說起校外教學，現在的國中小校外教學雖然沒有以前的弊病，但出去後，教師若是無心，學生幾乎都是交給遊覽公司的領隊在管。領隊在公司裡的訓練，就是要給學生『下馬威』，因為一般來說學校多半還是管理、壓制為主，平常在學校就是由外力控制，本來就沒有培育自我控制能力。在外當然會放縱、為所欲為，學生亂，老師通常不是自己去處理，而是罵領隊無能，還會向公司反映。我帶學生出去的第一天，那位領隊在車上第一時機就給了下馬威，對學生設了許多嚴厲的限制。看見這狀況，我沒去怪領隊，就集合學生，和他們討論這次要學習甚麼？觀察甚麼？如何自我安排？那位領隊真不錯，看到我這樣教學生，跟著就改變了態度，用引導的方式帶引我班學生參觀。所以我運氣很好，遇到這位領隊很老練，很懂得變通。」<text:span text:style-name="T3"> <text:line-break/><text:line-break/></text:span>「所以，一位真正用心的教師，也只能碰運氣才能好好教學嗎？唉！」<text:span text:style-name="T3"> <text:line-break/><text:line-break/></text:span>和雅貞討論了校外教學諸多感慨，總歸是無可奈何，只能紮實的做該做的事，其他就看天命了。<text:span text:style-name="T3"> <text:line-break/></text:span>或許，我們正在建築末日來臨前，自己心靈城堡的那座安全圍牆？<text:span text:style-name="T3"> <text:line-break/><text:line-break/></text:span>我們能建築多少？多高多厚？<text:span text:style-name="T3"> <text:line-break/><text:line-break/></text:span>不知道，也只能默默的做著。</text:p>
      <text:p text:style-name="P1"><text:span text:style-name="T1">陳真</text:span><text:s/>  |  2017.11.21 17:38   |   <text:a xlink:type="simple" xlink:href="http://palinfo.habago.org/Entry?Command=Information_PrintForum&amp;iPage=114#FORUM36269"><text:span text:style-name="T2">#</text:span></text:a></text:p>
      <text:p text:style-name="P2">預設十二，<text:span text:style-name="T3"> <text:line-break/><text:line-break/></text:span>以前黨外時代，儘管在校園中有很長一段時間相當孤獨，但在校園外，<text:span text:style-name="T3">"</text:span>同志<text:span text:style-name="T3">" </text:span>倒是不少。雖然慢慢就發現所謂同志，其實志不同道也不合，只是剛好湊在同一面<text:span text:style-name="T3"><text:s/>"</text:span>反國民黨<text:span text:style-name="T3">" </text:span>的旗幟下。但是，至少，<text:span text:style-name="T3"><text:s/>"</text:span>是非善惡<text:span text:style-name="T3">" </text:span>在表面上依然是同志們共同的語言，反對的基本上是國民黨的倒行逆施及貪污腐敗，而不是反對它的特定立場。因此，儘管校園孤獨，醫界落單，但在整個社會中，你其實不太會覺得自己是幾乎完全孤獨的，因為到處有群眾，群眾們一講起國民黨的貪污腐敗，無不咬牙切齒。換句話說，人們基本上還是在乎是非對錯。<text:span text:style-name="T3"> <text:line-break/><text:line-break/></text:span>但是，過去這十幾二十年來，許多時候卻覺得很無言，彷彿一人獨行深山之中，唯有荒煙蔓草相伴。完全不問是非、一片綠油油的校園或醫界、學界就不用說了，比過去更荒唐，更加擁護主流政治勢力，更加忠黨愛國，更加肆無忌憚，更會操弄漂亮辭彙。但是，一般社會民間其實也好不了多少。當然，社會上仍有很大的反民進黨聲音，問題是，這樣一種反對，往往不是基於是非善惡，而是基於立場或主張或其心有所屬的政黨的不同，簡單說就是顏色；是反對某種顏色，而不是反對一切惡行。<text:span text:style-name="T3"> <text:line-break/><text:line-break/></text:span>在這島上，人們被訓練得往往根據顏色尋找所謂同志，彷彿只要反民進黨就是自己人，只要反台獨就是同志。政黨或社團組織也許可以這樣來運作，但做為一個人，顏色卻不該是是非善惡的判準。<text:span text:style-name="T3"> <text:line-break/><text:line-break/></text:span>而且，更重要的是，不管主張什麼，總不能讓顏色凌駕了基本是非，甚至凌駕了人性。人渣黨之所以是人渣黨，恰恰就是因為他們是以這樣的方式看待人事物，謊言連篇，幾乎沒有一句話可信，但卻又滿口美好理想；只要有利可圖，就把黑說成白，把人渣窩囊廢說成神說成英雄。反之，只要誰對綠旗膽敢不敬，就把白的抹成黑，完全不把基本是非善惡與人性價值看在眼裏，純粹就是當成一種有利可圖的工具或武器來操弄，藉以謀利；講的是人情義理，幹的卻全是傷天害理。一個黨，居然可以壞到這種程度，可說是開了我的眼界，讓我更進一步了解人性；庸俗電影演的，廉價小說寫的，其實都遠遠比不上現實之陰暗與複雜。<text:span text:style-name="T3"> <text:line-break/><text:line-break/></text:span>這種等級的壞，除了唾棄、打倒、繩之以法或抓去槍斃之外，你很難再多說什麼了。唯一還有得說的是顏色或立場和人品基本上還是兩回事。理解這一點總該不難。張藝謀說得對，<text:span text:style-name="T3">"</text:span>一場戰役，兩邊都有英雄。<text:span text:style-name="T3">" </text:span>簡單也可以這麼說，好人不一定做好事，人渣也不一定做壞事。<text:span text:style-name="T3"> <text:line-break/><text:line-break/></text:span>許多時候，好人卻往往糊里糊塗做了許多壞事。比方說林義雄，他近十幾年來的諸多作為或想法，我幾乎統統都不認同，但我絕不會否認他是一個極其罕見的好人，正直，無私，善良。請你告訴我，古今中外，你見過幾個如此正直勇敢無私的人？<text:span text:style-name="T3"> <text:line-break/><text:line-break/></text:span>反之，你看那些什麼進步學者或什麼社運人士，他們做的或他們的主張，也許都很正確，論述得天花亂墜，但請你告訴我，這樣一些人之中，有幾個不是人渣？<text:span text:style-name="T3"> <text:line-break/><text:line-break/></text:span>人之好與壞，基本上不是一種行為主義式的東西。誤解了這一點，極其可悲荒涼。在這樣一種社會中，你除了躲進洞裏，除了自言自語，還能說什麼？在一切思維預設中，也許這是最根本的一個，決定了心靈之間的距離；不同的預設眼光，各自看見了善惡美醜。<text:span text:style-name="T3"> <text:line-break/><text:line-break/></text:span>我冰箱裏經常儲存著一包一包的蝦子，每一包大約<text:span text:style-name="T3">80-100</text:span>元。每當我感到某種說不上來的痛苦，我就拿出一包來安慰我疲憊的靈魂。將近<text:span text:style-name="T3">20</text:span>年前，認識一個住在九份的朋友，我在一篇文章中寫過他<text:span text:style-name="T3"><text:s/>(</text:span>標題好像是<text:span text:style-name="T3">"</text:span>回家的路<text:span text:style-name="T3">")</text:span>：那天，我去他家做客，他從冰箱中拿出一包蝦子請我吃，吃完覺得不過癮，他自己又去冰箱裏拿出一包來煮。<text:span text:style-name="T3"> <text:line-break/><text:line-break/></text:span>我常想到那天的談話，他說曾經陪一位當官的吃飯，他緊張得手一直抖，差點把食物夾進鼻子裏。他還提到說有一次在陪酒坐檯的小吃店，好像是說他和一個女服務生猜酒拳，彼此打睹，女生若划拳輸了，那天晚上就免費陪他睡一覺。輸贏如何我忘了。這些話也許聽起來很不政治正確，粗鄙下流，但這樣一個萍水相逢連名字都不知道的朋友，不知道為什麼，卻始終在我腦海揮之不去。<text:span text:style-name="T3"> <text:line-break/><text:line-break/></text:span>我認了自己的這份命，我知道我永遠都不可能屬於他們，但我的心卻根本由不得我，雖不能至，心嚮往矣。不是嚮往一種行為，而是嚮往一種氣味，一種美麗單純的感覺。</text:p>
      <text:p text:style-name="P1"><text:span text:style-name="T1">范美林</text:span><text:s/>  |  2017.11.21 12:14   |   <text:a xlink:type="simple" xlink:href="http://palinfo.habago.org/Entry?Command=Information_PrintForum&amp;iPage=114#FORUM36268"><text:span text:style-name="T2">#</text:span></text:a></text:p>
      <text:p text:style-name="P3">因為想回應的事很多，所以一個個用括號圈起來<text:span text:style-name="T3"> <text:line-break/><text:line-break/></text:span>【對大陸的好感度民調】<text:span text:style-name="T3"> <text:line-break/><text:line-break/></text:span>這份民調會高，其實主要還是因為陸方的經濟及國際上影響力越來越好。但涉及到國族認同乃至於選擇統一上，選擇統一（<text:span text:style-name="T3">20%</text:span>）或認同自己是中國人的數字還是偏少：<text:span text:style-name="T3"> <text:line-break/><text:line-break/>https://youtu.be/vdhtO5c5R9c?t=6m26s <text:line-break/><text:line-break/><text:line-break/></text:span>【命】<text:span text:style-name="T3"> <text:line-break/><text:line-break/></text:span>會活下來才是決定後續能不會被人知道、看重的先決條件。忘記在哪本西方思想史裡頭有提到：在第一次世界大戰時死了不少天才級的人物，他們或許比維根斯坦或愛因斯坦更能在他們的研究領域發光發熱，但終究在戰事的頭一年一個個死去──他們以為戰事只不過是打幾個月的事。<text:span text:style-name="T3"> <text:line-break/><text:line-break/></text:span>至於<text:span text:style-name="T3">Mozart</text:span>，建議大家可以聽聽<text:span text:style-name="T3">K427a</text:span>：<text:span text:style-name="T3"> <text:line-break/>https://youtu.be/5QfJC7bXeZw?t=10m40s <text:line-break/><text:line-break/></text:span>安魂曲是他一生最慘淡的日子；而大彌撒則是最美好的日子。曲子對演唱者的技術要求極高，所以和<text:span text:style-name="T3">Bach</text:span>的<text:span text:style-name="T3">B</text:span>小調彌撒、<text:span text:style-name="T3">Beethoven</text:span>的莊嚴彌撒齊名。<text:span text:style-name="T3"> <text:line-break/><text:line-break/></text:span>【加入共產黨】<text:span text:style-name="T3"> <text:line-break/><text:line-break/></text:span>這部份就要讓大陸的網友們補充了。印象中在幾年前的天涯論壇有台灣人想加入共黨，結果底下一堆回覆他：要加入組織也不是簡單的事，除了要寫好一份入黨申請的論文文件，還要讓黨身家調查。<text:span text:style-name="T3"> <text:line-break/><text:line-break/></text:span>只是在十九大之後這些條件有沒有修改，我去百度查是找得頭昏茫茫。<text:span text:style-name="T3"> <text:line-break/><text:line-break/></text:span>我自己是沒想要去加入共產黨。如果真要加入，我光申請文件就暈了吧？我沒能力去讀懂或寫出馬列毛鄧思想的文章。</text:p>
      <text:p text:style-name="P4"/>
      <text:p text:style-name="P1"><text:span text:style-name="T1">陳真</text:span><text:s/>  |  2017.11.21 02:49   |   <text:a xlink:type="simple" xlink:href="http://palinfo.habago.org/Entry?Command=Information_PrintForum&amp;iPage=115#FORUM36267"><text:span text:style-name="T2">#</text:span></text:a></text:p>
      <text:p text:style-name="P3">最近有新認識的朋友說要介紹我認識一些<text:span text:style-name="T3"><text:s/>"</text:span>也是<text:span text:style-name="T3">" </text:span>統派的朋友，讓我聽了有點尷尬。而且還邀我入黨呢。沒錯，我支持超急統，最好馬上這一秒鐘就兩岸統一，而且最好是一國一制，完全接受共產黨領導，別再搞什麼一國兩制。但是，這樣一個主張，有什麼意義嗎？<text:span text:style-name="T3"> <text:line-break/><text:line-break/></text:span>我是說，光是因為這樣一個主張，就值得來認識我嗎？我還有其它很多主張啊，宇球大一統宣言就不再贅述了，我最具前瞻性的主張之一是：凡是在電影院看電影發出噪音或吃東西者，一律槍斃；凡是在車上手機發出聲音者，一律槍斃；凡是開車不守規矩而影響他人者，一律槍斃；凡是虐待小動物者，也是一律槍斃。我倒很希望有人因為我這四大前瞻性主張而想要來認識我，同我做朋友。<text:span text:style-name="T3"> <text:line-break/><text:line-break/></text:span>我想說的是：主張或意見<text:span text:style-name="T3"><text:s/>"</text:span>本身<text:span text:style-name="T3">" </text:span>是沒有多大意義的，重要的是永恆不變的是非善惡價值，而不是某種時空下的主張。<text:span text:style-name="T3"> <text:line-break/><text:line-break/></text:span>我以前很笨。黨外時，以為反國民黨的黨外朋友們就是同志，後來經過十多年才覺醒，原來同樣是反國民黨，意義卻大不同。我是堵爛國民黨的惡形惡狀胡作非為，打算跟他拼命。但是，那些所謂同志們之所以反國民黨，卻似乎是因為看見了巨大的個人商機，掠奪功名利祿的大好機會來了！<text:span text:style-name="T3"> <text:line-break/><text:line-break/></text:span>於是，我學聰明了，學會了不再以某種主張或意見來看待人事物。就比方說我之所以痛恨這個綠油油的人渣黨，跟它主不主張台獨完全扯不上任何一絲關係，它就算也主張宇球大一統宣言，人渣黨依然是人渣黨；人渣就是人渣，人渣主張什麼是沒有任何意義的。<text:span text:style-name="T3"> <text:line-break/><text:line-break/></text:span>我為什麼要去反對或痛恨主張台獨的人呢？那根本不是一種善惡評價標準啊，就算統派不也一樣一大堆人渣，只是目前這種勢面讓他們沒法興風作浪大發利市而已；一個人並不會因為主張統一而變得高貴，變得正直善良。同理，一個人也不會因為主張台獨而變成一個混蛋或人渣。<text:span text:style-name="T3"> <text:line-break/><text:line-break/></text:span>人渣黨之所以是人渣黨是因為他們真的是漂亮話說盡，齷齪事做絕，貪婪無恥無法無天到近乎沒有基本人性善良的地步，根本就是一群理應立即繩之以法的人渣歹徒，但這群人渣歹徒卻以詐術控制了整個台灣。我們之所以痛恨這樣一群無惡不作的貪婪匪徒，跟他們主張統或獨一點關係都沒有，而是跟他們之醜惡貪婪無法無天有關，藉著各種謊言、煽動與操弄來傷害大眾福祇，不惜毀壞各種基本是非善惡價值以謀取私人暴利與權力。<text:span text:style-name="T3"> <text:line-break/><text:line-break/></text:span>反之亦然，不管是誰，就算所有政治主張都跟我一樣，那也沒什麼意義。<text:span text:style-name="T3"> <text:line-break/><text:line-break/></text:span>至於入黨，我跟那朋友說，<text:span text:style-name="T3">"</text:span>我這輩子建立了三個黨，退出了三個黨，我還要再加入第四個黨嗎？<text:span text:style-name="T3">" </text:span>那朋友對我一無所知，聽不懂我在說什麼三個黨。第一個是<text:span text:style-name="T3">1986</text:span>年好像是春天吧，許信良在海外發起的一個<text:span text:style-name="T3"><text:s/>"</text:span>台灣民主黨建黨委員會<text:span text:style-name="T3">"</text:span>，說要遷黨回台，逼迫黨外人士建黨。這個台灣民主黨在台灣據我所知好像只有三個黨員，一個我不認識，另一個就是我，還有一個就是鄭南榕。<text:span text:style-name="T3"> <text:line-break/><text:line-break/></text:span>民進黨幾個月後建立了，純屬虛擬的台灣民主黨自然也就無疾而終。<text:span text:style-name="T3"> <text:line-break/><text:line-break/></text:span>至於我參與建立的第三個黨就是<text:span text:style-name="T3">1996</text:span>年成立的<text:span text:style-name="T3"><text:s/>"</text:span>綠黨<text:span text:style-name="T3">"</text:span>，我和學姊都是創黨黨員。這個黨一開始也是大家都講得很好聽，理想滿天飛，其實全是鬼話連篇，事實上就只是人渣黨的一個尾巴黨。<text:span text:style-name="T3"> <text:line-break/><text:line-break/></text:span>我跟那位邀我加入統促黨的朋友說，<text:span text:style-name="T3">"</text:span>如果可以加入共產黨，我也許才會考慮，至於其它的黨，我就敬謝不敏了。<text:span text:style-name="T3">"</text:span></text:p>
      <text:p text:style-name="P1"><text:span text:style-name="T1">陳真</text:span><text:s/>  |  2017.11.20 11:23   |   <text:a xlink:type="simple" xlink:href="http://palinfo.habago.org/Entry?Command=Information_PrintForum&amp;iPage=115#FORUM36266"><text:span text:style-name="T2">#</text:span></text:a></text:p>
      <text:p text:style-name="P2">有一些圖表統計，我貼不出來。在這：<text:span text:style-name="T3">https://money.udn.com/money/story/5648/2828488 <text:line-break/><text:line-break/></text:span>抹黑一個人，也許可以抹一輩子，抹到讓他永世不得超生。但是，要抹黑十幾億人，抹黑一個國家或政府，卻只能抹上一時，人們遲早還是會發現真相。同理，美化一個人渣，也許可以美上千百年，但是要美化一個齷齪貪婪到爆的黨或政府，同樣也只是一時。我就不相信人們永遠看不清美國及其一票走狗諸如民進黨這個無惡不作的人渣黨的真面目。<text:span text:style-name="T3"> <text:line-break/><text:line-break/></text:span>當然，一時一世一短一長，說來容易，但在這個時間落差中，卻有多少血淚。這個<text:span text:style-name="T3"><text:s/>"</text:span>一時<text:span text:style-name="T3">" </text:span>如果可以再縮短，痛苦與悲劇也許會減少很多。許多事情都是這樣，我們當下紀念這個紀念那個，講得彷彿我們多麼珍惜似的，事實上，人去樓空，花落塵土，全屬往事。昔日花開燦爛那一刻，又是何等日子？如何光景？<text:span text:style-name="T3"> <text:line-break/><text:line-break/></text:span>廉價小說往往調整了這個<text:span text:style-name="T3"><text:s/>"</text:span>時差<text:span text:style-name="T3">"</text:span>，但那畢竟是小說，不是真實。真實是：所有美麗全是昔日光影。<text:span text:style-name="T3"> <text:line-break/><text:line-break/></text:span>有個好朋友說，他很慶幸自己永遠比真相慢好幾步，永遠都<text:span text:style-name="T3"><text:s/>"</text:span>覺醒得剛剛好<text:span text:style-name="T3">"</text:span>，既不會太早也不會太晚。他說，要不是<text:span text:style-name="T3"><text:s/>"</text:span>覺醒得剛剛好<text:span text:style-name="T3">"</text:span>，萬一要是覺醒得太早，他不敢想像自己會有什麼樣的人生；要是覺醒得太晚，同樣也是會有麻煩。<text:span text:style-name="T3"> <text:line-break/><text:line-break/></text:span>我知道他不是<text:span text:style-name="T3"><text:s/>"</text:span>故意<text:span text:style-name="T3">" </text:span>要<text:span text:style-name="T3"><text:s/>"</text:span>覺醒得剛剛好<text:span text:style-name="T3">"</text:span>，但我知道市面上那些道貌岸然滿口民主自由與公義的人渣們，卻是存心在這樣一種時差中做買賣，大發利市。風往南吹，就趕緊倒向南邊，風往西邊吹，就<text:span text:style-name="T3">x</text:span>它媽的一路向西。這些滿口理想的<text:span text:style-name="T3"><text:s/>"</text:span>理想家<text:span text:style-name="T3">" </text:span>們，市場眼光真是有夠精準的，總是故意覺醒得剛剛好。要不要打個賭，信不信那些昔日高舉綠旗的親綠<text:span text:style-name="T3">xx</text:span>們，不用多久之後，就會開始換上另一套救國救民的說法。<text:span text:style-name="T3"> <text:line-break/><text:line-break/></text:span>陳真<text:span text:style-name="T3"><text:s/>2017. 11. 20. <text:line-break/><text:line-break/>================= <text:line-break/><text:line-break/><text:line-break/></text:span>兩岸關係調查／首度逆轉！<text:span text:style-name="T3"><text:s/>49%</text:span>對陸民眾印象好<text:span text:style-name="T3"> <text:line-break/><text:line-break/>2017-11-20 <text:line-break/><text:line-break/></text:span>聯合報系民意調查中心／電話調查報導<text:span text:style-name="T3"> <text:line-break/><text:line-break/></text:span>本報民意調查發現，民眾對大陸民眾的觀感逆轉，四成九對大陸民眾有好印象，創八年調查新高；民眾對大陸政府的觀感也與八年前大不同，四成有好印象，四成五印象不佳，負評為歷年調查最低。<text:span text:style-name="T3"> <text:line-break/><text:line-break/></text:span>調查發現，本報九十九年開始進行「兩岸關係年度大調查」以來，前七年調查都有超過半數民眾對大陸政府印象不佳，好評約三成上下。今年調查，民眾對大陸政府的負面評價較去年大幅減少九個百分點，對大陸政府有好印象者則由去年的三成一上升為四成，好評創調查以來最高。<text:span text:style-name="T3"> <text:line-break/><text:line-break/></text:span>在不提示選項的前提下，民眾對大陸政府的印象仍以批評專制集權與強勢霸道居多，比率各占二成及一成六，不過，也有百分之七民眾肯定大陸政府施政有效率，也有部份稱許經濟實力強、國力強盛、文明進步和友善，惟比率皆不超過百分之五。<text:span text:style-name="T3"> <text:line-break/><text:line-break/></text:span>至於民眾對於大陸人民的觀感，今年首次逆轉成為好評居多，四成九對大陸民眾印象佳，比去年增加了五個百分點，持負面觀感的人則由四成五降為三成七，好評同樣是歷次調查最高。<text:span text:style-name="T3"> <text:line-break/><text:line-break/></text:span>認陸人不文明<text:span text:style-name="T3"><text:s/></text:span>少七百分點<text:span text:style-name="T3"> <text:line-break/><text:line-break/></text:span>民眾對於大陸民眾持有的印象，在不提示選項的前提下，認為大陸民眾不文明的人由去年的二成七減少為二成，其他的負面印象則包括強悍霸道、炫富、高傲、自私等，但比率都不超過百分之六，也有民眾稱許大陸民眾積極企圖心強、和善、率直豪爽、熱情親切、有同胞愛等，比率皆低於百分之四。<text:span text:style-name="T3"> <text:line-break/><text:line-break/></text:span>曾去過大陸者<text:span text:style-name="T3"><text:s/></text:span>好評比較高<text:span text:style-name="T3"> <text:line-break/><text:line-break/></text:span>分析也發現，曾經去過大陸者，有五成六對大陸人民留下好印象，四成九對大陸政府觀感佳，好評都較未到過大陸者，高出約十四到十八個百分點。</text:p>
      <text:p text:style-name="P1"><text:span text:style-name="T1">陳真</text:span><text:s/>  |  2017.11.19 22:21   |   <text:a xlink:type="simple" xlink:href="http://palinfo.habago.org/Entry?Command=Information_PrintForum&amp;iPage=115#FORUM36265"><text:span text:style-name="T2">#</text:span></text:a></text:p>
      <text:p text:style-name="P3"><text:span text:style-name="T3">"</text:span>今天，宛如一部分的我已然死去，而我卻無法哭泣，何不讓我遺忘所有〝哀傷〞的同義詞？如今，沒有你在左右，我能做的，唯有將你取代。<text:span text:style-name="T3">" --Xavier Dolan <text:line-break/><text:line-break/>201711190002 </text:span>紀念一個時代<text:span text:style-name="T3">...</text:span>的消失。<text:span text:style-name="T3"> </text:span></text:p>
      <text:p text:style-name="P1"><text:span text:style-name="T1">陳真</text:span><text:s/>  |  2017.11.18 14:19   |   <text:a xlink:type="simple" xlink:href="http://palinfo.habago.org/Entry?Command=Information_PrintForum&amp;iPage=115#FORUM36264"><text:span text:style-name="T2">#</text:span></text:a></text:p>
      <text:p text:style-name="P2">時隔十數年，昨晚終於又再看到了陳凱歌的第一部電影<text:span text:style-name="T3">--"</text:span>黃土地<text:span text:style-name="T3">"</text:span>。上一回是在劍橋的<text:span text:style-name="T3"><text:s/>"</text:span>藝術電影院<text:span text:style-name="T3">" </text:span>看的，畫質很差，整部片模糊跳動，五音不全，但還是一樣震撼人心。<text:span text:style-name="T3"> <text:line-break/><text:line-break/></text:span>科技進步也許是一項助益，但它卻沒法保證什麼。比方說，有了電腦做為一種打字機，我一分鐘甚至能打出一百多字，下筆神速，不用再像過去那樣經常要上文具店買一大堆稿紙，一格一格慢慢爬。但是，科技就像一隻筆，再昂貴精緻的筆，也不會因此而寫出好文章。<text:span text:style-name="T3"> <text:line-break/><text:line-break/></text:span>賈樟柯最好的電影恐怕也是科技落後經費不足的時期所拍的<text:span text:style-name="T3"><text:s/>"</text:span>小武<text:span text:style-name="T3">"</text:span>，陳凱歌也一樣，張藝謀更是如此，你若沒看過張藝謀早期的<text:span text:style-name="T3"><text:s/>"</text:span>紅高梁<text:span text:style-name="T3">"</text:span>，你很難正確評價他。可是，這些人一旦功成名就，作品水平卻反而大幅下降，你看陳凱歌拍那個什麼<text:span text:style-name="T3"><text:s/>"</text:span>無極<text:span text:style-name="T3">"</text:span>，什麼<text:span text:style-name="T3"><text:s/>"</text:span>道士下山<text:span text:style-name="T3">"</text:span>，真難想像這跟拍<text:span text:style-name="T3"><text:s/>"</text:span>黃土地<text:span text:style-name="T3">" </text:span>是同一個導演。<text:span text:style-name="T3"> <text:line-break/><text:line-break/></text:span>一個人倘若幹不出什麼名堂，別怪科技不足，別怪命運坎坷，那往往只意味著兩種可能：<text:span text:style-name="T3"> <text:line-break/><text:line-break/></text:span>一，才華不濟。<text:span text:style-name="T3"> <text:line-break/><text:line-break/></text:span>二，好的東西那麼多，其中哪些會被後人認可，其實是說不準的。<text:span text:style-name="T3"> <text:line-break/><text:line-break/></text:span>關於二，這是命，沒啥好說。比方說維根斯坦，若不是當年的世界超級巨星羅素賞識其早期思想<text:span text:style-name="T3">(</text:span>對其晚期更好的作品反而很不屑<text:span text:style-name="T3">)</text:span>，現在人們倘若在廢紙堆中找到一堆維根斯坦的筆記，可能會嗤之以鼻，什麼怪人寫的什麼爛東西。當初維根斯坦打算出書，劍橋出版社找來一堆學者專家審查，一致的結論是：<text:span text:style-name="T3">"</text:span>此書毫無學術價值<text:span text:style-name="T3">"</text:span>，拒絕出版。後來是羅素擅自以自己名滿天下的聲望為該書作序，做為一種市場賣點，才能在另一家出版社出版。要不然，我們很可能至今連維根斯坦是誰都不知道。<text:span text:style-name="T3"> <text:line-break/><text:line-break/></text:span>關於一，更是怪不得別人，怪不得環境。你看歌德，整天酷酷嫂，百病纏身，除了婦產科，每一科的病都有，人家還不是一樣寫出浮士德，寫出少年維特的煩惱。但丁也好不了多少，三十多歲就因政治異議被眾人唾棄，流亡海外。他的<text:span text:style-name="T3"><text:s/>"</text:span>神曲<text:span text:style-name="T3">"</text:span>，簡直只應天上有，人間哪得幾回聞。至於表面上嘻皮笑臉的塞萬提斯更慘了，不但打仗被俘，而且還被酷刑，一生沒過上幾天好日子，只好以寫作自娛，寫出了<text:span text:style-name="T3">"</text:span>唐吉訶德<text:span text:style-name="T3">"</text:span>；給你月薪一百億，給你一切最新科技協助，你寫得出來嗎？維根斯坦也一樣，生前唯一一本書<text:span text:style-name="T3"><text:s/>Tractatus</text:span>甚至是在隨時都可能喪命的戰壕中寫下的筆記，集結成書，給你最豪華的辦公室，外加頂尖學者加薪計畫年薪三百億，你寫得出來嗎？我的最愛<text:span text:style-name="T3">--</text:span>莫札特的<text:span text:style-name="T3"><text:s/>"</text:span>安魂曲<text:span text:style-name="T3">"</text:span>，是在什麼樣的貧病交迫下寫的，那就更不用說了。<text:span text:style-name="T3"> <text:line-break/><text:line-break/>"</text:span>黃土地<text:span text:style-name="T3">"</text:span>裏，負有採集民歌任務的八路軍，問翠巧的爸爸<text:span text:style-name="T3">--</text:span>一位陜北老農，<text:span text:style-name="T3">"</text:span>這麼多民歌，要怎麼樣才記得住啊？<text:span text:style-name="T3">" </text:span>老農說，<text:span text:style-name="T3">"</text:span>日子艱難了，就記住了。<text:span text:style-name="T3">" <text:line-break/><text:line-break/></text:span>當然，搞科學的人應該不吃這一套，畢竟人文和科學是兩條平行線，兩種世界，兩種土壤，兩種氣味，長出完全不一樣的果實。</text:p>
      <text:p text:style-name="P1"><text:span text:style-name="T1">陳真</text:span><text:s/>  |  2017.11.16 09:34   |   <text:a xlink:type="simple" xlink:href="http://palinfo.habago.org/Entry?Command=Information_PrintForum&amp;iPage=115#FORUM36262"><text:span text:style-name="T2">#</text:span></text:a></text:p>
      <text:p text:style-name="P3">預設十一，<text:span text:style-name="T3"> <text:line-break/><text:line-break/></text:span>這樣一種所謂弱小民族爭取什麼獨立自由的解讀，當然是極其荒唐的。這說明了，一個人其實不管怎麼說，不管他寫了多少東西，旁人永遠只是以他自己心裏預設的某種<text:span text:style-name="T3">(</text:span>往往是主流的、好萊塢式的<text:span text:style-name="T3">)</text:span>既定結論來理解對方所說的一切。<text:span text:style-name="T3"> <text:line-break/><text:line-break/></text:span>前些日子有人跑來告訴我說他是我的長期忠實讀者，但我一聞味道就知道這是一個什麼樣的<text:span text:style-name="T3"><text:s/>"</text:span>讀者<text:span text:style-name="T3">" </text:span>了，有讀比沒讀反而還更多誤解的那樣一種<text:span text:style-name="T3"><text:s/>"</text:span>讀者<text:span text:style-name="T3">"</text:span>，他居然還問我對於<text:span text:style-name="T3"><text:s/>"</text:span>確保台灣主權<text:span text:style-name="T3">" </text:span>有沒有什麼建議。平常我跟人相處，盡量裝聾作啞，凡事沉默，但萬不得已被迫講話，還是會說點老實話。於是我就說，台灣哪來什麼主權？我們應該拜託祖國趕緊和我們統一才對，千萬不要再出賣台灣了，趕緊統一才是台灣繁榮自由之道。<text:span text:style-name="T3"> <text:line-break/><text:line-break/></text:span>過去也常有一些人望文生義，依其預設思維，如此推論：巴勒網既然支持巴勒斯坦，必然就是支持巴勒斯坦獨立，所以一定也是台獨，因為台灣和巴勒斯坦都是弱小民族爭取獨立自由，因此把我們視為台獨同志。<text:span text:style-name="T3"> <text:line-break/><text:line-break/></text:span>這樣的幼稚想法有夠荒唐可笑吧，但就是有一大堆這樣的<text:span text:style-name="T3"><text:s/>"</text:span>支持者<text:span text:style-name="T3">"</text:span>。我不知道巴勒網誰是台獨，我只知道至少我和學姊都是支持統一。問題是，我們並不是因為任何一種政治主張而成立巴勒網，我們當然也不至於幼稚到會以什麼弱小民族爭取獨立自由這樣一種好萊塢眼光看世界。<text:span text:style-name="T3"> <text:line-break/><text:line-break/></text:span>當然，我們主張，宇球還是要脫離銀河系，奔向宇宙。我們也主張：美國應該讓五十幾個州統統獨立，保障美國人參政權以及不受監控的言論自由，還給美國人民自由民主、實踐直接民主的空間！</text:p>
      <text:p text:style-name="P1">kevin   |  2017.11.16 04:32   |   <text:a xlink:type="simple" xlink:href="http://palinfo.habago.org/Entry?Command=Information_PrintForum&amp;iPage=115#FORUM36261"><text:span text:style-name="T2">#</text:span></text:a></text:p>
      <text:p text:style-name="P2">恩<text:span text:style-name="T3">.....</text:span>推薦的原因<text:span text:style-name="T3"><text:s/></text:span>大概是影片當中敘述的車臣之遭遇<text:span text:style-name="T3"><text:s/></text:span>跟巴勒斯坦同樣悲慘吧<text:span text:style-name="T3"><text:s/></text:span>且同樣是弱小民族為了獨立自主<text:span text:style-name="T3"><text:s/></text:span>對強敵做出勇敢的反擊</text:p>
      <text:p text:style-name="P1"><text:span text:style-name="T1">陳真</text:span><text:s/>  |  2017.11.16 01:24   |   <text:a xlink:type="simple" xlink:href="http://palinfo.habago.org/Entry?Command=Information_PrintForum&amp;iPage=115#FORUM36260"><text:span text:style-name="T2">#</text:span></text:a></text:p>
      <text:p text:style-name="P3"><text:span text:style-name="T3">"</text:span>推薦<text:span text:style-name="T3">" </text:span>給我的意思是<text:span text:style-name="T3">...</text:span>？藉著這影片，你是要說些什麼？你理解的車臣戰爭是<text:span text:style-name="T3">...</text:span>？<text:span text:style-name="T3"> <text:line-break/><text:line-break/></text:span>各位轉貼東西，最好說說轉貼的意義何在？你的想法是什麼？而不是莫名其妙就貼個東西卻什麼也不說。我倘若推薦大家一本書，但卻什麼也不說，各位肯定也是一頭霧水吧，究竟是要跟大家說這書很爛呢？還是很棒？爛在哪？棒在哪？它的爛或棒，究竟有著什麼樣的意義或感覺或啟發是你想表達的？<text:span text:style-name="T3"> <text:line-break/><text:line-break/></text:span>這就如同說：<text:span text:style-name="T3">"</text:span>我推薦大家看今天的報紙<text:span text:style-name="T3">"</text:span>。大家難道就真的趕緊跑去買報紙來看，然後從中推敲、猜測、思索我之所以推薦的原因？</text:p>
      <text:p text:style-name="P1">kevin   |  2017.11.15 22:36   |   <text:a xlink:type="simple" xlink:href="http://palinfo.habago.org/Entry?Command=Information_PrintForum&amp;iPage=115#FORUM36259"><text:span text:style-name="T2">#</text:span></text:a></text:p>
      <text:p text:style-name="P5"><text:span text:style-name="T1">推薦陳真醫生這個影片</text:span>: <text:line-break/><text:line-break/>https://www.youtube.com/watch?v=gkaVIIOE9ys&amp;;t=109s <text:line-break/><text:line-break/>Documentary - Chechnya: The Dirty War (2005) <text:line-break/><text:line-break/><text:span text:style-name="T1">還有</text:span>2005<text:span text:style-name="T1">年</text:span>7<text:span text:style-name="T1">月的國家地理雜誌關於車臣戰爭的報導</text:span><text:s/><text:span text:style-name="T1">算是另外一段悲慘的故事</text:span><text:s/><text:span text:style-name="T1">但車臣比巴勒斯坦幸運的是</text:span><text:s/><text:span text:style-name="T1">今天它還能重建</text:span><text:s/><text:span text:style-name="T1">戰火大致平息</text:span><text:s/><text:span text:style-name="T1">今天巴勒斯坦還是相當悲慘</text:span> </text:p>
      <text:p text:style-name="P1">ching   |  2017.11.15 21:59   |   <text:a xlink:type="simple" xlink:href="http://palinfo.habago.org/Entry?Command=Information_PrintForum&amp;iPage=115#FORUM36258"><text:span text:style-name="T2">#</text:span></text:a></text:p>
      <text:p text:style-name="P6"><text:span text:style-name="T1">請欣賞</text:span> <text:line-break/>https://youtu.be/4RgAajuqPug <text:line-break/><text:span text:style-name="T1">汪峰</text:span>“<text:span text:style-name="T1">在春天裡</text:span>”<text:span text:style-name="T1">。</text:span> </text:p>
      <text:p text:style-name="P1"><text:span text:style-name="T1">陳真</text:span><text:s/>  |  2017.11.13 01:32   |   <text:a xlink:type="simple" xlink:href="http://palinfo.habago.org/Entry?Command=Information_PrintForum&amp;iPage=115#FORUM36255"><text:span text:style-name="T2">#</text:span></text:a></text:p>
      <text:p text:style-name="P2">剛寫的一封私人信，但我講的只與自己有關，與旁人無關。不過，也許人心在某些方面是一樣的，我能體會的感覺，別人自然也不會陌生。所以我就把它貼出來，做為一種紀念吧。<text:span text:style-name="T3"> <text:line-break/><text:line-break/></text:span>陳真<text:span text:style-name="T3"><text:s/>2017. 11. 13. <text:line-break/><text:line-break/>============== <text:line-break/><text:line-break/></text:span>有些行為，在甲看起來是症狀，在乙看起來也許很好很正常。我也不知道應該當甲還是當乙。最好是可以當乙，也許日子會好過些。但我相信當甲或當乙沒法挑，一日異類，終身異類。但是性格脆弱一點的，自信少一點的，通常比較有彈性，比較有機會成為所謂正常人。<text:span text:style-name="T3"> <text:line-break/><text:line-break/></text:span>我當甲當得很痛苦，似乎不管去到哪都還是只適合穴居，見不得光。有一天黃昏，在澳洲河邊那個<text:span text:style-name="T3"><text:s/>"</text:span>夜市<text:span text:style-name="T3">" </text:span>看到水果蝙蝠在天空樹稍飛，感覺很不錯。我想我真的能<text:span text:style-name="T3"><text:s/>"</text:span>理解蝙蝠的感覺<text:span text:style-name="T3">"</text:span>。哲學上有一道著名的哲學問題就是：<text:span text:style-name="T3">"</text:span>你能體會當一隻蝙蝠的感覺嗎？<text:span text:style-name="T3">" </text:span>我想我是可以的。但我卻不太能體會正常人類的心靈，不明白為何他們總是被這樣那樣一些毫無意義的東西所吸引，或以之為榮以之為傲。<text:span text:style-name="T3"> <text:line-break/><text:line-break/></text:span>有句古詩說：<text:span text:style-name="T3">"</text:span>悔教夫婿覓封侯<text:span text:style-name="T3">"</text:span>。潦倒時，人們總以為封官封侯很不錯哦，可是，也許後來懷念的卻是過去潦倒的那一段時光。<text:span text:style-name="T3"> <text:line-break/><text:line-break/></text:span>當我幾乎無路可走、到處招嫌惹怨、家破人亡、身無分文的那些日子，生活自然是很痛苦，可是，至今卻常想念過去那段日子幾乎一成不變的一點歡愉，比方說我們經常搭林口長庚醫院的員工交通車去好像是南京東路上有家<text:span text:style-name="T3"><text:s/>"</text:span>影廬<text:span text:style-name="T3"><text:s/>MTV" </text:span>看電影，路上會經過一條巷口，會買包沾糖李子，吃一碗南洋蝦米粉，真是美到爆了。<text:span text:style-name="T3"> <text:line-break/><text:line-break/></text:span>或者是來到西門町的<text:span text:style-name="T3"><text:s/>MTV</text:span>，徹夜看電影<text:span text:style-name="T3"><text:s/>(</text:span>跨夜看比較便宜<text:span text:style-name="T3">)</text:span>，從前一晚看到隔天天亮，然後再接著去上班。記得每次看完出來時，街上常有清道夫在打掃，蕭蕭瑟瑟的感覺，心裏說不出的淒涼，卻又似乎如此美麗。<text:span text:style-name="T3"><text:line-break/><text:line-break/></text:span>有時我們會去金獅或銀獅看電影，那一帶電影院我很熟，因為我高中就住在獅子林百貨的對面。看電影前有時肚子餓，就會去戲院旁買一種鮪魚三明治，一份好像是<text:span text:style-name="T3">50</text:span>元，超好吃。但是那時剛當醫生，還很窮，不敢多買。一直到現在我還很納悶，那時覺得真是好吃到爆炸，可是，真的有這麼好吃，好吃到幸福得快爆炸嗎？可惜現在已經沒再賣，沒法印證是否真的好吃到爆炸了。<text:span text:style-name="T3"> <text:line-break/><text:line-break/></text:span>在草屯療養院每天到院長室寫政治自白書的那段日子更慘，隨時準備究竟是要被抓去坐叛亂大牢還是去上班？完全說不準。根本沒有醫院敢聘請我。不過，既然已經慘到極點，心裏反而也就篤定了。<text:span text:style-name="T3"> <text:line-break/><text:line-break/></text:span>講好聽是篤定啦，講實在話就是絕望。於是，我們幾乎每天騎車在田地山林間漫無目的四處晃，看牛，看羊，看山看雲看花看草，往往晃到天黑，一停下來走路，頭上常有一大團蚊子跟著。那麼慘的日子，卻又如此美麗，不知道這究竟意味著什麼，也許意味著當我們什麼都沒有、近乎絕望時，居然還能活著，還能偶而吃上一點好東西，夕陽明月依舊還願意照耀著我們，心裏簡直就要美死人甜死人了。<text:span text:style-name="T3"> <text:line-break/><text:line-break/></text:span>兩三年前，我們還特地舊地重遊，想找出草屯那條巷子，巷口有一家粉圓店，真是人類史上最好吃的粉圓。巷子是找到了，但找來找去就是找不到巷口轉角那個攤販，賣粉圓的歐巴桑已不知所蹤。<text:span text:style-name="T3"> <text:line-break/><text:line-break/></text:span>我後來很懷疑，真的有那麼好吃嗎？不過就是一碗十元的粉圓嘛。還是因為當時根本吃不起<text:span text:style-name="T3"><text:s/>(</text:span>那時因為叛亂罪無法當醫生，完全沒有收入<text:span text:style-name="T3">)</text:span>，所以覺得特別好吃。現在就算一次吃十碗，財力上也沒問題。不過，學姊也覺得非常好吃，顯然它真的是特別好吃，要不然就是因為當一個人一無所有甚至四面楚歌走投無路時，他當下覺得很痛苦，但他不知道人生最美好最幸福的一刻，也許就是當下那一刻了。<text:span text:style-name="T3"> <text:line-break/><text:line-break/></text:span>這一切，也許誰也逃不過。我們總以為我們需要很多東西才會幸福，沒想到在那一無所有、甚至全世界都唾棄你的那段日子，說不定你擁有的卻很可能是你這輩子所能擁有最美好的一切了。<text:span text:style-name="T3"> <text:line-break/><text:line-break/></text:span>我只是想說，人心很微妙很神奇，心在自己身上，卻不一定能抓得住它。最大的背叛不是別人，而是自己，我們總是背叛了自己，而且經不起試煉，一點點雞毛蒜皮連成就或誘惑都根本談不上的東西，往往就足以使我們的靈魂千瘡百孔，使我們的心，碎裂一地。<text:span text:style-name="T3"> <text:line-break/><text:line-break/></text:span>當我們往回頭看，往往才知道，美麗之事似乎總是一種過去式，剩下的，只是回憶。於是我們不斷回憶過往的美好，但美麗卻也毫不留情地從我們身旁不斷消逝。</text:p>
      <text:p text:style-name="P1"><text:span text:style-name="T1">陳真</text:span><text:s/>  |  2017.11.12 15:32   |   <text:a xlink:type="simple" xlink:href="http://palinfo.habago.org/Entry?Command=Information_PrintForum&amp;iPage=115#FORUM36254"><text:span text:style-name="T2">#</text:span></text:a></text:p>
      <text:p text:style-name="P6"><text:span text:style-name="T1">再被金正恩罵「老番顛」</text:span><text:s/><text:span text:style-name="T1">川普吐苦水：我都沒說他又矮又胖</text:span> <text:line-break/><text:line-break/><text:span text:style-name="T1">上報</text:span><text:s/><text:span text:style-name="T1">國際中心</text:span> <text:line-break/><text:line-break/>2017<text:span text:style-name="T1">年</text:span>11<text:span text:style-name="T1">月</text:span>12<text:span text:style-name="T1">日</text:span> <text:line-break/><text:line-break/><text:span text:style-name="T1">北韓</text:span>11<text:span text:style-name="T1">日批評美國總統川普（</text:span>Donald Trump<text:span text:style-name="T1">）這趟亞洲行是「自討核武戰爭」，並再度戲稱川普是「老番顛」（</text:span>dotard<text:span text:style-name="T1">），讓正在越南參與亞太經濟合作會議（</text:span>APEC<text:span text:style-name="T1">）峰會的川普氣得跳腳，在推特（</text:span>Twitter<text:span text:style-name="T1">）上大吐苦水：為何金正恩要用「老」來污辱我？像我就絕不會說他「又矮又胖」。</text:span> <text:line-break/><text:line-break/><text:span text:style-name="T1">出席</text:span>11<text:span text:style-name="T1">日的</text:span>APEC<text:span text:style-name="T1">峰會後，川普</text:span>12<text:span text:style-name="T1">日在推特上寫道：「為何金正恩要用『老』來污辱我？像我就絕不會說他『又矮又胖』。唉，我這麼努力想跟他做朋友，也許哪天會成真吧！」</text:span> <text:line-break/><text:line-break/>Why would Kim Jong-un insult me by calling me "old," when I would NEVER call him "short and fat?" Oh well, I try so hard to be his friend - and maybe someday that will happen! <text:line-break/>— Donald J. Trump (@realDonaldTrump) 2017<text:span text:style-name="T1">年</text:span>11<text:span text:style-name="T1">月</text:span>12<text:span text:style-name="T1">日</text:span> <text:line-break/><text:line-break/><text:span text:style-name="T1">北韓政府不僅喚川普「老番顛」，還說川普這趟亞洲行是「戰爭販子出差，目的是增強美國於國防工業的壟斷。」</text:span></text:p>
      <text:p text:style-name="P4"/>
      <text:p text:style-name="P1"><text:span text:style-name="T1">陳真</text:span><text:s/>  |  2017.11.12 00:55   |   <text:a xlink:type="simple" xlink:href="http://palinfo.habago.org/Entry?Command=Information_PrintForum&amp;iPage=116#FORUM36253"><text:span text:style-name="T2">#</text:span></text:a></text:p>
      <text:p text:style-name="P3">預設十，<text:span text:style-name="T3"> <text:line-break/><text:line-break/></text:span>不同預設文法、不同眼光的人，世界長得不一樣，彼此之間的溝通往往是溝而不通。非主流的，容易理解主流的，但反之則不然。高的，看得見低的，反之亦不然。<text:span text:style-name="T3"> <text:line-break/><text:line-break/></text:span>十年前，剛回台灣時，寫了一篇文字在<text:span text:style-name="T3"><text:s/>"</text:span>哈巴狗電台<text:span text:style-name="T3">"</text:span>，標題是<text:span text:style-name="T3"><text:s/>"</text:span>做一個像守門校工那樣的人<text:span text:style-name="T3">"</text:span>，請見文末。一位台大的同事<text:span text:style-name="T3"><text:s/>(</text:span>某部門高層<text:span text:style-name="T3">) </text:span>看了，讚不絕口。我很驚訝，因為他理應不是一個會有我文中那樣一種思維的人，怎麼可能欣賞？他甚至還說，他也叫學生和部屬一定要看這篇文章，講得我實在很尷尬，我心裏想，我是不是什麼地方寫錯了？<text:span text:style-name="T3"> <text:line-break/><text:line-break/></text:span>後來我才明白他是如何理解這篇文字，他說我們的心胸要寬廣得像個大海，但又要很謙虛，像大海那樣，連守門校工這樣一些人也能<text:span text:style-name="T3"><text:s/>"</text:span>包容<text:span text:style-name="T3">"</text:span>，並且要常常關心他們，讚美他們，因為若沒有他們這些<text:span text:style-name="T3"><text:s/>"</text:span>小人物<text:span text:style-name="T3">"</text:span>，很多事情將無法完成，我們要感謝他們願意去做這樣一些雜事。<text:span text:style-name="T3"> <text:line-break/><text:line-break/></text:span>在一次會議中，他如此公開<text:span text:style-name="T3"><text:s/>"</text:span>讚美<text:span text:style-name="T3">" </text:span>我這篇文章，讓我啞巴吃黃蓮，真是很想自己當場掐<text:span text:style-name="T3">LP</text:span>自殺算了。我知道我不可能讓他看懂我所寫的，為什麼呢？是因為我表達能力很差嗎？還是他閱讀能力有問題？我看都不是，而是因為他背後所預設的那套閃閃發亮的<text:span text:style-name="T3"><text:s/>"</text:span>眼光<text:span text:style-name="T3">"</text:span>，跟我看待世界的方式南轅北轍完全不一樣。<text:span text:style-name="T3"> <text:line-break/><text:line-break/></text:span>於是，我們雖然生活在同一顆星球，同一個島，同一座城市，卻看到完全不一樣的世界，各自嚮往不一樣的夢。但他的眼光畢竟太主流了，主流到往往會讓當事人根本不相信世界上會有跟他不一樣的眼光。也許失語症就是這麼來的。因為不同物種之間，往往說了也沒用；人家是在哀嚎，你聽了還以為他是在叫春呢。<text:span text:style-name="T3"> <text:line-break/><text:line-break/></text:span>陳真<text:span text:style-name="T3">2017. 11. 12. <text:line-break/>================== <text:line-break/></text:span>做一個像守門校工那樣的人<text:span text:style-name="T3"> <text:line-break/><text:line-break/></text:span>陳真<text:span text:style-name="T3"> <text:line-break/></text:span>立報《哈巴狗電台》<text:span text:style-name="T3">2007. 8. 6. <text:line-break/><text:line-break/><text:line-break/></text:span>劍橋校內餐廳有一種「高桌子」（<text:span text:style-name="T3">high table</text:span>），自成一區，教授才有資格坐。維根斯坦一向都坐學生區的最角落，不太與人聞問，但他其實也曾坐過一次高桌子，結果吃一半就摀著耳朵逃出來，因為受不了周圍教授的談話。他說這些人充滿虛榮，讓他很想吐；他說他比較喜歡跟那些掃地舖床的人說話。<text:span text:style-name="T3"> <text:line-break/><text:line-break/></text:span>我納悶的是，若他身處廟小妖風大的台灣怎麼辦？台灣菁英之虛榮與心機，愚蠢窩囊卻自以為聰明高尚，恐怕舉世無雙；你往往感受不到人們對於知識、真理或藝術的一絲熱情，那通常只是一種晉身階敲門磚，一種藉以高人一等的工具與裝飾。<text:span text:style-name="T3"> <text:line-break/><text:line-break/>2000</text:span>年春天，前黎巴嫩貝魯特大學數學系主任西嘉（<text:span text:style-name="T3">Wasfi Hijab</text:span>）來到劍橋當一年訪問學者，他想寫一本有關維根斯坦的回憶錄，於是在劍橋的<text:span text:style-name="T3"><text:s/>“</text:span>維根斯坦檔案室<text:span text:style-name="T3">” </text:span>召集了一個討論會，每周舉行一次，做為寫書靈感。當時我剛轉系，碩、博士都是研究維根斯坦，於是也參加了他的私人討論會。西嘉是維根斯坦的學生，也是當年劍橋<text:span text:style-name="T3"><text:s/>Moral Science Club</text:span>的祕書。<text:span text:style-name="T3">Moral Science Club </text:span>是劍橋的一個哲學聚會名稱，每周舉行一次，至今仍存在。維根斯坦和<text:span text:style-name="T3"><text:s/>Karl Popper </text:span>史上著名的衝突事件，就是發生在這個哲學聚會。<text:span text:style-name="T3"> <text:line-break/><text:line-break/></text:span>西嘉年已八十幾歲，談起維根斯坦，卻像小孩子般沉醉往日時光。他說維根斯坦經常勸學生放棄哲學，別以哲學做為一種職業，最好去工廠老老實實工作；結果反而是最優秀的幾位學生聽信了他的話，放棄哲學，其中有一位還真的跑到罐頭工廠當工人。<text:span text:style-name="T3"> <text:line-break/><text:line-break/></text:span>檔案室的討論會上，幾乎都是聽西嘉講話，每周聚會後，他都會寄<text:span text:style-name="T3">email </text:span>給系上討論群，分享他的哲學思考，但或許脫離當代哲學太久，他的那些思考，在目前哲學學界的人看來顯然十分幼稚可笑，於是有人終於在系上的<text:span text:style-name="T3"><text:s/>mailing list </text:span>開罵，說這些全是「大便」，叫他別再寄了。我發言反駁，我說這些東西對你是大便，對我卻是珍品，你沒有權力要求他人閉嘴；後來引起正反兩派人馬一場混戰。<text:span text:style-name="T3"> <text:line-break/><text:line-break/></text:span>但西嘉始終沒出聲，自此之後卻也不再寄發他寫的個人講義給大家。最後一次討論會，他講了一段往事。他說，他有一次跟維根斯坦走在劍橋國王學院（<text:span text:style-name="T3">King’s College</text:span>）那條街上，遠遠看到一位校工守在校門口，維根斯坦突然愣住，停下腳步，彷彿受到什麼感動，手指前方要他看，嘴裏唸著：「這樣的人，才是我所尊敬。」他說他一直記得維根斯坦當時的眼神。讓他挺感動。<text:span text:style-name="T3"> <text:line-break/><text:line-break/></text:span>在我看來，這世界分成兩種人：老實與不老實。前者單純樸素，後者矯飾虛榮。我的小孩將來若有機會看到這文章，應當記住他爹娘對他唯一的期望：做一個像守門校工那樣的老實人。</text:p>
      <text:p text:style-name="P1"><text:span text:style-name="T1">陳真</text:span><text:s/>  |  2017.11.12 00:26   |   <text:a xlink:type="simple" xlink:href="http://palinfo.habago.org/Entry?Command=Information_PrintForum&amp;iPage=116#FORUM36252"><text:span text:style-name="T2">#</text:span></text:a></text:p>
      <text:p text:style-name="P2">預設九，<text:span text:style-name="T3"> <text:line-break/><text:line-break/></text:span>概念是個網，依傍而生，環環相扣，有此就有彼，彼此之間具有某種共通性。<text:span text:style-name="T3"> <text:line-break/><text:line-break/></text:span>在談<text:span text:style-name="T3"><text:s/>"</text:span>類型化<text:span text:style-name="T3">" </text:span>時，曾寫過一個例子：<text:span text:style-name="T3">1997</text:span>年剛到英國時，有一回，在一群人之中，有個<text:span text:style-name="T3"><text:s/>"</text:span>仰慕<text:span text:style-name="T3">" </text:span>西方文化的女留學生。這女生<text:span text:style-name="T3"><text:s/>"</text:span>眼界<text:span text:style-name="T3">" </text:span>很高，眼裏只有名校、西方、醫生等等。幸好我符合這些條件，因此出現在她的視線範圍內，不合資格者她是根本連看你一眼都很懶的，因為她自認為境界很高，很難理解，凡夫俗子少來煩她。<text:span text:style-name="T3"> <text:line-break/><text:line-break/></text:span>我看她姿態那麼高，決定玩點花樣。我跟她說，妳信不信我可以說出妳這個人的種種心思。於是我就像背台詞一樣，完全不停頓，一連講了好幾分鐘，句句命中要害。那個女生很驚訝，問說：<text:span text:style-name="T3">"</text:span>你是誰？你怎麼會認識我？<text:span text:style-name="T3">" </text:span>我說我不認識妳啊，我只是會一點讀心術。接著她很讚嘆地說，<text:span text:style-name="T3">"</text:span>我看你根本就是魔鬼！<text:span text:style-name="T3">" <text:line-break/><text:line-break/></text:span>我當然不是魔鬼，我也不懂讀心術，我之所以了解她是因為她太好了解了。她是這麼<text:span text:style-name="T3"><text:s/>"</text:span>主流<text:span text:style-name="T3">" </text:span>思維的一個人，想不了解她恐怕很難吧。就如沈從文所說，<text:span text:style-name="T3">"</text:span>鄉下人各有各的模樣，但都會男女卻全長得一個樣。<text:span text:style-name="T3">" </text:span>托爾斯泰的<text:span text:style-name="T3"><text:s/>"</text:span>安娜卡列尼娜<text:span text:style-name="T3">" </text:span>開場白亦如此寫道：<text:span text:style-name="T3">"</text:span>幸福的家庭都是相似的，不幸家庭卻各有各的悲劇。<text:span text:style-name="T3">" </text:span>道理是一樣的。就如疾病有千萬種，但健康卻只有一種。<text:span text:style-name="T3"> <text:line-break/><text:line-break/></text:span>主流男女往往就像是同一家工廠出品似的，各種思維與價值觀非常相似而一致，你只要知其一，依著那股味道和眼光看過去，差不多就知全部了。這也是為什麼一部電影我們往往看片頭一兩幕就知道整部電影的水平，因為概念是個網，氣味貫穿在每一個影像中，知其一便知全部。<text:span text:style-name="T3"> <text:line-break/><text:line-break/></text:span>我甚至根本不用去看某人拍的電影才能做出評價，我光看導演那副長相和聽他講的一兩句話，馬上就能知道這個人拍的電影值不值得看，這就像一個臭雞蛋，咬一口馬上就知道，不需要整顆吃完再來思索它有沒有發臭。<text:span text:style-name="T3"> <text:line-break/><text:line-break/></text:span>我並不是說非主流的人事物就不是一個概念網，當然也是，當然也是由某一種預設的<text:span text:style-name="T3"><text:s/>"</text:span>眼光<text:span text:style-name="T3">" </text:span>組成一整個人事物的屬性，差別只是在於非主流者眼光較為多樣化，較為另類，不是那麼顯而易見。<text:span text:style-name="T3"> <text:line-break/><text:line-break/></text:span>我主要想說的是概念網。它是一個<text:span text:style-name="T3"><text:s/>"</text:span>整體<text:span text:style-name="T3">"</text:span>，由某種基本文法構成，就像一套語言那樣。抓住了文法，就抓住了整套語言的可能性；在這預設的文法<text:span text:style-name="T3"><text:s/>(</text:span>或者說眼光<text:span text:style-name="T3">) </text:span>上，發展與建構出一整套思維。<text:span text:style-name="T3"> <text:line-break/><text:line-break/></text:span>比方說，你覺得某人很<text:span text:style-name="T3"><text:s/>"</text:span>台<text:span text:style-name="T3">"</text:span>，那他肯定是方方面面都<text:span text:style-name="T3"><text:s/>"</text:span>台<text:span text:style-name="T3">"</text:span>，不太可能只台一半，而另一半卻很空靈，這就好像雞蛋不會只臭一半，另一半卻香噴噴。<text:span text:style-name="T3"> <text:line-break/><text:line-break/></text:span>曾經有幾次，有人跟我說，他很仰慕我以及仰慕某些人，我聽了很驚訝，那些人是超級低能大人渣耶，跟我理應處於截然相反的概念世界，我怎麼可能會跟他們一同被編入你的概念網呢？這也許只有一個可能，那就是其中必有一方仰慕錯了，誤解了。這就好像一個人不可能仰慕維根斯坦的同時卻又仰慕市面上一堆無恥低能的名嘴或學者專家一樣，除非你根本不知道維根斯坦是一個什麼樣的人，仰慕錯了。</text:p>
      <text:p text:style-name="P1"><text:span text:style-name="T1">陳真</text:span><text:s/>  |  2017.11.11 23:13   |   <text:a xlink:type="simple" xlink:href="http://palinfo.habago.org/Entry?Command=Information_PrintForum&amp;iPage=116#FORUM36251"><text:span text:style-name="T2">#</text:span></text:a></text:p>
      <text:p text:style-name="P3"><text:span text:style-name="T3">(</text:span>續<text:span text:style-name="T3">) <text:line-break/><text:line-break/></text:span>黨外時代，國民黨的情治單位在高醫及南部一些中學和大學，把我宣傳成青面獠牙，其中最經典的一句評語是高醫一些護理系學妹告訴我的，教官在她們的課堂上說：<text:span text:style-name="T3">"</text:span>陳真是個從頭爛到腳的人<text:span text:style-name="T3">"</text:span>。因為這樣一種<text:span text:style-name="T3"><text:s/>"</text:span>暴力陰謀份子<text:span text:style-name="T3">" </text:span>的黨外人士身份，周遭高醫師生或醫界人士對我有兩種態度，一種是不屑，厭惡，鄙視，唾棄，輕視，這種人佔了大約百分之九十九。另一種人，對我尚稱友善，大約佔百分之一。<text:span text:style-name="T3"> <text:line-break/><text:line-break/></text:span>問題就出在這百分之一，這些人雖然友善，但他們經常對我反覆講一句話：<text:span text:style-name="T3">"</text:span>管政治做什麼呢？像我對政治就是沒興趣。<text:span text:style-name="T3">" </text:span>光是在那黨外十年之間，這句話我就聽了不下一千次。我常思索這句話的背後意涵，究竟它是建立在什麼樣的一種心態或認知上，以致於說這些話的人，當他對我說這話時通常帶著一種<text:span text:style-name="T3"><text:s/>"</text:span>居高臨下<text:span text:style-name="T3">" </text:span>的口氣，意味著這是一種比較<text:span text:style-name="T3"><text:s/>"</text:span>豁達<text:span text:style-name="T3">" </text:span>或<text:span text:style-name="T3"><text:s/>"</text:span>清高<text:span text:style-name="T3">" </text:span>或<text:span text:style-name="T3"><text:s/>"</text:span>智慧<text:span text:style-name="T3">" </text:span>的境界，眼光看得比較遠，比較深，比較透徹，比較個人浪漫。<text:span text:style-name="T3"> <text:line-break/><text:line-break/></text:span>也因此，在旁人心目中，我經常被理解或描繪成一個政治狂熱者。三十年前，曾經有個護理系學妹，當著她的眾姊妹淘面前對我說：<text:span text:style-name="T3">"</text:span>陳真是一個即便看到美麗山水，也只會看到整座山寫著<text:span text:style-name="T3"><text:s/>'</text:span>台灣獨立<text:span text:style-name="T3">' </text:span>四個大字的人<text:span text:style-name="T3">"</text:span>。我聽了，只能苦笑，無言以對。畢竟當你跟眾人相去甚遠時，你是不可能為自己辯護的，更不用期待人們會正確理解你。<text:span text:style-name="T3"> <text:line-break/><text:line-break/></text:span>因此，許多時候，當周遭一群醫護同事講到什麼藝術啦、電影啦，音樂啦，我就會突然變成眾人擔心的焦點，擔心我聽不懂會尷尬，擔心我插不上話會難堪，因為人們普遍認為，我是不可能懂得藝術與生活浪漫的啦。彷彿一個人只要會去注意現實問題，那他就不可能是一個很有什麼藝術感與什麼生活浪漫情調的人。<text:span text:style-name="T3"> <text:line-break/><text:line-break/></text:span>但是，在我聽起來，這樣一些人之所謂<text:span text:style-name="T3"><text:s/>"</text:span>對政治沒興趣<text:span text:style-name="T3">"</text:span>，就如同有人說他對於上廁所大小便沒興趣一樣。老實說，我對廁所也是一點興趣都沒有，但我平均兩三小時還是得去廁所一趟，小個便。<text:span text:style-name="T3"> <text:line-break/><text:line-break/></text:span>我能理解比方說<text:span text:style-name="T3"><text:s/>"</text:span>我對當官沒興趣<text:span text:style-name="T3">" </text:span>或是<text:span text:style-name="T3"><text:s/>"</text:span>我對權力沒興趣<text:span text:style-name="T3">"</text:span>，但是，<text:span text:style-name="T3">"</text:span>對政治沒興趣<text:span text:style-name="T3">" </text:span>就很詭異了，腦袋裏不知道在想什麼。政治畢竟不是一種興趣，就好像呼吸並非我的嗜好一樣。你對政治沒興趣，政治對你興趣可大了。國父說，政治就是管理眾人之事。你既然是個<text:span text:style-name="T3"><text:s/>"</text:span>人<text:span text:style-name="T3">"</text:span>，就必然是眾人之一，政治怎麼會不干你的事呢？<text:span text:style-name="T3"> <text:line-break/><text:line-break/></text:span>再說，一個人如果對於活生生的眾人血肉之事或生命本身絲毫沒感覺，那他又怎麼可能會對於藝術有感覺？這不是活見鬼嗎？難道會有抽離血肉與生命的藝術？別說藝術，我相信，即便是數學與邏輯也是一種道德教育，即便是數學與邏輯也不是與地面隔絕的一套抽象系統。<text:span text:style-name="T3"> <text:line-break/><text:line-break/></text:span>大學時當家教當了五六年，曾經把好幾個數學白癡的高中生，教成數學高手，學生家長個個佩服得五體投地。其實方法無它，就是想辦法讓他認識數學，了解數學這個<text:span text:style-name="T3"><text:s/>"</text:span>人<text:span text:style-name="T3">"</text:span>，進而最好是能愛上她。一加一等於二表面上不需血肉實質，但是，整套數學體系依然還是植基於整個人類物種的生命之中。你不可能光會運算，卻對於背後所必然預設的生命形式不感興趣。<text:span text:style-name="T3"> <text:line-break/><text:line-break/></text:span>講這樣也許扯得有點遠，但回過頭來講，道理還是一樣的。你既然是人，你怎麼可能對政治沒感覺？除非腦殘或腦死，才有可能這樣。<text:span text:style-name="T3"> <text:line-break/><text:line-break/></text:span>我講的這一切全是廢話，千百年來不知道被人講過多少回了。但是，就像法國作家紀德<text:span text:style-name="T3"><text:s/>(Andre Gide)</text:span>所說：<text:span text:style-name="T3">"Everything has been said before, but since nobody listens we have to keep going back and beginning all over again." (</text:span>這一切，過去人們講過不知道多少回了，但因為沒有人在聽，我只好不斷從頭再說一遍。<text:span text:style-name="T3">) <text:line-break/><text:line-break/></text:span>我去查了，前一留言中我引述的那段話確實是馬克吐溫講的沒錯，原文是：<text:span text:style-name="T3">"If you have no will to change it, you have no right to criticize it." (</text:span>如果你根本沒有打算去改變它，那你其實也沒有權力批評它。<text:span text:style-name="T3">) </text:span>記得康德也有類似一段話，不過講得更難聽。康德說：<text:span text:style-name="T3">"If man makes himself a worm he must not complain when he is trodden on." (</text:span>一個人如果把自己當成一條蛆，那麼，當牠被人踩在腳底下時，就不該抱怨些什麼了。<text:span text:style-name="T3">) </text:span>一個人如果自甘為蛆，沒頭沒臉的毫無作為，那麼，當人渣把牠當成蛆那樣踐踏時，牠還能抱怨什麼呢？</text:p>
      <text:p text:style-name="P1"><text:span text:style-name="T1">陳真</text:span><text:s/>  |  2017.11.11 14:15   |   <text:a xlink:type="simple" xlink:href="http://palinfo.habago.org/Entry?Command=Information_PrintForum&amp;iPage=116#FORUM36250"><text:span text:style-name="T2">#</text:span></text:a></text:p>
      <text:p text:style-name="P2"><text:span text:style-name="T3">PM 2.5 </text:span>是一級致癌物，世界衛生組織訂定的標準是年平均<text:span text:style-name="T3">10, </text:span>日平均<text:span text:style-name="T3">25</text:span>。你知道此時此刻高雄左營的及時數據是多少嗎？<text:span text:style-name="T3">89</text:span>！這個同樣是<text:span text:style-name="T3"><text:s/>"</text:span>綠油油<text:span text:style-name="T3">" </text:span>的民主聖地，空氣一天比一天恐怖，我住高樓，早上起來，往往以為住在高山仙境，一片霧茫茫。<text:span text:style-name="T3"> <text:line-break/><text:line-break/></text:span>幾十年前，坐火車來高雄，你不用怕坐過頭，因為只要一接近楠梓，那股撲鼻惡臭絕對可以把你燻醒。你在車上慣常可以看到的景色是：人們皺眉痛苦地摀著鼻，望著窗外，嘴裏念著：<text:span text:style-name="T3">"</text:span>高雄到了！<text:span text:style-name="T3">" <text:line-break/><text:line-break/></text:span>夾帶惡臭的工廠毒氣廢氣你還知道要怕，但是，殺人於無形的<text:span text:style-name="T3">PM2.5</text:span>你能聞出味道來嗎？<text:span text:style-name="T3"> <text:line-break/><text:line-break/></text:span>自從<text:span text:style-name="T3">20</text:span>幾年前，人渣黨聲勢竄起，黑金鼻祖老賊李登輝以民主之名，開啟黑金體制以來，便開始瘋狂大搞政治鬥爭、炒作統獨與反中反華仇恨，<text:span text:style-name="T3">"</text:span>政治<text:span text:style-name="T3">" </text:span>的內涵突然就變了，變成什麼神聖的台獨建國運動，變成<text:span text:style-name="T3"><text:s/>"</text:span>勇敢善良的台灣人<text:span text:style-name="T3"><text:s/>VS.</text:span>邪惡沒水準的中國人<text:span text:style-name="T3">"</text:span>，變成<text:span text:style-name="T3"><text:s/>"</text:span>民主自由的寶島台灣<text:span text:style-name="T3">"</text:span>，對抗<text:span text:style-name="T3"><text:s/>"</text:span>邪惡獨裁傷害人權的中國<text:span text:style-name="T3">"</text:span>，變成什麼正名運動，努力消滅一切有關<text:span text:style-name="T3"><text:s/>"</text:span>中國<text:span text:style-name="T3">" </text:span>的東西，並且瘋狂虛構日本鬼子的恩澤。政治瞬間變成這樣一種內涵。<text:span text:style-name="T3"> <text:line-break/><text:line-break/></text:span>回台南與高雄這幾年來，經常莫名其妙跑眼科和胸腔內科，診斷結果全是與空污有關。不管是台南或高雄，越往南部，越是綠油油的民主聖地，各項生活指標就越差，例如恐怖空污，例如完全亂無章法的交通，例如無所不在的黑心食品與假藥偽藥橫行無阻，例如無數的地下工廠，例如貪污舞弊包工程包娼包賭與黑道盛行<text:span text:style-name="T3">....</text:span>等等等等等。<text:span text:style-name="T3"> <text:line-break/><text:line-break/></text:span>這一切生活實質內涵，在偉大的反中旗幟下，在神聖的<text:span text:style-name="T3">X</text:span>它媽的什麼獨立建國下，竟然統統失去了意義。所謂社運或什麼碗糕學運，無非就是綠營政客人渣們的養成地與鬥爭訓練所。台灣沒有社會運動可言，一切都只是奪取私人權力與暴利的工具。各種綠營的尾巴黨或搖尾組織林立，一個比一個齷齪下流。不可思議的是，越是齷齪下流，只要懂得炒作議題，就越受到年輕一代的熱烈歡迎。<text:span text:style-name="T3"> <text:line-break/><text:line-break/></text:span>我要說的只是一句廢話：一切政治無非只是要改善眾人的生活，但是台灣的政治卻是人渣詐騙集團所重新定義的一種奪權謀利鬥爭。經常在醫院會聽到同事們很喜歡以一種清高的口氣說：<text:span text:style-name="T3">"</text:span>我對政治沒興趣<text:span text:style-name="T3">"</text:span>，意思是說他有其它更高尚的生活重心，他才不會浪費時間去理會政治。<text:span text:style-name="T3"> <text:line-break/><text:line-break/></text:span>可是，一個人除非腦殘或腦死，否則他怎麼可能不理會政治？你不理政治，政治會理你啊。所謂對政治沒興趣，就好像說我對呼吸喝水沒興趣一樣。我對呼吸吃喝也沒啥興趣，但我還是得呼吸，還是得吃得喝，我不得不去在乎空氣、水源與食物的安全與衛生。也許你甚至對錢也沒興趣，但你不賺錢能活嗎？你能不在乎整個社會的就業與工作環境嗎？<text:span text:style-name="T3"> <text:line-break/><text:line-break/></text:span>這一切，才是政治應有的實質。但是，不管是過去的舊國民黨或取而代之的人渣黨，都希望人們盡量對政治的實質內涵沒興趣，而僅僅對人渣政客與人渣文人與學者們所炒作出來的那些空洞的假議題感興趣，比方說反中，或是什麼民主自由與<text:span text:style-name="T3">X</text:span>它媽的什麼台獨建國，建個龜頭啦，以及什麼正名運動及<text:span text:style-name="T3"><text:s/>"</text:span>去中國化<text:span text:style-name="T3">" </text:span>等等等，把這些斂財騙選票的工具和鬥爭手段，炒作成政治的神聖目標。只要在這個神聖目標下，不管如何貪污卡位如何撈錢炒地皮炒股票賣假藥或如何污染環境或整天搞黑道動刀動槍圍標搶工程包娼包睹等等等，完全都沒關係。<text:span text:style-name="T3"> <text:line-break/><text:line-break/></text:span>這就是台灣這二十幾年來在美國的大力協助下所推動的所謂政治改革與民主化的基本事實。<text:span text:style-name="T3"> <text:line-break/><text:line-break/></text:span>底下是綠油油的碗糕<text:span text:style-name="T3"><text:s/>"</text:span>民報<text:span text:style-name="T3">" </text:span>的報導，原來我住在全台灣空氣最致命的高雄左營區。我真的很擔心每天這樣荼毒，早晚會得肺癌。肺癌人口越來越多，難道你以為這跟政治無關？難道你還真的會相信人渣們高喊的什麼乾淨能源與非核家園是真心的？難道你還真的會相信這些騙子人渣心裏頭曾經有一秒鐘去想過什麼空氣污染與核電安全的事？我可以用人格保證，絕對沒有。這一切都只是一種隨時可以改變說法的政治鬥爭工具而已。他們不是反核電，而是只要國民黨當權，他們就反核電。<text:span text:style-name="T3"> <text:line-break/><text:line-break/></text:span>至於什麼乾淨能源政策，什麼節能減碳，改善空氣品質，什麼紀念齊柏林等等等，全是放他媽的狗臭屁。這些人渣盡一切努力撈錢奪權，哪天祖國真的統一台灣，我敢保證，他們照樣還是吃香喝辣，照樣高喊祖國萬歲。難道你以為他們會拋妻棄子潛入山林和解放軍打游擊？<text:span text:style-name="T3"> <text:line-break/><text:line-break/></text:span>在這二十年之中，台灣被綠色人渣們這樣惡搞，你有沒有想過，你失去了多少你應得的生活品質與未來甚至失去生命？你只是人渣們的一個斂財工具你還不懂嗎？你還覺得<text:span text:style-name="T3"><text:s/>"</text:span>不理會政治<text:span text:style-name="T3">" </text:span>是一種很清高很有品味的格調嗎？你還相信那些什麼民主自由的鬼話嗎？你還相信什麼神聖的獨立建國？建個龜頭國啦建國。請問時下有哪個政治人物真的是台獨？有嗎？有這種生物嗎？騙人也不該騙到這種地步。<text:span text:style-name="T3"> <text:line-break/><text:line-break/></text:span>做為永康民主共和國國王，我倒是沒聽說過時下台灣國有哪個政治人物真的是台獨。獨在嘴裏如果也算數的話，那我就是宇球建球運動的領袖！！我主張地球正名為宇球，宇宙的宇，羽毛球的球，我主張地球脫離銀河系宣佈獨立，邁向宇宙。<text:span text:style-name="T3"> <text:line-break/><text:line-break/></text:span>我還有個偉大的前瞻計畫，前瞻效果估計大約要十萬年才看得出它高瞻遠矚的不凡眼光！那就是建造一艘時光太空梭，穿越宇宙五次元，讓神聖宇球的子民們，可以在無限的時間與空間之中自由來回遨翔！為了達成此一偉大目標，敝人需要一點錢來推動，歡迎各位勇敢的宇球子民們捐款，或是推舉我參選宇球球王，告別獨裁，走向宇宙，為咱的子子孫孫走出一條獨立建球的康莊大道！<text:span text:style-name="T3"> <text:line-break/><text:line-break/></text:span>陳真<text:span text:style-name="T3"><text:s/>2017. 11. 11. <text:line-break/><text:line-break/>P.S.: </text:span>上次靜站是兩周前，今天<text:span text:style-name="T3">(45</text:span>分鐘後<text:span text:style-name="T3">)</text:span>又要站了。上回原本預估會只剩我和阿忠共襄盛舉，還好勉強還湊足四個。站樁期間有些陸客經過，還要求給我拍照，另外也有統促黨的朋友路過，跟我合照一張。這位統促黨朋友建議我們要<text:span text:style-name="T3"><text:s/>"</text:span>加強論述<text:span text:style-name="T3">"</text:span>。<text:span text:style-name="T3"> <text:line-break/><text:line-break/></text:span>我覺得，論述當然要加強啦，但一切口水話語筆墨，比不上你直接動手去做你覺得應該做的事。地上如果有一團垃圾，你一直論述要垃圾滾開是沒有多大意義的，你還不如動手把它撿起來丟進垃圾桶。同理，你論述半天，你論述得過人渣黨那一票什麼鬼話謊話都敢講得天花亂墜的人渣嗎？<text:span text:style-name="T3"> <text:line-break/><text:line-break/></text:span>論述當然還是要，但你總得<text:span text:style-name="T3"><text:s/>"</text:span>站出來<text:span text:style-name="T3">"</text:span>，成為一個活生生的異議者，而不是整天只會掛在網路上看這個看那個，罵兩句不痛不癢的廢話。比方說有一位核能流言終結者黃士修，我是很佩服他一夫當關的勇氣。今天假設每個人都是黃士修，或是四面八方有<text:span text:style-name="T3"><text:s/>100</text:span>個黃士修好了，我想，人渣騙子恐怕就很難混了吧。應該是馬克吐溫說的吧，<text:span text:style-name="T3">"</text:span>如果你不打算去改變問題，那你其實也沒資格抱怨<text:span text:style-name="T3">"</text:span>。<text:span text:style-name="T3"> <text:line-break/><text:line-break/>==================== <text:line-break/></text:span>致癌髒空氣<text:span text:style-name="T3"><text:s/></text:span>全台<text:span text:style-name="T3">PM2.5</text:span>超標大揭露<text:span text:style-name="T3"> <text:line-break/><text:line-break/></text:span>民報<text:span text:style-name="T3"> <text:line-break/><text:line-break/></text:span>記者蘇元和／台北報導<text:span text:style-name="T3"> <text:line-break/><text:line-break/>2015</text:span>年<text:span text:style-name="T3">4</text:span>月<text:span text:style-name="T3">7</text:span>日<text:span text:style-name="T3"> <text:line-break/><text:line-break/></text:span>致癌髒空氣<text:span text:style-name="T3"><text:s/></text:span>全台<text:span text:style-name="T3">PM2.5</text:span>超標大揭露<text:span text:style-name="T3"><text:s/></text:span>　　<text:span text:style-name="T3"> <text:line-break/><text:line-break/></text:span>全台空氣汙然到底有多嚴重？《民報》整理全台各區<text:span text:style-name="T3">PM2.5</text:span>年均值，只有台東縣關山、屏東縣恆春、花蓮縣、台東縣，<text:span text:style-name="T3">PM2.5</text:span>數值低於<text:span text:style-name="T3">12</text:span>，台灣西部地區都是<text:span text:style-name="T3">PM2.5</text:span>數值超標。大部分都會區<text:span text:style-name="T3">PM2.5</text:span>數值都達<text:span text:style-name="T3">25</text:span>以上，空氣品質不良<text:span text:style-name="T3">(</text:span>圖表一<text:span text:style-name="T3">)</text:span>。<text:span text:style-name="T3"> <text:line-break/><text:line-break/></text:span>台灣每三個人就有一人有過敏問題，不是氣喘，就是過敏性鼻炎、支氣管炎、甚至曬太陽就過敏，過敏來源部分來自空氣中的細懸浮微粒，根據環保署資料指出，許多流行病理學研究也指出<text:span text:style-name="T3">PM2.5</text:span>更是肺癌、心血管疾病的危險因子。台灣健康空氣行動聯盟發起人葉光芃醫師更直指「國人<text:span text:style-name="T3">10</text:span>大癌症死因，都與<text:span text:style-name="T3">PM 2.5</text:span>有關。」<text:span text:style-name="T3"> <text:line-break/><text:line-break/></text:span>你呼吸的氣<text:span text:style-name="T3"><text:s/></text:span>都是一級致癌物<text:span text:style-name="T3"> <text:line-break/><text:line-break/>2013</text:span>年國際癌症總署已將<text:span text:style-name="T3">PM2.5</text:span>列為一級致癌物。換句話說，每分秒、每口呼吸進來的氣，正可能是一級致癌物。根據台大公衛學院副院長詹長權在媒體指出，兒童每分鐘吸<text:span text:style-name="T3">6-7</text:span>公升空氣，相當於三罐家庭號鮮乳容量；成人每分鐘吸<text:span text:style-name="T3">7-14</text:span>公升空氣，每天合計<text:span text:style-name="T3">1-2</text:span>萬公升，可裝滿<text:span text:style-name="T3">80</text:span>個標準浴缸；劇烈運動時每分鐘吸超過<text:span text:style-name="T3">50</text:span>公升空氣，每天吸進多少致癌物質？可以算出自己每天吸入多少致癌物質。<text:span text:style-name="T3"> <text:line-break/><text:line-break/></text:span>中國大陸《穹頂之下》霾害問題引發熱議，中國大陸呼吸道疾病專家鐘南山曾直言，空氣污染對身體的影響比<text:span text:style-name="T3">SARS</text:span>還厲害，備受媒體關注。<text:span text:style-name="T3"> <text:line-break/><text:line-break/></text:span>全世界動起來與惡劣空氣對抗，歐洲國家不分領域要求立法對抗空汙，除此，最早使用汽車尾氣淨化裝置的瑞士，不歡迎開車族，拒絕<text:span text:style-name="T3">F1</text:span>賽車進駐、強制實行汽車嚴格排放標準；英國則是祭出管制柴油車行動；法國巴黎及周邊<text:span text:style-name="T3">3</text:span>個省份則採取車輛單雙號限行措施對抗空汙。<text:span text:style-name="T3"> <text:line-break/><text:line-break/></text:span>反觀台灣，政府被動與消極的管制遭立委質疑，<text:span text:style-name="T3">1975</text:span>年實施空污法，只管制<text:span text:style-name="T3">10</text:span>微米以下的粒狀汙然物<text:span text:style-name="T3">(PM10)</text:span>，最致命的污染物<text:span text:style-name="T3">PM2.5</text:span>卻沒被列管，直到<text:span text:style-name="T3">2011</text:span>年，馬英九總統出席反國光石化餐會才承諾管制，環保署直到<text:span text:style-name="T3">2012</text:span>年<text:span text:style-name="T3">8</text:span>月，才列管<text:span text:style-name="T3">PM2.5</text:span>納入空氣品質標準管制，台灣對付空污隱形殺手<text:span text:style-name="T3">PM2.5</text:span>，整整晚了<text:span text:style-name="T3">37</text:span>年。<text:span text:style-name="T3"> <text:line-break/><text:line-break/></text:span>台灣空汙問題<text:span text:style-name="T3"><text:s/></text:span>僅<text:span text:style-name="T3">3</text:span>成與中國大陸有關<text:span text:style-name="T3"> <text:line-break/><text:line-break/></text:span>除花東、恆春外，全台<text:span text:style-name="T3">PM2.5</text:span>年均值幾乎都超標，中興大學環境工程學系教授莊秉潔在媒體報導指出，台灣空汙問題來自中國大陸只有三成，七成全是「台灣製造」。根據綠色和平<text:span text:style-name="T3">2014</text:span>年「年度城市<text:span text:style-name="T3">PM2.5</text:span>排行榜」調查、環保署資料指出，台灣在亞洲國家<text:span text:style-name="T3">PM2.5</text:span>濃度排名，台灣左營年均值<text:span text:style-name="T3">42.2</text:span>微克<text:span text:style-name="T3">/</text:span>每立方公尺，排行僅低於印度德里<text:span text:style-name="T3">153</text:span>微克<text:span text:style-name="T3">/</text:span>每立方公尺、中國北京<text:span text:style-name="T3">83.2</text:span>微克<text:span text:style-name="T3">/</text:span>每立方公尺、中國上海<text:span text:style-name="T3">52.2</text:span>微克<text:span text:style-name="T3">/</text:span>每立方公尺。<text:span text:style-name="T3"> <text:line-break/><text:line-break/></text:span>根據<text:span text:style-name="T3">WHO</text:span>世界衛生組織標準，<text:span text:style-name="T3">PM2.5</text:span>大於<text:span text:style-name="T3">25</text:span>微克<text:span text:style-name="T3">/</text:span>每立方公尺極為「不良」，且一年不能超過<text:span text:style-name="T3">3</text:span>天，美國環保署將<text:span text:style-name="T3">PM2.5</text:span>小於<text:span text:style-name="T3">12</text:span>微克<text:span text:style-name="T3">/</text:span>每立方公尺是「良好」。<text:span text:style-name="T3"> <text:line-break/><text:line-break/></text:span>台灣<text:span text:style-name="T3">PM2.5</text:span>安全標準是？根據環保署資料，台灣參考世界衛生組織建議，訂定<text:span text:style-name="T3">PM2.5</text:span>空氣品質標準，<text:span text:style-name="T3">24</text:span>小時平均值為<text:span text:style-name="T3">35</text:span>微克<text:span text:style-name="T3">/</text:span>每立方公尺，年平均值為<text:span text:style-name="T3">15</text:span>微克<text:span text:style-name="T3">/</text:span>每立方公尺。日本年平均值是<text:span text:style-name="T3">15</text:span>微克<text:span text:style-name="T3">/</text:span>每立方公尺，美國年平均值是<text:span text:style-name="T3">12</text:span>微克<text:span text:style-name="T3">/</text:span>每立方公尺，台灣設定的高標準，目標很高，行動卻牛步，尤其在空汙總量管制與計算標準無作為，更是引發質疑。<text:span text:style-name="T3"> <text:line-break/><text:line-break/></text:span>根據環保署、環保署空氣品質監測網等資料，全台各區<text:span text:style-name="T3">PM2.5</text:span>年均值數值，只有台東縣關山、屏東縣恆春、花蓮縣、台東縣，<text:span text:style-name="T3">PM2.5</text:span>數值低於<text:span text:style-name="T3">12</text:span>，是空氣品質良好地區；台北市陽明山<text:span text:style-name="T3">PM2.5</text:span>數值<text:span text:style-name="T3">13.1</text:span>、宜蘭<text:span text:style-name="T3">14.9</text:span>，屬於空氣品質安全區域，台灣西部地區<text:span text:style-name="T3">PM2.5</text:span>數值都是遠遠超標。多數都會區<text:span text:style-name="T3">PM2.5</text:span>數值都達<text:span text:style-name="T3">25</text:span>以上，空氣品質是不良。<text:span text:style-name="T3"> <text:line-break/><text:line-break/></text:span>台灣多數地區<text:span text:style-name="T3">PM2.5</text:span>數值超標引發立委質疑，如雲林斗六<text:span text:style-name="T3">34.4</text:span>微克／立方公尺，比環保署訂定年平均標準值的兩倍還要多，其他像崙背，因為北端有台中火力發電廠，西邊有台塑六輕工業區，都是受害嚴重地區。<text:span text:style-name="T3"> <text:line-break/><text:line-break/>PM2.5</text:span>的來源包含境外傳入、工業排放物、交通汙染等。日常生活中，專家建議民眾多搭乘捷運大眾運輸工具、汰換高汙染汽機車，並定期檢查、祭拜時不燒金紙、口罩不離身、減少放鞭炮、不亂燒垃圾、雜物、減少在車流量多的地方散步與走路、室內不燒香、不點蚊香、遠離工廠與宮廟、上山呼吸新鮮空氣，至少超過<text:span text:style-name="T3">1</text:span>千<text:span text:style-name="T3">-2</text:span>千公尺。</text:p>
      <text:p text:style-name="P1"><text:span text:style-name="T1">陳真</text:span><text:s/>  |  2017.11.10 10:31   |   <text:a xlink:type="simple" xlink:href="http://palinfo.habago.org/Entry?Command=Information_PrintForum&amp;iPage=116#FORUM36248"><text:span text:style-name="T2">#</text:span></text:a></text:p>
      <text:p text:style-name="P3">預設八，<text:span text:style-name="T3"> <text:line-break/><text:line-break/></text:span>小時候，整個台灣社會喊著：<text:span text:style-name="T3">"</text:span>反攻大陸，解救水深火熱的大陸同胞<text:span text:style-name="T3">"</text:span>，標語口號寫得到處都是。現在的台灣，我只能期待大陸同胞趕緊來解救生活在水深火熱之中的台灣同胞。<text:span text:style-name="T3"> <text:line-break/><text:line-break/></text:span>這事的困難點就在於：台灣人不但不覺得自己水深火熱，反而還很驕傲得意什麼民主自由的成就呢，而且，若要說生活中有什麼不如意，那就是萬惡的中國人害的！讓我們的光榮走不出去，讓我們的光芒沒法讓全世界看見，但我們有信心：中共暴政必亡！民主萬歲！<text:span text:style-name="T3"> <text:line-break/><text:line-break/></text:span>你能不能想像一家公司，比方說台積電，決心走向自由與民主！決定實施普選，選出真正符合<text:span text:style-name="T3"><text:s/>"</text:span>台積人<text:span text:style-name="T3">" </text:span>民意的領袖！你覺得，台積電若發神經這樣做，後果將會如何？這例子不一定能全盤否定西方所謂民主，但至少能否定那樣一種選舉形式與議會形式是唯一選擇的說法，而且更能完全否定它是什麼普世價值。事實上它什麼也不是，它只是各種政治體制<text:span text:style-name="T3"><text:s/>"</text:span>之一<text:span text:style-name="T3">"</text:span>，而且，在我看來，它是最腐敗最充滿詐欺與最容易操弄的一種，特別是當人民的素質低落到難以想像時，民主恰恰就是人渣最喜歡生存的溫床，他只要控制住媒體，控制住教育，便可為所欲為，吃到飽，喝到撐，整座國庫就是我家金庫，人民還會為你鼓掌、仰慕你呢。<text:span text:style-name="T3"> <text:line-break/><text:line-break/></text:span>過去蔣家時代的國民黨是國庫通黨庫，人渣黨卻青出於藍，國庫通黨庫，黨庫直接通內褲，錢全跑進私人口袋裏了。幹嘛這樣做呢？阿扁說的對，為的是累積台獨建國基金。不過扁嫂說得更好，她說，<text:span text:style-name="T3">"</text:span>阿扁不趁年輕弄點錢，難道要當窮光蛋？窮到只好把妻女送去讓別人幫忙養嗎？<text:span text:style-name="T3">" <text:line-break/><text:line-break/></text:span>一個社會，各種無恥醜陋怪象與行徑就算再怎麼醜陋都不希奇，希奇的是，當你罵說他媽的這些人渣真是有夠齷齪無恥時，絕大多數人竟然視你為敵，或是對你嗤之以鼻。<text:span text:style-name="T3"> <text:line-break/><text:line-break/></text:span>在這島上，政治上似乎不管如何明明白白的任何一件事，都不可能讓人認知到它的基本事實，為什麼呢？因為人們腦子裏長久以來被預設植入了一道道基本命題，做為一種既定的反中反藍反華挺綠<text:span text:style-name="T3"><text:s/>"</text:span>結論<text:span text:style-name="T3">"</text:span>。越是往南，越是年輕一代，這種植入現象就越是明顯。<text:span text:style-name="T3"> <text:line-break/><text:line-break/></text:span>范光棣的受訪，我看<text:span text:style-name="T3">youtube</text:span>上一片罵聲。我用他喜歡的<text:span text:style-name="T3"><text:s/>"</text:span>老子<text:span text:style-name="T3">" </text:span>的一段話來<text:span text:style-name="T3"><text:s/>"</text:span>安慰<text:span text:style-name="T3">" </text:span>他，正所謂<text:span text:style-name="T3"><text:s/>"</text:span>下士聞道，大笑之，不笑不足以為道<text:span text:style-name="T3">"</text:span>。我說，在我認識的醫界同事中，特別是護士或學生，我想他們若聽到有人喜歡大陸或肯定大陸或甚至嚮往大陸，何止<text:span text:style-name="T3"><text:s/>"</text:span>大笑<text:span text:style-name="T3">"</text:span>，大概會笑到滿地打滾吧。</text:p>
      <text:p text:style-name="P1"><text:span text:style-name="T1">陳真</text:span><text:s/>  |  2017.11.10 02:44   |   <text:a xlink:type="simple" xlink:href="http://palinfo.habago.org/Entry?Command=Information_PrintForum&amp;iPage=116#FORUM36247"><text:span text:style-name="T2">#</text:span></text:a></text:p>
      <text:p text:style-name="P2">今天去台南洽公，還沒下交流道就差點一前一後被兩輛蛇行換道的瘋狂飆車給撞了，這種慣有場面提醒我一件事：台南到了。<text:span text:style-name="T3"> <text:line-break/><text:line-break/></text:span>台南市區內車子其實不多，但整個交通亂七八糟到極點，與地獄無異。為什麼呢？因為這是民主聖地，講究人權及自由，簡單說就是：<text:span text:style-name="T3">"</text:span>只要林北爽，有什麼不可以？<text:span text:style-name="T3">" </text:span>林北林祖媽愛怎麼開車就可以怎麼開車，這是民主社會的基本人權。<text:span text:style-name="T3"> <text:line-break/><text:line-break/></text:span>來到住了六年的中華路，它媽的又在挖馬路了。這條大馬路，六年來都不知道挖過幾百遍了。我看馬路中央亂七八糟立了一堆牌子寫著：<text:span text:style-name="T3">"</text:span>維修馬路工程<text:span text:style-name="T3">"</text:span>。他媽的每天都在維修，這條路一年到頭有哪幾天是不維修的？一條馬路填好後，用沒兩天，偏要把它挖開，然後再亂七八糟補上，補上沒兩天，又再度把它挖得稀巴爛，然後再補上；再過幾天，再挖一次，然後再補上<text:span text:style-name="T3">....</text:span>大小馬路，到處不斷重覆做著同樣的<text:span text:style-name="T3"><text:s/>"</text:span>維修<text:span text:style-name="T3">" </text:span>工程。這就是台南最典型的<text:span text:style-name="T3"><text:s/>"</text:span>建設<text:span text:style-name="T3">"</text:span>。<text:span text:style-name="T3"> <text:line-break/><text:line-break/></text:span>現在賴啥小當大官，這下更猛了，居然說要蓋捷運！台南連最基本的公車運輸能力都沒有，居然還要蓋捷運？我是建議不如蓋太空梭撈錢更快。四十多年前，我念小學時，經常搭公車上下學，四十多年後的台南，公車居然都快消失了。<text:span text:style-name="T3"> <text:line-break/><text:line-break/></text:span>一些外國人或外地人，來到台南，往往頂著大太陽在路邊等公車，等到快中暑脫水身亡。我路過看到，往往於心不忍。曾經有幾次，他們攔下我，問說等了一小時車子怎麼還沒來？我都會跟他們說這很正常，你用走的也許還比較快一些。不過，台南並沒有可以讓人走路的地方，只能走快車道，跟車子拼命看你敢不敢試試。<text:span text:style-name="T3"> <text:line-break/><text:line-break/></text:span>成大校門口倒是有一小段確實可以讓人走路的走廊，大小僅容一至二人通行，起始點掛了個官方牌子，寫著<text:span text:style-name="T3"><text:s/>"</text:span>示範走廊<text:span text:style-name="T3">"</text:span>。歡迎大家有空可以來台南去<text:span text:style-name="T3"><text:s/>"</text:span>示範走廊<text:span text:style-name="T3">" </text:span>走走，全長大約一百多公尺，來回走一趟約五分鐘，感受一下台南偉大的人文精神與物質建設，兩者同時兼具，累了還可以在路邊買西瓜汁喝，或是示範走廊入口處就有一家賣豆花和綠豆湯。不過，還是要小心，因為示範走廊地面高低不平。也許這是故意設計的，用心良苦，希望同時訓練行人的腳下危機反應。<text:span text:style-name="T3"> <text:line-break/><text:line-break/></text:span>台灣不是沒錢，而是自從老賊李登輝引進黑金治國體制後，這個社會就這樣迅速被掏空，但全以<text:span text:style-name="T3"><text:s/>"</text:span>民主<text:span text:style-name="T3">" </text:span>與<text:span text:style-name="T3"><text:s/>"</text:span>人民<text:span text:style-name="T3">" </text:span>之名，幾千億幾百億就這樣吃乾抹淨或是亂花一通，什麼前瞻計畫就是這樣，包括購買或<text:span text:style-name="T3"><text:s/>"</text:span>自製<text:span text:style-name="T3">" </text:span>所謂<text:span text:style-name="T3"><text:s/>"</text:span>武器<text:span text:style-name="T3">"</text:span>也一樣，目的只有一個，那就是貪污、撈錢，而不是真正著眼於台灣人的長遠利益。<text:span text:style-name="T3"> <text:line-break/><text:line-break/></text:span>范光棣說得很對，你花那麼多錢幾十年來買一堆破銅爛鐵做什麼呢？不過就是為了貪污和繳保護費給美國人。可是，你難道真以為黑道流氓跟你勒索保護費是真的要保護你？范光棣還說，<text:span text:style-name="T3">"</text:span>就算把全美國的武器<text:span text:style-name="T3">(</text:span>包括核子彈<text:span text:style-name="T3">)</text:span>全買來台灣，你還是打不贏大陸<text:span text:style-name="T3">"</text:span>。<text:span text:style-name="T3"> <text:line-break/><text:line-break/></text:span>總之，怎麼會有人頂天立地的人不當，卻一心想給美國人當狗，給日本人當奴才。不可思議的是，就如李敖所說，給人當狗當奴才，居然還要付大把鈔票給主人。</text:p>
      <text:p text:style-name="P1"><text:span text:style-name="T1">陳真</text:span><text:s/>  |  2017.11.09 01:35   |   <text:a xlink:type="simple" xlink:href="http://palinfo.habago.org/Entry?Command=Information_PrintForum&amp;iPage=116#FORUM36246"><text:span text:style-name="T2">#</text:span></text:a></text:p>
      <text:p text:style-name="P3"><text:span text:style-name="T3">(</text:span>續前<text:span text:style-name="T3">) <text:line-break/><text:line-break/><text:line-break/></text:span>這首歌其實貼過不止一次了，它有很多版本，但我最喜歡這一個：<text:span text:style-name="T3"> <text:line-break/><text:line-break/>https://www.youtube.com/watch?v=b6aczhQ7atM <text:line-break/><text:line-break/></text:span>特別喜歡<text:span text:style-name="T3">2</text:span>分<text:span text:style-name="T3">10</text:span>秒到約<text:span text:style-name="T3">3</text:span>分處，以及<text:span text:style-name="T3">4</text:span>分<text:span text:style-name="T3">6</text:span>秒到差不多<text:span text:style-name="T3">4</text:span>分<text:span text:style-name="T3">53</text:span>秒處，我翻譯的恰好也是這一段，相當催淚動人。<text:span text:style-name="T3"><text:line-break/><text:line-break/></text:span>寫字跟唱歌也許差不多，有手都會寫，有嘴都會唱，寫出一模一樣的句子有何難？唱出一模一樣的高低節拍有何難？但它們真的一模一樣嗎？當然不一樣。文字、音符和影像全都連結到一個人的生命上頭；不是那樣的人，不帶那樣的感情，沒有那樣的淚水，不具那樣的生命經驗，說不出那樣的話來，唱不出那樣的歌聲。即便表面上一模一樣的句子，意義大不同。<text:span text:style-name="T3"> <text:line-break/><text:line-break/></text:span>我們不但應該以貌取人，更應該以人廢言。人渣講話根本不值得聆聽，不是他必然說錯什麼，而是他講的話就跟放屁一樣，根本不值得聞問；既非對，亦非錯，而是毫無意義。相反地，一個當真的人講的話，不論對錯都值得聽，因為它必然意義非凡。<text:span text:style-name="T3"> <text:line-break/><text:line-break/></text:span>人格如此，長相亦然。我始終相信人可貌相，人渣必然長得一副人渣模樣，我從未見過一個例外。許多時候，看到市面上一些綠油油的人渣那種長相，我就很想立個法律規定，光憑這副長相就應該槍斃。<text:span text:style-name="T3"> <text:line-break/><text:line-break/></text:span>以貌取人，以人廢言，事實上，大家原本就是這麼取捨了，只是取捨的標準大不同，甚至很可能截然相反。在你眼中有份量有價值的人事物，在我眼中也許根本不值得一個屁，反之亦然。在你眼中美美的人事物，在我看來卻很想吐，反之亦然。這恐怕就是人與禽獸溝通上最困難的一個地方。禽獸沒有虛榮，一分感情說一分話，愛恨分明，獸前獸後始終一致。人不一樣，人前人後不一，只活在某種社會角色裏，卻少了個<text:span text:style-name="T3"><text:s/>"</text:span>我<text:span text:style-name="T3">" </text:span>字，心裏想的全是眾人的眼光與評價，於是就像股市一樣，行情漲就得意，嘴臉窩囊，跌就又是另一副難看模樣。</text:p>
      <text:p text:style-name="P1"><text:span text:style-name="T1">陳真</text:span><text:s/>  |  2017.11.08 20:27   |   <text:a xlink:type="simple" xlink:href="http://palinfo.habago.org/Entry?Command=Information_PrintForum&amp;iPage=116#FORUM36245"><text:span text:style-name="T2">#</text:span></text:a></text:p>
      <text:p text:style-name="P2">講個八卦。其實史東這節目原本是要訪問我，說是專訪<text:span text:style-name="T3">60</text:span>分鐘。我婉拒了。我有什麼值得訪問？別說<text:span text:style-name="T3">60</text:span>分鐘，就連<text:span text:style-name="T3">60</text:span>秒鐘我也說不上話。為了怕失禮，回了一封長信，朝<text:span text:style-name="T3"><text:s/>"</text:span>乏善可陳<text:span text:style-name="T3">" </text:span>及<text:span text:style-name="T3"><text:s/>"</text:span>能力不足<text:span text:style-name="T3">" </text:span>的方向說明。推辭之後，我就自告奮勇說，我幫你連絡一個真正值得採訪卻長年隱退江湖的人<text:span text:style-name="T3">--</text:span>范光棣。十八年前，當我中了維根斯坦的毒很深很深而十分徬徨時，他也曾因此從台灣來到劍橋跟我見上一面。那晚，他送我一份演講手稿，十八年來，不管我搬幾次家，那份手稿始終就擺在離我書桌最近的書架上。<text:span text:style-name="T3"> <text:line-break/><text:line-break/></text:span>至於我自己呢，或有些東西可說，但已說不清，講不明，就像得了失語症，別說訪談或演講，就連要我上台說上兩句場面話都早已失去能力，即便日常社交問答都顯得拙劣不堪，尷尬萬分。正常人很容易就能做到或很喜歡做的事，對一個<text:span text:style-name="T3"><text:s/>"</text:span>殘障者<text:span text:style-name="T3">" </text:span>並不容易，往往就像一種災難和刑求。<text:span text:style-name="T3"> <text:line-break/><text:line-break/></text:span>小時候有嚴重的閱讀障礙，沒法像正常人那樣輕易學會看字識字，費了很大的努力才能讀。讀不行，年少時卻很會說，能言善辯，舌粲蓮花，打遍天下無敵手，想不到越活越倒退噜，連過去最厲害的說話能力居然也成了障礙。就連寫也覺得彆扭。私下對著空氣自言自語寫些沒有現實意義的怪東西，這我還算有點擅長，或是頂多在人煙罕至的稀疏角落例如巴勒網留言板寫些小文字也還行，若要再更進一步昭告天下寫個大字，我就辭窮了。<text:span text:style-name="T3"> <text:line-break/><text:line-break/></text:span>原因是，不管有沒有寫出<text:span text:style-name="T3">"</text:span>我<text:span text:style-name="T3">" </text:span>字，我寫的一切基本上都是第一人稱。第一人稱的東西很難昭告天下，唯一能訴諸公眾的是<text:span text:style-name="T3"><text:s/>"</text:span>意見<text:span text:style-name="T3">"</text:span>。據說史上使用<text:span text:style-name="T3"><text:s/>"</text:span>我<text:span text:style-name="T3">" </text:span>字最多的哲學家尼采說：<text:span text:style-name="T3">"</text:span>我總是羞於說出一己之見。<text:span text:style-name="T3">" </text:span>我似乎也有同樣的毛病。意見不過就是意見，你有你的，我有我的，你我的意見如何，實在沒什麼好說。<text:span text:style-name="T3"> <text:line-break/><text:line-break/></text:span>從重度閱讀障礙到<text:span text:style-name="T3"><text:s/>"</text:span>非典型菁英社交恐懼<text:span text:style-name="T3">"</text:span>，一直到<text:span text:style-name="T3"><text:s/>"</text:span>類蝙蝠型畏光失語症<text:span text:style-name="T3">"</text:span>，接下來恐怕要朝著<text:span text:style-name="T3"><text:s/>"</text:span>選擇性失智症候群<text:span text:style-name="T3">" </text:span>發展了，例如我過去究竟跟同學借了多少錢，我竟然記不得了，別人欠我的，我卻記得很清楚。病情發展迅速，很快地，說不定會蛻變成一頭野獸，只能跟禽獸交流。確實有此一病症發展跡象，比方說阿憨現在暫時不在我身邊，但我每天在心裏頭依然會自動對他說上許多話；平常有牠在，雖然有點髒，但心裏篤定些。我還幫他編了一首曲子，歌詞很簡單，只有三句：<text:span text:style-name="T3">"</text:span>阿憨ㄟ，阿憨ㄟ，人人叫我是阿憨ㄟ。<text:span text:style-name="T3">" (</text:span>台語發音<text:span text:style-name="T3">) </text:span>每次唱給他聽，他都挺開心。他開心，我也開心。<text:span text:style-name="T3"> <text:line-break/><text:line-break/></text:span>能說善道會寫會想不一定是什麼好事。波蘭導演奇士勞斯基說：<text:span text:style-name="T3">"</text:span>我唯一的優點是：我悲觀<text:span text:style-name="T3">"</text:span>。有一天，當我來到<text:span text:style-name="T3"><text:s/>"</text:span>最後的審判<text:span text:style-name="T3">" </text:span>台前，面對各項難堪的文字罪證，惟一的辯護亦如是。文字是一種罪行，但文字背後呢？審判官說：<text:span text:style-name="T3">"</text:span>你還有什麼話說？<text:span text:style-name="T3">" </text:span>無言以對，唯有熱淚。<text:span text:style-name="T3"> <text:line-break/><text:line-break/></text:span>在那一天來臨前，我還想問問<text:span text:style-name="T3"><text:s/>"</text:span>阿憨們<text:span text:style-name="T3">"</text:span>：<text:span text:style-name="T3"> <text:line-break/><text:line-break/></text:span>依然此處<text:span text:style-name="T3"> <text:line-break/></text:span>依舊是妳<text:span text:style-name="T3"> <text:line-break/></text:span>今若往昔<text:span text:style-name="T3"> <text:line-break/></text:span>妳似將再次歸來<text:span text:style-name="T3"> <text:line-break/></text:span>一樣的雙眸問道<text:span text:style-name="T3"> <text:line-break/></text:span>關於我<text:span text:style-name="T3"> <text:line-break/></text:span>在這陌生的世界中<text:span text:style-name="T3"> <text:line-break/></text:span>凡事如何？<text:span text:style-name="T3"> <text:line-break/></text:span>何等感受？<text:span text:style-name="T3"> <text:line-break/><text:line-break/></text:span>還記得昆汀塔倫提諾的<text:span text:style-name="T3"><text:s/>"Django Unchained" </text:span>裏那首義大利歌<text:span text:style-name="T3"><text:s/>"Ancora Qui" </text:span>嗎？<text:span text:style-name="T3"> <text:line-break/><text:line-break/>https://www.youtube.com/watch?v=b6aczhQ7atM <text:line-break/><text:line-break/>https://www.youtube.com/watch?v=mQ2ke_lsQ-I <text:line-break/><text:line-break/></text:span>裏頭有一段歌詞，英文是這麼翻譯的：<text:span text:style-name="T3"> <text:line-break/><text:line-break/>still here <text:line-break/>still you <text:line-break/>and what has been has already been <text:line-break/>with the same eyes <text:line-break/>you look like you are coming back <text:line-break/>to ask me about myself <text:line-break/>how it feels <text:line-break/>in this strange world <text:line-break/>how does it go <text:line-break/><text:line-break/></text:span>我把它<text:span text:style-name="T3"><text:s/>"</text:span>翻譯<text:span text:style-name="T3">" </text:span>成上面的中文。</text:p>
      <text:p text:style-name="P1"><text:span text:style-name="T1">甄力民</text:span><text:s/>  |  2017.11.08 12:40   |   <text:a xlink:type="simple" xlink:href="http://palinfo.habago.org/Entry?Command=Information_PrintForum&amp;iPage=116#FORUM36244"><text:span text:style-name="T2">#</text:span></text:a></text:p>
      <text:p text:style-name="P3">范光棣這次訪談我只看了<text:span text:style-name="T3">15</text:span>分中，不過內容大概都是在這篇文章裡面，文章挺長的，我閱讀速度慢，看了一個小時才看完。<text:span text:style-name="T3"> <text:line-break/>https://www.facebook.com/kunifann/posts/856791334432223 <text:line-break/><text:line-break/></text:span>繞了一大圈<text:span text:style-name="T3">* <text:line-break/><text:line-break/></text:span>范光棣<text:span text:style-name="T3"><text:s/>2016</text:span>年<text:span text:style-name="T3">3</text:span>月<text:span text:style-name="T3"> <text:line-break/><text:line-break/></text:span>我是什麼人<text:span text:style-name="T3"> <text:line-break/><text:line-break/></text:span>最近常在電視上看到一些人在討論他是什麼人（臺灣人），不是什麼人（中國人），我就思考<text:span text:style-name="T3"><text:s/>“</text:span>我是什麼人？<text:span text:style-name="T3">”</text:span>這個問題。我的答案是：我是關西人，我是范家人，我是客家人，我是臺灣人，我是中國人，我是美國人，我是加拿大人，我是人。其實我現在最關心的是：我是什麼動物？我們這種動物怎麼變成了地球的癌細胞？這個暫時不談，先談我是關西人。<text:span text:style-name="T3"> <text:line-break/><text:line-break/></text:span>我是關西人<text:span text:style-name="T3"> <text:line-break/><text:line-break/></text:span>關西最有名的是<text:span text:style-name="T3"><text:s/>“</text:span>摸骨<text:span text:style-name="T3">”</text:span>，我在國外每次碰到臺灣來的人，一提我是關西人，他就說<text:span text:style-name="T3"><text:s/>“</text:span>摸骨<text:span text:style-name="T3">”</text:span>！都要問，關西摸骨是否像傳說一樣<text:span text:style-name="T3">“</text:span>靈<text:span text:style-name="T3">”</text:span>。最近<text:span text:style-name="T3">36</text:span>班同學石家孝回台，一起吃飯，他就問。去年從巴西來了一家華人到我們<text:span text:style-name="T3">“</text:span>拇指園<text:span text:style-name="T3">”</text:span>民宿住，我問他怎麼找到我們，他說，是因為他特別來關西要<text:span text:style-name="T3">“</text:span>摸骨<text:span text:style-name="T3">”</text:span>替他算命。我說，抱歉，他去年去世了，但你找到我，幸運了，我比他還<text:span text:style-name="T3">“</text:span>靈<text:span text:style-name="T3">”</text:span>。<text:span text:style-name="T3"> <text:line-break/><text:line-break/></text:span>那就話說我為什麼算起命來！我的拿手好戲是看手相。我高中畢業就出國，出國之前一個女生都沒靠近過，更別說摸到。到美國後前兩年語言不通，不要說動手，動口都不會。過兩年後會說話了，交上一位印度裔女生，我覺得一切進展得很好，但三個月後她突然把我甩了。事過幾個月看她交上另外一個男朋友了，我才鼓起勇氣問她<text:span text:style-name="T3">: </text:span>為什麼甩了我，不是都很好嗎？她說：<text:span text:style-name="T3">“</text:span>是很好呀，但我們都交往三個月了，你摸都沒摸過我一次，我以為你是同性戀呢！<text:span text:style-name="T3">”</text:span>。<text:span text:style-name="T3"><text:s/></text:span>我才恍然大悟，原來男女交往要趕快動手！問題是我受禮教約束太重，無緣無故摸人不就是性騷擾嗎？<text:span text:style-name="T3"><text:s/></text:span>要摸人也要有一個合理的藉口吧！<text:span text:style-name="T3"> <text:line-break/><text:line-break/></text:span>我終於找到好藉口了。我去唐人街買了一本看手相的手冊，下次約會，不到兩分鐘我就說，<text:span text:style-name="T3">“</text:span>我會看手相喔！<text:span text:style-name="T3">” </text:span>她的手立刻伸出來，我說，<text:span text:style-name="T3">“</text:span>錯手了，是男左女右<text:span text:style-name="T3">”</text:span>，很有學問似的。就這一招，解決了我的<text:span text:style-name="T3">“</text:span>動手<text:span text:style-name="T3">”</text:span>問題，很快地進入西方交女友世界，成為情場高手，細節就不在話下了。<text:span text:style-name="T3"> <text:line-break/><text:line-break/></text:span>那麼，我怎麼變成很<text:span text:style-name="T3">“</text:span>靈<text:span text:style-name="T3">”</text:span>的算命師呢？首先，我一輩子教哲學，我的最大任務是教學生在人生過程中怎麼避免很多<text:span text:style-name="T3">“</text:span>騙局<text:span text:style-name="T3">”</text:span>。鬼神、算命、星座、風水，宗教等等，都是騙局。這些騙局的共同前提是有利可圖，而圖利的方法是利用人性的弱點。這裡就講算命，首先大家都想事先知道將來，尤其是有大決定要做而猶豫不定之時。但這是不可能的，因為將來還不存在。那麼，為什麼很多人覺得一些算命師很<text:span text:style-name="T3">“</text:span>靈<text:span text:style-name="T3">”</text:span>呢？先講一個最古老最典型的算命故事。荷馬的<text:span text:style-name="T3">“</text:span>史詩<text:span text:style-name="T3">”</text:span>中描述了一個故事：一個國王想向鄰國發動戰爭，當然他想知道會不會贏，他帶了禮物去問當時最<text:span text:style-name="T3">“</text:span>靈<text:span text:style-name="T3">”</text:span>的算命師，這師傅算了一下後說，<text:span text:style-name="T3">“</text:span>這次戰爭，一個大國會被滅亡<text:span text:style-name="T3">”</text:span>。這國王高興得很，立刻攻打鄰國，結果大敗而歸，立刻找這算命師算帳：<text:span text:style-name="T3">“</text:span>你說我會贏，你是大騙子！<text:span text:style-name="T3">”</text:span>。算命師說：<text:span text:style-name="T3">“</text:span>我有說你會贏嗎？我說了什麼？我說一個大國會被滅亡，你自己就是那個大國呀！<text:span text:style-name="T3">”</text:span>。這故事中包含了幾個重點，首先好的算命師不會說錯話，其實基本上是說廢話，之所以被算的人有時會覺得他靈，是被算的人自己說的。假如國王贏了，他當然會大賞這算命師又說他多靈。重點是要說模棱兩可、邏輯上不可能錯、或絕大部分不會錯，或不可能立刻應驗的話。<text:span text:style-name="T3"> <text:line-break/><text:line-break/></text:span>假如一位女生上手了，我一邊摸著她的手掌一邊說：<text:span text:style-name="T3">“</text:span>妳很愛美（點頭），妳很有藝術感（點頭），妳不好惹，有人辜負妳，妳會懷恨在心（點頭），<text:span text:style-name="T3">…</text:span>（過幾分鐘），其實妳很寬宏大量，很會原諒對不起妳的人（也點頭），<text:span text:style-name="T3">…</text:span>這是妳的生命線，哎呀，妳<text:span text:style-name="T3">55</text:span>歲時會得一場大病！但還好，妳會渡過難關，妳看妳的生命線很長，會很長壽！（<text:span text:style-name="T3">30</text:span>年後她會記得嗎？）<text:span text:style-name="T3">…</text:span>這是妳的愛情線，很多人追妳，但妳很挑剔，<text:span text:style-name="T3">…“ </text:span>一大堆廢話，但要懂得一些心理學與基本人情世故。若她是有夫之婦，你說：<text:span text:style-name="T3">”</text:span>妳的婚姻不很幸福<text:span text:style-name="T3">“</text:span>（可能錯嗎？）。若你對她有興趣，你說：<text:span text:style-name="T3">”</text:span>今年是妳的大好運年，妳會遇到妳的真愛！<text:span text:style-name="T3">“</text:span>（百發百中！）<text:span text:style-name="T3"> <text:line-break/><text:line-break/></text:span>我的最後一個教職是育達科技大學的客座教授，普通客座教授只給一年，而我一作<text:span text:style-name="T3">5</text:span>年，就是因為我很<text:span text:style-name="T3">“</text:span>靈<text:span text:style-name="T3">“</text:span>！我到任後，本來的技術學院正申請升格為科技大學。有一天，校長請全系吃飯，我坐在他旁邊，他說：<text:span text:style-name="T3">”</text:span>你這仙風道骨的樣子，好像應該懂得易經！<text:span text:style-name="T3">“</text:span>。我說<text:span text:style-name="T3"><text:s/>”</text:span>一點點而已，還在研究<text:span text:style-name="T3">“</text:span>。他說：<text:span text:style-name="T3">”</text:span>那麼，能否請你算一算我們申請改名科大會不會通過？<text:span text:style-name="T3">“</text:span>。我說：<text:span text:style-name="T3">”</text:span>試試看<text:span text:style-name="T3">“</text:span>，就閉上眼睛，過了一分鐘，說：<text:span text:style-name="T3">”</text:span>校長，我跟你保證會通過！不通過你明年不要請我客座！<text:span text:style-name="T3">“</text:span>。結果真的通過了，你說我靈不靈！第二年，校長又請客，那時的大問題是招生，私立學校都面臨新生減少的問題，他又問我：<text:span text:style-name="T3">”</text:span>上次你那麼準，能否再請你算一算今年招生會不會增加？<text:span text:style-name="T3">“</text:span>。我就回答：<text:span text:style-name="T3">”</text:span>大家同心合力，一定會超過去年！<text:span text:style-name="T3">“</text:span>。結果又對了。在場每次都有<text:span text:style-name="T3">10</text:span>多位教授，他們都很驚訝，事後問我怎麼知道，又那麼確定？我說：<text:span text:style-name="T3">”</text:span>我就是靈呀！<text:span text:style-name="T3">“</text:span>。也就因此，我在育達客座了<text:span text:style-name="T3">5</text:span>年，可能打破記錄了。<text:span text:style-name="T3"> <text:line-break/></text:span>現在可以告訴老同學們我的秘密了！我當然不<text:span text:style-name="T3">”</text:span>知道<text:span text:style-name="T3">“</text:span>，我又不是教育部長！好的算命師是心理輔導師，他要正面替你加油。校長很相信算命，我沒選擇，只有給他打氣。第一次比較有把握，因為之前我在兩個私立學院教過，也經過轉為科大的過程，注意到第二次申請才通過，育達是第二次申請，故通過可能性很大。至於招生就完全沒把握了，故說了一句廢話：<text:span text:style-name="T3">”</text:span>大家同心合力，一定會超過！<text:span text:style-name="T3">“</text:span>。若沒超過，就是沒有同心合力！這句話不可能錯。<text:span text:style-name="T3"> <text:line-break/><text:line-break/></text:span>那麼，關西摸骨為什麼那麼有名？他是瞎了，其實並不完全瞎，還可以看到一些。他首次出大名是有一次蔣經國作行政院長還是副總統時來關西親民之旅，那次也安排了來訪問我父親，因為父親在關西很有名望。蔣經國到了關西街上，想去看看有名的<text:span text:style-name="T3">“</text:span>摸骨<text:span text:style-name="T3">”</text:span>師，結果一進門這摸骨師就說：<text:span text:style-name="T3">“</text:span>今天貴人來了，你是一人之下，萬人之上！<text:span text:style-name="T3">“</text:span>。就這一招，傳出去，他的名氣大張全世界。其實，那天在關西誰不知道蔣經國會來！前幾年又上報紙，因為吳敦義相信算命，當了副總統後說，<text:span text:style-name="T3">20</text:span>多年前關西摸骨說他有<text:span text:style-name="T3">”</text:span>宰相命<text:span text:style-name="T3">“</text:span>！其實他不知對多少政治人物說了這句話了！<text:span text:style-name="T3"> <text:line-break/></text:span>假如一位算命師真的很準，那是他先有信息、或作了研究、或事先安排了將來會發生的事。有利可圖，利益很大時，什麼騙局都可以安排，例子太多了，說起來我這文章就寫不完了！總而言之，算命是假的，<text:span text:style-name="T3">”</text:span>摸骨<text:span text:style-name="T3">“ </text:span>沒那麼靈，我跟我父親去看過他，全是胡說。關西人都知道他的底細。這就有點像耶穌，他在外面有一大堆相信他的人，有一次回老家，村里人說，他不就是木匠的兒子？村里人不相信他，而他在老家也就不靈了！這個故事聖經上有敘述。<text:span text:style-name="T3"> <text:line-break/><text:line-break/></text:span>我是范家人<text:span text:style-name="T3"> <text:line-break/><text:line-break/></text:span>關西還有一個名人，我父親范朝燈。他沒做過官，也沒賺大錢，只是中上等階級的農民。他七歲時，父母在一週內因得傳染病雙亡，由大家庭叔嫂照顧。那時鄉下人沒錢沒法上學，只上了三年私塾學會三字經千字文等。正因為自己沒機會上學，他從小立志他的孩子都要大學畢業，這個在<text:span text:style-name="T3">100</text:span>年前幾乎是不可能的夢，但他做到了，所以他的出名就是<text:span text:style-name="T3">“</text:span>十子十登科<text:span text:style-name="T3">” </text:span>的故事，十個兒子全大學畢業，其中有三位獲哲學博士，兩位醫學博士，五位高考及格。這個故事在曾繁蓉著<text:span text:style-name="T3">“</text:span>十子十登科的父親<text:span text:style-name="T3">- </text:span>范朝燈<text:span text:style-name="T3">”</text:span>一書中有詳述。<text:span text:style-name="T3"> <text:line-break/><text:line-break/></text:span>我在國外<text:span text:style-name="T3">40</text:span>年，回來以後才知道父親在台灣這麼有名。我每到一個地方一說我是關西人，他們就問<text:span text:style-name="T3">: ”</text:span>你認識范朝燈嗎？<text:span text:style-name="T3">” </text:span>我說：<text:span text:style-name="T3">“</text:span>他是我父親呀！<text:span text:style-name="T3">” </text:span>他們就另眼相待，對我特別好。有一次更妙了，明新技術學院在<text:span text:style-name="T3">2000</text:span>年請我去做他們新設的休閒系的創系主任，剛上任碰到羅元宏老師，他問我是哪裡范家人，我說關西，他就問<text:span text:style-name="T3">: ”</text:span>你認識范朝燈嗎？<text:span text:style-name="T3">” </text:span>我答了以後，他立刻說：<text:span text:style-name="T3">“</text:span>我被你害死了！<text:span text:style-name="T3">” </text:span>我說我根本不認識你，怎麼會害死你！他說：<text:span text:style-name="T3">“</text:span>你有所不知，我小時候很調皮，不好好唸書，每次爸爸要教訓我就一邊打一邊說范朝燈怎麼怎麼的！所以我從小就記得范朝燈這名字<text:span text:style-name="T3">“</text:span>。類似這樣的故事，我之後聽到過三次。原來我父親教孩子的故事在社會上成為模範，帶動了地方上教育的風氣。這位羅老師是明新休閒系的籌備人，理應由他接主任職，但校長<text:span text:style-name="T3">”</text:span>空降<text:span text:style-name="T3">“</text:span>了一位陌生人來當創系主任，他心裡難免有點不平，但可能是因為我是范朝燈之子，他對我很好，協助我把明新休閒系變成全台最有特色的休閒系。<text:span text:style-name="T3"> <text:line-break/><text:line-break/></text:span>我父親已去世<text:span text:style-name="T3">30</text:span>多年了，但到現在為止，他的子孫只要說是關西范家人，都會被問<text:span text:style-name="T3">: ”</text:span>你認識范朝燈嗎？<text:span text:style-name="T3">” </text:span>我們還沾他的光！我的弟弟范光群，是兄弟中作官作得最高的，他在陳水扁時代作被冷凍的台灣省的省主席時被派去花蓮作代理縣長三個月，花蓮是國民黨的地盤，他第一次去議會就深感議員對這位<text:span text:style-name="T3">“</text:span>空降<text:span text:style-name="T3">“</text:span>下來的代縣長很排斥，怕他在這三個月中會搞鬼，以縣長地位影響下任縣長選舉。會後，范光群發給每位議員一本<text:span text:style-name="T3">“</text:span>十子十登科的父親<text:span text:style-name="T3">”</text:span>那本書。第二次議會時氣氛完全變了，大家一知道他是范朝燈之子，就知道他一定是正人君子，雖然是陳水扁派來的！結果<text:span text:style-name="T3">3</text:span>個月以後，很多人還建議他留下來選縣長，一定會選上。<text:span text:style-name="T3"> <text:line-break/><text:line-break/></text:span>很多人問范朝燈是如何把十個普通農家孩子都送到大學畢業，很多人有不同的說法，兄弟中也有不同的感受，但我自己覺得最重要的是<text:span text:style-name="T3">“</text:span>感動<text:span text:style-name="T3">“</text:span>兩個字，他對教育的熱誠感動了我們，使我一生掛念在心，不能辜負他對我們的期望。最近大愛電視台訪問我，在<text:span text:style-name="T3">”</text:span>私房真言<text:span text:style-name="T3">“</text:span>節目中播放了<text:span text:style-name="T3">”</text:span>范光棣談他父親范朝燈<text:span text:style-name="T3">“</text:span>，可以在網路上看到詳情。<text:span text:style-name="T3"> <text:line-break/><text:line-break/></text:span>我是客家人<text:span text:style-name="T3"> <text:line-break/><text:line-break/></text:span>關西是純客家莊，<text:span text:style-name="T3">99%</text:span>是客家人。<text:span text:style-name="T3">1945</text:span>年台灣光復之前我只會講客家話，雖然<text:span text:style-name="T3">6</text:span>歲到<text:span text:style-name="T3">8</text:span>歲上小學時學了一點日語，光復後因反日情緒把它全忘了。光復後才學國語。初中去新竹市上新竹中學與李遠哲同班，才知道都市裡大部分人是閩南人，講我完全聽不懂的話。高中時轉到台北的師院附中，班上絕大部分是外省人，本省人只有三位，其中紀展南與羅東湖是閩南人，只有我一個客家人。我才意識到我這鄉下土包子原來是很特別的少數族群叫客家人。<text:span text:style-name="T3"> <text:line-break/><text:line-break/></text:span>從小我記得母親講一個有關客家人的故事：從前有一個將軍叫黃巢，有一天他來到一個村莊，看到路上一群難民中，有一個媽媽手拉著一個小孩子，背著一個較大的孩子，他覺得奇怪就停下來問他為什麼？她說她手拉的是她自己的孩子，背的是她已亡哥哥的獨生子，假如她自己的死了，她還可以再生，假如哥哥的獨生子死了，他就會絕後，故保護她哥哥的兒子比較重要。黃巢聽了很感動，就問她要去哪兒？她說，聽說黃巢快來了，我們要先逃難！黃巢沒告訴她自己是誰，只說，不要怕，妳回妳村莊，在妳家門口掛上葛藤，就不會有事。她回去照辦，也叫鄰居同樣作，結果真的沒事。後來在學校念正史，才知道黃巢在歷史上是壞蛋，他的革命因為失敗被稱為<text:span text:style-name="T3">“</text:span>黃巢之亂<text:span text:style-name="T3">”</text:span>。但在客家人心目中，他一直是我們的英雄！從此開始我就意識到世界上有不同的觀點，立足點不一樣對事情的看法就不一樣，不是大多數人相信的就是正確的。尤其對少數民族的看法我特別關心同情，這也延伸到所有被壓迫的人，包括工人、農民、女人、殖民等等。<text:span text:style-name="T3"> <text:line-break/><text:line-break/></text:span>客家人的歷史跟猶太人的經驗有些類似，故我在國外時，對猶太人的歷史特別關注，他們的總人口在世界上微不足道，但對世界上的貢獻非常大。偉大科學家愛因斯坦，心理學之父佛洛伊德，上世紀最出名的哲學家維根斯坦及思想家馬克思，都是猶太人。到底什麼是猶太人？這個問題猶太人自己也在討論，是種族嗎？也不是，因為有黑猶太人，也有黃種猶太人（看<text:span text:style-name="T3">“Jews of Kaifeng Fu”</text:span>一書）。是宗教嗎？很多猶太人不信猶太教，我在加拿大的哲學系中就有四位猶太教授，都是無神論者。我的結論是，族群認同是共同記憶與自我認同。在台灣的客家人最近也在討論這個問題，尤其很多已經不會講客家話了。客家人不是一種民族，因為他們都屬於漢人，他們有自己的語言及一些特別的風俗、習慣、音樂等等，但我覺得最重要的是他們有共同經驗及記憶，認同這經驗的人就是客家人。<text:span text:style-name="T3"> <text:line-break/><text:line-break/></text:span>客家人每流浪到一個地方都是<text:span text:style-name="T3">“</text:span>客人<text:span text:style-name="T3">”</text:span>，而不是<text:span text:style-name="T3">“</text:span>主人<text:span text:style-name="T3">”</text:span>，都住在比較偏僻的山區，生活艱苦，被主人看不起也被歧視。但我一直不懂，客家人那麼窮，那麼土，不像都市人那麼精靈，他們為什麼那麼自傲，有自信，覺得自己是很特別的族群？猶太人也是一樣，到處被人打壓，歧視，但自己一直覺得是上帝的寵兒，也因為那種自信，使他們的成就那麼大。猶太人的自信，來自他們舊約聖經上的故事，那麼客家人呢？<text:span text:style-name="T3"> <text:line-break/><text:line-break/></text:span>去年春天，我第一次去廣東省陸河縣祭來台祖，順便去附近客家區尋客家根。這次尋根之旅中，我的上述問題找到了答案。客家人是從中原在唐朝末期以後改朝換代或外族入侵時一批一批逃難到中國南部岳崚區的漢人。他們在贛南、閩西及粵東山區以客人身份與本地人（主人，原住民）長期共居，融合以後，產生了主要以漢文化為主的特別語言、風俗、習慣等文化。最近在大陸掀起了研究客家文化之風，政府也大量投資發展這個地區，一則因為這地區是共產黨的革命聖地，二則因為客家人在海外人數不少，都想回來尋根。在閩西現在被認為是<text:span text:style-name="T3">“</text:span>客家祖地<text:span text:style-name="T3">”</text:span>的寧化縣，建了一個很宏偉的<text:span text:style-name="T3">“</text:span>世界客屬文化交流中心<text:span text:style-name="T3">”</text:span>，我一進入大廳就看到牆上刻了一系列客家歷史的壁畫，第一幅就是黃巢及<text:span text:style-name="T3">“</text:span>背大攜小，保侄棄兒<text:span text:style-name="T3">”</text:span>客家母親的壁雕。證明我小時候聽到的故事原來是所有客家人的共同記憶，像摩西出埃及是猶太人的共同記憶。<text:span text:style-name="T3"> <text:line-break/><text:line-break/></text:span>還有在這偏僻的鄉村裡，雖然大部分都是農民，但家裡都掛著很多水準很高的對聯與家訓等等有文化象徵的東西。我父親雖是一介農夫，但他一直提醒我們孩子們，我們是范文正公（范仲淹）的第<text:span text:style-name="T3">30</text:span>代孫，而文正公是宋朝名宰相，且家裡牆上一直掛著范文正公家訓百字銘。我在客家原鄉到處看才恍然大悟為什麼客家人那麼自傲，他們的祖先都是做過官的前朝上層階級，他們在改朝換代時不但對新政權沒用，還有威脅，非跑不可。普通農民、工人等不必跑，新統治者還需要他們。而客家人特別注重教育，也是因為他們知道，讀書是做官、出人頭地的最好方法。<text:span text:style-name="T3"> <text:line-break/><text:line-break/></text:span>我是臺灣人（差點兒變日本人）<text:span text:style-name="T3"> <text:line-break/><text:line-break/></text:span>我出生於<text:span text:style-name="T3">1937</text:span>年，那一年日本發動中日戰爭，中國的抗日戰爭的開始。之前<text:span text:style-name="T3">40</text:span>多年臺灣是日本的殖民地，台灣人是二等公民，但生活方式、語言及文化上台灣人基本上是過著漢文化的生活。六歲以前，我的名字是范光棣，我家裡及村莊裡親戚朋友說的是客家話，念的是三字經，拜的是祖先及本地廟裡的神，看的是<text:span text:style-name="T3">“</text:span>關公過五關斬六將<text:span text:style-name="T3">”</text:span>及<text:span text:style-name="T3">“</text:span>孫悟空鬧天宮<text:span text:style-name="T3">”</text:span>等平劇。我知道我是中國人，知道統治我們的是日本人，怕他們又恨他們。<text:span text:style-name="T3"> <text:line-break/><text:line-break/></text:span>日本人發動侵中戰爭後，一方面覺得臺灣漢人與敵人同宗同文化，有後顧之憂，一方面發動大戰爭需要更多人力。故積極推動<text:span text:style-name="T3">“</text:span>皇民化<text:span text:style-name="T3">”</text:span>政策，想把台灣人變成日本人，開始強力要求講日本話，把名字改為日本名，放棄本來宗教而以日本神社代之，等等。我父親本想把范姓改為<text:span text:style-name="T3">“</text:span>高平<text:span text:style-name="T3">”</text:span>，但日本官員還挺聰明的，知道這是范姓的堂號，說不行，你還在懷念中國祖先！結果改為<text:span text:style-name="T3">“</text:span>高原<text:span text:style-name="T3">”</text:span>，故我的日本名字是<text:span text:style-name="T3">“</text:span>高原光邦<text:span text:style-name="T3">”</text:span>（<text:span text:style-name="T3">Takahara Mitsu Kuni</text:span>）。<text:span text:style-name="T3"> <text:line-break/><text:line-break/></text:span>我們家裡也設了一間日式<text:span text:style-name="T3">Tatami</text:span>書房，我們開始穿日服、日本木屐等等。所以我從出生到<text:span text:style-name="T3">8</text:span>歲光復前就是生活在從中國人變日本人的過渡過程中。比我大十歲以上的臺灣青年人，像我的前幾位哥哥，基本上已經變成日本人了。假如日本沒有戰敗，再過十年我也變成日本人了。<text:span text:style-name="T3">1945</text:span>年，日本投降那一天，疏散到鄉下住在我們家的五家日本官員及教師們都聚集在客廳裡聽天皇宣布無條件投降。他們都在痛哭，我心裡很高興，我還知道我是中國人。<text:span text:style-name="T3"> <text:line-break/><text:line-break/></text:span>光復後，台灣回歸祖國，我們沿路打鑼打鼓歡迎國軍，那時哪有什麼台獨意識！問題是，那時來接管的國民黨軍隊實在太爛！相較之下，日本統治者很有紀律，雖然很兇又享有特權，但台灣人日常生活穩定，治安良好。<text:span text:style-name="T3">“</text:span>祖國<text:span text:style-name="T3">”</text:span>來了以後，不但普通生活，治安很差，最糟的是，不但不把我們當<text:span text:style-name="T3">“</text:span>同胞<text:span text:style-name="T3">”</text:span>相待，還以新統治者心態對待台灣人。我最近很驚訝地發現，我那時的日記有那麼一句<text:span text:style-name="T3">“</text:span>假如外省人平等對待台灣人，我就主張統一，假如不平等對待我們，我就會主張獨立！<text:span text:style-name="T3">”</text:span>。一個十多歲的鄉下小孩子會這麼說，表示那時就有這個問題。<text:span text:style-name="T3"> <text:line-break/><text:line-break/></text:span>不到兩年後，<text:span text:style-name="T3">228</text:span>事件就發生了，那天晚上，我在睡夢中被父親吵醒，他剛從台北回來，一開門大聲跟媽媽說<text:span text:style-name="T3">: ”</text:span>糟了！台北在殺豬！<text:span text:style-name="T3">“</text:span>。我心裡想，殺豬有什麼好大驚小怪的！原來，台灣人叫日本人<text:span text:style-name="T3">”</text:span>狗<text:span text:style-name="T3">“</text:span>（很兇，但乾淨），叫光復後來接管台灣的外省人<text:span text:style-name="T3">”</text:span>豬<text:span text:style-name="T3">“</text:span>（又髒又懶）。之後幾天，關西鄉下倒沒發生什麼殺人的狀況。我只記得父親及關西重要人物有在討論去軍火庫拿軍火發給人民來抵抗鎮壓軍隊。還有那時在台大上學的兩位哥哥被分發到幾顆手榴彈，也是準備反抗鎮壓軍隊來時用的。他們帶回這些手榴彈，不知怎麼辦，結果把它丟到河裡。鎮壓軍來後，記得父親跑山上去躲了好幾天。<text:span text:style-name="T3"> <text:line-break/><text:line-break/>228</text:span>事件很多無辜外省人被殺，很多臺灣菁英被殺，最重要的是，這事件對台灣人造成不可療癒的傷害，至今影響台灣的政治，造成強烈的揮之不去的台獨意識。台獨意識有一個很簡單的邏輯：外省人殺台灣人，<text:span text:style-name="T3">“</text:span>外省人<text:span text:style-name="T3">”</text:span>等於<text:span text:style-name="T3">“</text:span>中國人<text:span text:style-name="T3">“</text:span>。中國人像日本人一樣是外來政權，台灣人只有獨立才能當家做主。但這邏輯的前題都不正確，來接管、統治台灣人的是<text:span text:style-name="T3">“</text:span>一些<text:span text:style-name="T3">”</text:span>外省人，國民黨。有些外省人是共產黨員，他們支持<text:span text:style-name="T3">228</text:span>造反國民黨。那時的實況是，國民黨在大陸被人民唾棄，後來跑到台灣，中國人更恨國民黨！台獨意識的簡單思路：仇國民黨→仇外省人→仇中國人，造成現在台灣政治的死胡同。台灣人應該跟共產黨合作去打倒國民黨才對。<text:span text:style-name="T3"> <text:line-break/><text:line-break/></text:span>我以後的政治思路大致朝這方向走。從<text:span text:style-name="T3">1945</text:span>到<text:span text:style-name="T3">1955</text:span>我出國前國民黨漸漸經由三七五減租及耕者有其田政策在台穩定了政權，宣傳反共抗俄，但我完全沒被洗腦，已經親共。其中一大原因是，我認識一個很特別的人，何阿乾。我上新竹中學初中時住在竹東大哥醫院家裡。他是醫院的藥劑師，我們同睡一房。他是共產黨八路軍的逃兵。光復後他家裡很窮，去參軍。國民黨把他訓練幾個月後派去大陸打共產黨。有一天剛北上過了黃河，坐下來吃除夕飯，還沒開動就發現被共軍團團圍住了，沒辦法只好投降，年夜飯被八路軍吃了！結果他被分配到劉伯誠（叫獨眼龍）部下。共產黨教他唸書，教他醫藥學，過一陣子派他到軍醫院當藥劑師，一路跟著八路軍過黃河，打下來。一直到徐蚌大会战時，他因為是獨生子，在台只有一老母親，突然想家，在混亂之際逃走了，結果回到老家竹東，來我大哥醫院？。他雖然從共軍逃出來，不但不恨共產黨，還一直懷念他在八路軍時的日子。天天晚上告訴我他在八路軍的故事，比水滸傳還精彩！還教我共軍唱的歌，跳的舞。所以國民黨的反共宣傳對我完全沒作用。<text:span text:style-name="T3">I knew better! <text:line-break/><text:line-break/></text:span>我是中國人<text:span text:style-name="T3"> <text:line-break/><text:line-break/></text:span>我在中學時代最關心的是政治問題，尤其從出生到<text:span text:style-name="T3">18</text:span>歲出國之前經過日治時代，二次世界大戰，國民黨統治時代，及中國內戰以後兩岸分裂狀況。我那時一心要救國救民，在日記上寫：<text:span text:style-name="T3">“</text:span>我的思考單位，最小是國家<text:span text:style-name="T3">”</text:span>，我的意思是中國。如何使中國強大，恢復以前的光輝，是我的最大課題。<text:span text:style-name="T3"> <text:line-break/></text:span>在出國前我心裡已經支持共產黨。出國後第一件事就是去美國大學圖書館找毛澤東的著作及有關中國共產革命的書。念了<text:span text:style-name="T3"><text:s/>Edgar Snow </text:span>的<text:span text:style-name="T3"><text:s/>“Red Star over China” </text:span>及<text:span text:style-name="T3"><text:s/></text:span>毛澤東選集。不但覺得共產革命是中國的將來，也確定是世界的將來。我在英語還沒學好之前就先選俄語，因為我打算在美國念完大學後去蘇聯念研究所後回大陸參加中國共產黨革命。我的思想歷程在<text:span text:style-name="T3">“</text:span>超越馬克思及維根斯坦<text:span text:style-name="T3">”</text:span>一文中有詳述。<text:span text:style-name="T3"> <text:line-break/><text:line-break/>1972</text:span>年，尼克森去訪中國前，加拿大已經跟北京先建交，我寫了好幾次信去駐加中國大使館，表示希望能去訪問，但一直沒回應。尼克森去後不久，我就接到來信，叫我去辦簽證。我一個人坐飛機到香港，再坐火車到廣州，路上火車在深圳入境，那时深圳是個小村莊，全是稻田。從廣州又坐火車兩天一夜，一路黑漆漆的到了北京。來火車站接我的是一位台籍幹部。我來時路過東京去看我四哥，他說他以前有一個臺灣同鄉朋友，<text:span text:style-name="T3">20</text:span>年前去大陸，不知下落，他寫下這人名字叫我去大陸時問一問。這位幹部自我介紹是台灣人，叫李平，我就拿出哥哥的紙條問他聽過這人嗎（紙條上是<text:span text:style-name="T3">“</text:span>呂<text:span text:style-name="T3">”</text:span>什麼的）？他說，就是我！他是台灣同胞聯誼會副會長，他負責接待我。那時正好有一個美國台灣人組成的<text:span text:style-name="T3">“</text:span>保釣團<text:span text:style-name="T3">”</text:span>來訪北京，有十幾個人，都是在美國左派的台灣學者。他們把我放入這一團一起招待，以後三週的活動都是台聯安排的。其中最重要的是周恩來總理接見了我們。<text:span text:style-name="T3"> <text:line-break/><text:line-break/></text:span>有一天晚上，我們正要睡覺前，突然接到通知，要我們立刻去人民大會堂有重要領導要見我們。十二點半大家在一會客廳坐好，周恩來從旁門走進來。我發現我被安排坐在他旁邊，大概是因為我年紀最大（<text:span text:style-name="T3">35</text:span>歲），又是教授，別的團員都是年輕的碩士或新博士。周恩來很平易近人，跟我們像朋友之間聊天一樣，一點沒架子，有問必答，一直談到四點半，他太太鄧穎超才出來叫他去睡覺。他說他只要睡<text:span text:style-name="T3">3</text:span>個鐘頭就夠了。<text:span text:style-name="T3"> <text:line-break/><text:line-break/>1972</text:span>年是文化大革命的中後期，那年的兩件大事，一個是尼克森來訪，另一個是林彪事件。外面只知道林彪出了事，中共還沒對外公佈。周恩來先向我們說明了林彪事件，再談了很多很多事，詳情我在我當時剛創刊的國際季刊<text:span text:style-name="T3">“Social Praxis” </text:span>第一期中以筆名<text:span text:style-name="T3"><text:s/>Sanford Lee </text:span>發表了<text:span text:style-name="T3"><text:s/>“Conversations with Premier Chou En Lai”. </text:span>有些那裡沒報導，現在想起來還是有意思的，現在報告一下。那時我很驚訝他對老蔣的評價很高。他說，蔣介石是個愛國者，他雖然靠美國但他不相信美國，你看他一輩子不敢去美國，他兒子就比較笨，去了美國一趟差點被殺掉。美國在培養親美派搞台獨，要把臺灣從中國分裂出去（吳國楨事件及孫立人事件），韓戰時把第七艦隊放在台海想把台灣與大陸隔開，勸蔣介石從金門馬祖撤軍，他不但不撤，反而把台灣最重要軍隊放在金門，明知我們不會打他。我們之間有默契，隔天炮打，這是做給美國看的，表示雙方都主張一個中國，內戰還沒結束！台獨之到今天還不可能，以後也更不可能，就是周恩來跟老蔣那時安排的！我本來以為，他說的<text:span text:style-name="T3">“</text:span>默契<text:span text:style-name="T3">”</text:span>是互相不言而喻的瞭解，最近才發現報導，那時他們真的有互派使者在香港談好。那時我才知道，政治上表面看到的聽到的跟幕後當權者的操作是有很大距離的。我們普通人只有被利用，最好不要受騙去賣力。<text:span text:style-name="T3"> <text:line-break/><text:line-break/></text:span>文革時，大陸一直在鼓吹要解放台灣，有一位年輕激進的臺灣團員就說：國民黨是紙老虎，怎麼不用武力解放台灣？周恩來說：你們年輕人沒經過戰爭，我們經過的人知道戰爭多可怕，打臺灣是打得下，但雙方要死多少人呀！台灣經濟又會完全破壞，不能隨便考慮。<text:span text:style-name="T3"> <text:line-break/></text:span>四個鐘頭內我們談了很多事情，現在突然想到一件事覺得很諷刺。他說中國發達以後絕對不發展私人轎車，他說我們會繼續用腳踏車，又健康又環保！坐在他另一邊的陳永貴副總理，他插入說：我最近剛從考察法國回來，我在巴黎看到一街都塞滿了車，空氣不好，比我們用腳踏車還慢！他是個農夫，在西北偏區把一個窮村莊在他帶領下轉變成模範公社，<text:span text:style-name="T3">“</text:span>農業學大寨<text:span text:style-name="T3">”</text:span>是文革時的三大紅旗之一，其他兩個是大戾及紅旗渠，三個地方我都去過，大寨還去了兩次！陳永貴當了副總理，還穿著西北農夫的衣服，那個時代真的農人工人直接參與國家最高層政治，假如這種人還在中央，中國應該是完全不同的中國。<text:span text:style-name="T3"> <text:line-break/><text:line-break/></text:span>我們這一團的左派青年都是支持共產運動的，有好幾個，包括我自己，向周總理表示，我們想回中國服務。結果，有幾位留下來了。過了幾天，周恩來傳話給我，他很實在也很坦白，他說，你的情況比較不同，首先，你的專業是哲學，我們需要的是科學方面的人才；第二，你已經有家庭，你的太太又是美國人，你太太跟孩子在中國生活可能不會適應得來；第三，你是大學哲學教授，以你的身份，你留在西方對我們比較有用。真謝謝周總理給我的務實分析，若我那時會祖國，以我那時的極左思維，我的後果應該會跟四人幫一樣。之後周恩來見了一次，是他最後在公開場合出現時，應該是<text:span text:style-name="T3">1975</text:span>年國慶在人民大會堂國宴上，每桌上已經有他的致詞稿，他由人扶他上主席桌後，由別人替他念稿，之後在大家掌聲之下扶他出場，大家都知道他是來向大家告別的，過不久他就去世了。<text:span text:style-name="T3"> <text:line-break/></text:span>第一次訪中之後幾年中，每一兩年會去大陸一次，都是政府邀請的。每次去差不多三星期，到處去看，各種公社，幹部學校，普通學校，工廠，古蹟，革命聖地（如延安），少數民族區（如延邊朝鮮族自治區及西藏），參加國慶等等。也見到其他領導人，如四人幫及鄧小平。四人幫沒跟他們談，但鄧小平見了兩次都有座談。第一次是周恩來去世後毛主席叫他回來主持政務。他跟我們的談話重點是報告文革的成果，也向我們保證，他絕對不會向文革翻案！這個談話我也以我那時的筆名<text:span text:style-name="T3">“</text:span>范瀾<text:span text:style-name="T3">”</text:span>在香港左派週刊<text:span text:style-name="T3">“</text:span>七十年代<text:span text:style-name="T3">”</text:span>發表。我在那期間照了很多照片，錄了很多談話，除了寫文章之外，也常上電視及到處演講，放錄影片，宣傳文化大革命。也編輯了兩本<text:span text:style-name="T3"><text:s/>Anchor Books, ”Mao and Lin Biao”</text:span>及<text:span text:style-name="T3"><text:s/>”From the Other Side of the River: Self Portrait of China Today”</text:span>。<text:span text:style-name="T3"> <text:line-break/><text:line-break/></text:span>文化大革命現在大家都在罵，但我的看法不一樣，<text:span text:style-name="T3">I know better! </text:span>我在文革後期去了好幾次，親眼看到的不但不像以後說的那麼糟，而且很好！雖然最後失敗了，但失敗不等於不對。歷史是勝利者寫的，修正主義復辟資本主義後當然要醜化前朝。其實是全體人民辛苦建設起來的經濟基礎，正要起飛的時候，被少數人搶走了。毛澤東之偉大說不完，偉大的軍事家、政治家、哲學家、詩人、書法家，有史以來世界上有比他偉大的嗎？<text:span text:style-name="T3"><text:s/></text:span>但他最偉大的是革命成功後，可坐享其成之時，在晚年還不忘初衷，想在有生之年實現共產主義。雖然太急了，手下人的程度不夠，失敗了。但資本主義走到末路時，如果世界沒被毀滅，人類還是會走社會主義的路才有救。<text:span text:style-name="T3"> <text:line-break/><text:line-break/></text:span>我是美國人（本來不想）<text:span text:style-name="T3"> <text:line-break/><text:line-break/></text:span>我家十兄弟，前四位留日，老五沒出國，留下來照顾老家，後五位全留美。第一個留美的是老六范光煥。他很會交朋友，也很會辦事情，在台北唸書時，就懂得留學美國的方法，<text:span text:style-name="T3">1954</text:span>年就去美國留學。我的留美全是他替我辦的，他也同時替我的好友王正秋辦好手續。高三時我們考取留學考，那時，高中畢業就可以留學。我們班上好像最先留美的是丁秋先、王正秋及我三位，我們三位出國前去照相館合照了。我本來不想高中畢業就出國，我覺得國學還不夠，最好大學畢業才出去深造，所以，考上留學考以後還去考台大，結果是經濟系頭榜考上。後來因為<text:span text:style-name="T3">1955</text:span>年政府發佈兩個有關我們前途的政策：<text:span text:style-name="T3"><text:s/></text:span>其一，以後要大學畢業後才能出國留學；其二，以後服兵役從以前的一年改為兩年。第一條正合我意，但第二條要當兵兩年我覺得太浪費我的青春，故決定出國留學。<text:span text:style-name="T3"> <text:line-break/><text:line-break/></text:span>我家那時經濟狀況很不好，父親因想從農業轉型工業，買了一個製茶工廠，結果失敗破產。我要出國時，他一分錢都拿不出來。結果是王正秋幫我<text:span text:style-name="T3">500</text:span>美元買票出國。我和王正秋坐飛機到日本橫濱，坐中國貨船重慶號去美國，一上船看到丁秋先也在船上。我跟丁秋先特別有緣分，我們初中時在新竹中學與李遠哲是同班同學，我們那時都很內向，其實我完全不記得他，是他後來告訴我。高中時我們同時轉師院附中，又是同班！<text:span text:style-name="T3"><text:line-break/><text:line-break/></text:span>在重慶號上，我記得餐餐都是大魚大肉，但我很慘，因為我會暈船。船一出港口我就開始吐，一直到兩週後，在<text:span text:style-name="T3"><text:s/>Tacoma, Washington </text:span>上岸才不吐。這期間我只吃蘋果，因為，之前在台灣蘋果是寶貝，只有生病時才能吃到。我四哥那時在日本，從東京到橫濱來送我上船時，給我一大箱蘋果。我吐了以後什麼都不想吃，就吃我最喜歡的蘋果，這樣兩週，一吐一蘋果，一吐一蘋果，等到上岸以後，我一輩子看到蘋果就想吐！<text:span text:style-name="T3"> <text:line-break/><text:line-break/>Tacoma</text:span>上岸以後，坐火車去<text:span text:style-name="T3"><text:s/>Kansas </text:span>州上學。在火車上我的英文程度立刻受到考驗。台灣的英語教學很糟，到現在還是一樣，什麼文法，<text:span text:style-name="T3">KK</text:span>音標，學了一大堆，上了戰場都不管用，聽不懂，說不出，只會說<text:span text:style-name="T3">yes and no</text:span>。我事先有準備最急用的字就是廁所，我記住各種說法：<text:span text:style-name="T3">Washroom, W.C., Toilet, Man/Women room, Powder room, Lavatory, </text:span>這樣應該夠了。上了火車不久，我們餓了，去餐車，坐下來一看<text:span text:style-name="T3">Menu, </text:span>把價格換成新台幣，根本吃不起，最後只要了麵包和牛奶。牛奶喝完想小便了，心想我熟記的單詞現在派上用場了。但從火車頭走到火車尾，就是找不到，只看到一個<text:span text:style-name="T3"><text:s/>“Restroom”</text:span>（不在我的目錄中），心想會不會是這個？探頭一看，看到幾位男生坐在沙發上抽煙，是休息間！沒看到廁所。結果不得已，在兩車之間解決了！但完後兩邊门都自动鎖上，我出不去，站了幾個鐘頭，到下一站門才開！<text:span text:style-name="T3"> <text:line-break/><text:line-break/></text:span>到美國以後，前十年時間一直半工半讀到完成博士學位，完全靠自己。回台以後，我常聽到我的工人在談以前他們多苦多苦，我就說，你們不管怎麼苦都沒有我以前苦，請問你們，現在在台灣你們不願意做的工作誰做？他們說，外勞呀！我說，我就是美國<text:span text:style-name="T3">60</text:span>年前的外勞，白人不做的工作我做！我問他們，餐廳裡最低的工作是什麼？洗碗對吧？不是，還有更苦的：刷鍋的<text:span text:style-name="T3">, </text:span>又油又焦很難清。我問，街上有圓圓的鐵蓋子，下面是什麼知道吧？下水道吧？<text:span text:style-name="T3"><text:s/></text:span>其實有兩種，排雨水的排水道及排大小便的污水道。我去美國後第一個暑假，就是天天出入那鐵蓋的清道夫。<text:span text:style-name="T3"> <text:line-break/><text:line-break/></text:span>我第一個念的是一個在<text:span text:style-name="T3"><text:s/>N. Newton, Kansas </text:span>的門羅教學校，叫<text:span text:style-name="T3"><text:s/>Bethel College. </text:span>這學校只有<text:span text:style-name="T3">200</text:span>多個學生，但很歡迎外國學生，有<text:span text:style-name="T3">20</text:span>多個從各國來的學生，有從美國、臺灣（<text:span text:style-name="T3">7</text:span>個）、埃及、菲律賓、伊朗、波多黎各、巴拉圭、德國等國的學生。在那小學校，他們很照顧外國學生，剛去美國那是最好的過渡地方。沒去之前我哥哥就替我弄到免學費獎學金（才能辦留美），到了以後他們給我工作，做學校的清潔工換住宿費，做餐廳刷鍋的換三餐。<text:span text:style-name="T3"> <text:line-break/><text:line-break/></text:span>兩年後，轉學伊利諾大學（在<text:span text:style-name="T3"><text:s/>Champaign/ Urbana</text:span>）數學系，我主修數學完全是因為英文不行，不能唸我喜歡的哲學，數學不太需要英文好。伊利諾大學也很歡迎外國學生，台灣來的就很多，在那裡就碰到出國前一起受軍訓的傅大祥及葉祖堯等好朋友，我們都在數學系。那時伊大數學系站在研發電腦的先鋒，他們有一個電腦像一個教室一樣大，最近才發現在電腦史上是有名的，叫<text:span text:style-name="T3">Illiac</text:span>。我們三個好朋友都知道，電腦是世界的將來，故畢業後都決定留在研究所學電腦。但學了一個學期以後，我覺得實在沒興趣，且覺得英文差不多了，才轉到哲學系。<text:span text:style-name="T3"> <text:line-break/><text:line-break/></text:span>在伊大拿到碩士學位後，我要念博士有兩個選擇，哥倫比亞大學及夏威夷大學。照常理當然應該去哥倫比亞大學，名牌學校，從那裡畢業以後找工作很容易。夏威夷大學剛成立博士班，完全沒名氣，我從那裡拿博士學位會是他們的第一屆博士。兩個地方都給我入學證，但最大區別是，前者沒獎學金，後者有。我那時已經結婚，又有孩子，再一邊打工一邊念博士，會很辛苦。再嘛，我想我寧可做小池裡的大魚，而不要做大池裡的小魚。結果這個決定是非常正確的。<text:span text:style-name="T3"> <text:line-break/><text:line-break/></text:span>我去夏大後，就碰到我的大恩師<text:span text:style-name="T3"><text:s/>Richard P. Haynes. </text:span>我跟他很有緣分。他在伊大念博士時是哲學系助教，有一堂課上我問他一個問題，他想了一下說：<text:span text:style-name="T3">“</text:span>我不知道答案，我回去查一查，下禮拜回答你<text:span text:style-name="T3">”</text:span>。這麼老實的老師我第一次碰到，永遠記得他，也把他當作我以後做老師的模範。到了夏威夷看到他就在哲學系，高興極了。他特別欣賞我，在課堂上討論問題一定要叫我發言，每次發言他又誇之有餘，這使我這很內向害羞的個性，漸漸有自信起來。這就是<text:span text:style-name="T3">“</text:span>小池裡的大魚<text:span text:style-name="T3">”</text:span>的效果。<text:span text:style-name="T3"> <text:line-break/><text:line-break/></text:span>做人方面他也是我的恩師。他很會社交，朋友很多，在一個<text:span text:style-name="T3"><text:s/>Party</text:span>裡面我注意到總是有很多人圍著他有說有笑的，我總是站在角落裡，無人理睬。有一天我就問他，<text:span text:style-name="T3">“</text:span>老師，我很羨慕你那麼會交朋友，請問你見了一個陌生人怎麼開始說話？<text:span text:style-name="T3">” </text:span>他的答案：<text:span text:style-name="T3">“</text:span>打開嘴巴，就說話！<text:span text:style-name="T3">” </text:span>這一招，像我的看手相一樣，改變了我的一生！<text:span text:style-name="T3"><text:s/></text:span>說什麼不重要，開始說話表示友好才重要。<text:span text:style-name="T3">“</text:span>今天好熱哦！<text:span text:style-name="T3"><text:s/></text:span>你這件衣服真好看，哪裡買的？<text:span text:style-name="T3">…” </text:span>隨便你說，開始才重要。<text:span text:style-name="T3"> <text:line-break/><text:line-break/></text:span>我在離開伊大之前就選了一門維根斯坦哲學的課，那時很少人知道這個哲學家，包括我的博士論文導師<text:span text:style-name="T3">Haynes</text:span>。我來夏大時已經是維根斯坦的信徒，就把他的哲學介紹給老師，他立刻也成了這新哲學的信徒。所以我要寫有關維根斯坦的論文，他很贊成，一路支持、鼓勵。我的論文叫<text:span text:style-name="T3"><text:s/>Wittgenstein</text:span><text:span text:style-name="T4">′</text:span><text:span text:style-name="T3">s Conception of Philosophy (</text:span>維根斯坦的哲學觀<text:span text:style-name="T3">)</text:span>。老師說太好了，應該送去出版！我跟本不知道應該送去哪，後來看到我念的維根斯坦的書上面有出版社的名字和地址，是<text:span text:style-name="T3">Basil Blackwell Publishers, Oxford, England</text:span>。我就送給這地址，信上說明這是我的博士論文，短了一些，英文不太好，因為我是外國人，若你們覺得可用，我可以增長一些，英文不通之處，會找本地人改一改等等。不久，接到一封信，是主編<text:span text:style-name="T3"><text:s/>Jim Feathers </text:span>寫的，他說：<text:span text:style-name="T3">”</text:span>我們是維根斯坦的官方出版社，我們之前只出版他的原著，不出版二手評論書，但你這本書是非常好的對維根斯坦哲學的全面介紹，我們喜歡簡短的書，不要增加，我們喜歡你清晰簡潔的英文，不必修改。<text:span text:style-name="T3">“<text:line-break/><text:line-break/></text:span>就這樣，我糊里糊塗的把我的博士論文在哲學界最高的出版社出版了！你要知道在美國學術界成功之道叫<text:span text:style-name="T3"><text:s/>“Publish or Perish!” (</text:span>出版或完蛋<text:span text:style-name="T3">)</text:span>，你想要在學術界有立足之地，就靠出版書，而且要出版在有名的出版社。故這本書是我以後的開門鑰匙。第一個工作是<text:span text:style-name="T3"><text:s/>Cleveland State University</text:span>。在那裡不到兩年就升副教授，後來到加拿大約克大學，不到<text:span text:style-name="T3">35</text:span>歲就升正教授，到現在為止還是最年輕升正教授的紀錄保持者。正教授當然有<text:span text:style-name="T3"><text:s/>Tenure (</text:span>終身職<text:span text:style-name="T3">)</text:span>，不但是鐵飯碗，還有很大的自由及保障。基本上你可以教任何課，開任何新課。所以我在<text:span text:style-name="T3">60</text:span>年代就開課教馬克思哲學、毛澤東思想、性的哲學<text:span text:style-name="T3">…</text:span>等等大學裡從來沒有的課。美國這方面，學術自由，是沒話講。<text:span text:style-name="T3"> <text:line-break/><text:line-break/></text:span>但課外活動就不一定了，那正是反越戰時代，我不但參加反越戰運動，還常常被邀請上台演講，這些活動美國政府都在盯著，尤其還沒有公民身份的人。我雖然可以申請公民，因為我在美國已住了<text:span text:style-name="T3">10</text:span>多年，有工作，太太是美國人，又生了好幾個孩子。但我去美國從來沒想要作美國人，從來沒有英文名字，因為我是去深造，一直想回中國服務。有一天，不記得是移民局還是<text:span text:style-name="T3">FBI</text:span>來找我，說他們在調查我，若我是共產黨或參加其他非法組織，就要把我送回台灣！他們叫我去詢問時就問我，哪天哪日你的車怎麼會在反越戰大會現場？我說我送太太去（她是公民，她反對越戰），你為什麼訂閱這些極端組織的報紙：<text:span text:style-name="T3">Daily Worker(</text:span>美國共產黨報<text:span text:style-name="T3">)</text:span>，<text:span text:style-name="T3">The Militant (</text:span>美國托洛斯基派報紙<text:span text:style-name="T3">)</text:span>，<text:span text:style-name="T3"><text:s/>National Guardian </text:span>（毛派報紙），<text:span text:style-name="T3">Granma (</text:span>古巴官方報<text:span text:style-name="T3">)</text:span>，等等？我說，我教一門課，叫<text:span text:style-name="T3">“</text:span>反抗哲學<text:span text:style-name="T3">”</text:span>，這些都是參考資料。他們再拿出一張支票，問，你為什麼送錢給<text:span text:style-name="T3">The Black Panther, </text:span>黑人激進派團體？我說，我送錢去是要訂他們的報紙，你們怎麼攔截走了<text:span text:style-name="T3">,</text:span>難怪我沒收到報紙！他們問了這些以後，說要繼續調查，等了很久還沒結論。<text:span text:style-name="T3"> <text:line-break/><text:line-break/></text:span>我看情況不妙，正好我在夏威夷大學的同班同學是反對越戰而逃兵役去加拿大的美國人，他在多倫多約克大學教書，他說你乾脆來加拿大好了，我就搬到加拿大去了。但我沒辭掉美國的工作，若這邊沒事，在加拿大不習慣，還可以回來。這期間又想，假如有美國公民身份，他們就不能因政治因素而把我送回台灣。我本來要申請公民條件十足，就申請了。結果移民局叫我去詢問，又攤出以前的問題，我一一回答，又叫他們去我大學調查，他們的調查結論送我一份，其中說：雖然他對親共的強度不完全老實，但他沒參加任何非法組織，他的反越戰態度及活動都在合法範圍之內，建議頒發公民證。就這樣，我在決定離開美國後，得到了美國護照，去大陸訪問時用的就是這護照。<text:span text:style-name="T3"> <text:line-break/><text:line-break/></text:span>我是加拿大人<text:span text:style-name="T3"> <text:line-break/><text:line-break/></text:span>我<text:span text:style-name="T3">1970</text:span>年去加拿大約克大學教哲學，一待<text:span text:style-name="T3">25</text:span>年，一直在<text:span text:style-name="T3"><text:s/>Atkinson College </text:span>哲學系教書，一半時間當系主任，因為作得不錯，他們一直不讓我退下來。有一次退下來讓別人做，他作到一半自己作得很辛苦，大家又不滿意，還是請我回去作。其實作系主任很簡單，要抓住兩個重點，一個是爭取經費，一個是爭取人員，別的雜事別管。不會作的天天管雜事，煩人煩己，大魚沒抓到。舉個例子，有一年全校只能請<text:span text:style-name="T3">6</text:span>位新教授，我爭取到一個，這已經很不錯了。我們公開邀請有邏輯專業的教授來應徵。結果找到一位相當有名氣的學者，<text:span text:style-name="T3">Morris Engels, </text:span>邀請函還沒發出去之前，校長接到一位從英國劍橋大學剛拿到博士的非常優秀的學者<text:span text:style-name="T3"><text:s/>Stuart Shanker, </text:span>他的博士論文已經被大出版社接受出版，校長決定要他，就通知我們不要邀請我們要的人。<text:span text:style-name="T3"> <text:line-break/><text:line-break/></text:span>校長是有這權力，但很不合理，因為他的專長不是邏輯，而是維根斯坦，跟我重複了。我說雖然有重複，但他實在優秀，我們歡迎他，但我們還是須要邏輯專家。校長堅持只能有一位，不理我，連我的電話都不接了。我發文正式要求見他，也不准。結果帶全系老師到他辦公室門口，還不見，叫秘書來傳話，校長說我上次電話上對秘書不禮貌，要我向秘書道歉才見我！我說我怎麼不禮貌了，我有罵妳嗎？她說我掛了電話。我說我掛了電話，是因為跟你講沒用，我不是生你的氣，是生校長的氣！小小一個大學，一個系主任要見校長都那麼難，我去年去中國，周恩來總理都見得到，你一個校長擺什麼架子！要道歉的不是我，是校長！這話傳進去，他就出來了，知道理虧，笑嘻嘻的，很客氣，結果就如我要的，給我系兩位新教授！這位校長是有名又能幹又霸道的校長。這件事傳出去，我在學校就有點名氣了，<text:span text:style-name="T3">“</text:span>小范老子<text:span text:style-name="T3">” </text:span>不好惹，連校長都惹不起他！<text:span text:style-name="T3"> <text:line-break/><text:line-break/></text:span>在加拿大除了教書，作系主任，養四個孩子之外，還忙著左翼政治活動，其中一個重要活動是，接待來自中國的學生及各種文化交流團體。我們組織了一個<text:span text:style-name="T3">“</text:span>中加友好協會<text:span text:style-name="T3">”</text:span>。新的留學生來了，我們幫他們融入加拿大生活，來訪團體來了，我們安排他們去玩。但團體來時，除了要看尼亞加拉瀑布之外，都要找<text:span text:style-name="T3"><text:s/>“</text:span>白求恩故居<text:span text:style-name="T3">”</text:span>。白求恩是加拿大共產黨員，他在抗日戰爭時去作八路軍的軍醫，結果在醫療傷兵過程中傷了自己手指，以致發炎而病死，因為那時沒有抗生素。毛澤東為了他的告別式寫了<text:span text:style-name="T3"><text:s/>“</text:span>紀念白求恩<text:span text:style-name="T3">” </text:span>一文，後來變成文革時全民必讀的<text:span text:style-name="T3"><text:s/>“</text:span>紅三篇<text:span text:style-name="T3">” </text:span>之一，其他兩篇是<text:span text:style-name="T3"><text:s/>”</text:span>為人民服務<text:span text:style-name="T3">” </text:span>及<text:span text:style-name="T3"><text:s/>“</text:span>愚公移山<text:span text:style-name="T3">”</text:span>。所以白求恩是在中國人人皆知的加拿大來的英雄。但在加拿大，沒人聽過他的名字。後來因為從中國來的團體、官員等等，都要去訪問他的故居，加拿大政府才趕快找到後修復，成為最熱點中國人的觀光勝地。<text:span text:style-name="T3"> <text:line-break/><text:line-break/></text:span>在我接待從中國來的訪客之中，最特別的是朱鎔基，大概是<text:span text:style-name="T3">70</text:span>年代末期，有一天，我接到一個左派洋人教授朋友從另外一個城市打來電話，說一個中國經濟訪問團要來多倫多，他們完全沒安排，也沒人接待，我能不能照顧他們。我說是官方團體的話，應該請中國駐多倫多領事館安排，我打電話去領事館，他們說他們剛設立，太忙，沒辦法幫忙。朋友說團長是朱鎔基，是什麼經濟委員會的副委員長，我說我不懂經濟，不知怎麼安排。他說，朱也是學者，是清華大學管理學院的院長，我當然沒聽過這個人，既然是學者又沒人照顧，那就答應了。結果一來<text:span text:style-name="T3">8</text:span>個人，又要玩四、五天，想去尼亞加拉瀑布之外，當然要看<text:span text:style-name="T3">“</text:span>白求恩故居<text:span text:style-name="T3">”</text:span>，又要參觀工廠，又想跟政府經濟相關單位談談，也想訪問大學，等等。這個任務可大了，全落在我一人身上，我自己的车子又太小，租了个麵包车自己开。那時朱鎔基當然還沒出名，但一看這人非同小可，因為他自己很低調，不太說話，但周圍的人對他唯恭唯敬，一切聽他交代。他自己兩手空空，但周邊的人手上都滿滿的東西，都是為他服務的。其實那時派他出來，已經在準備他接著要做大事。故回去不久就升任國務院經濟委員會主任委員，後上海市長，後副總理，最後總理。<text:span text:style-name="T3"> <text:line-break/><text:line-break/></text:span>我盡了很大努力滿足他的要求，基本上都做到了，政府及學校也很給面子，不但去訪問了，還請客。我還記得校長請客時（可能是因為他記得我見過周恩來！）的好笑場面。去之前我問他們西餐他們習不習慣？朱鎔基回答，放心，我們來之前都上過西方餐飲禮儀的課，知道怎麼用刀叉。結果第一道上來的是湯，他們一起拿起湯匙大口吸，發出中國人喝湯的聲音。主人瞠大眼睛看著！他們沒學到重點，洋人最忌諱吃東西時出聲音！中國人喝湯有聲音才香。<text:span text:style-name="T3"> <text:line-break/><text:line-break/></text:span>朱鎔基是湖南人，離開多倫多前一天晚上，我說，你出來那麼久，可能想念中國菜了，這裡有一家湖南餐館，我沒去過，帶你們去試試看！結果錯了，他說，一點都不像湖南菜！<text:span text:style-name="T3"> <text:line-break/></text:span>我也跟他談了政治問題，尤其是台灣問題，他說得很清楚，我們現在專心搞經濟，在這過程中，跟美國搞好關係最重要，台灣問題我們擱置下來，只要不獨立我們都不管。事實證明這個方針一直保留到現在。<text:span text:style-name="T3"> <text:line-break/><text:line-break/></text:span>他回去以後節節高升，每次我去大陸訪問，他都會接見我，常說我是他的老朋友，請我吃飯，安排我去人民大學哲學系講學。她女兒朱燕來在那兒教書。後來，朱燕來留學加拿大是我幫的，我是她的保證人。但這個經驗不太好，也從此學會幫人要小心，有時你盡了力，但被幫的人覺得你幫得不夠，他會不高興。我那時是系主任，但研究所不是我管的，有所長。還好，所長是我的好朋友。他答應若朱燕來能滿足入學條件，他可以給她獎學金。入學條件很簡單，要英語夠水準，這我們倆都管不了。我把這信息告訴了她，且告訴她在中國考<text:span text:style-name="T3">TOFEL</text:span>，通過就可以拿到入學證。但她在中國已辦好出國手續，急著要來。我勸她一定要先考好<text:span text:style-name="T3"><text:s/>TOFEL </text:span>才來，不然來了以後約克大學的英文能力考更難通過。她不聽，堅持先來，結果第一次考不上，上課補修以後還是考不上，入不了學。我說這一關我完全無能為力，她不相信，結果一氣不知跑哪去了，以後就一直沒跟我聯絡。<text:span text:style-name="T3"> <text:line-break/><text:line-break/></text:span>在約克大學還認識了一位大官員，<text:span text:style-name="T3">Andreas Papandreou, </text:span>他那時是約克大學經濟系主任。他父親，他自己，他兒子，三代都作過希臘總理。他那時是因為父親被軍事政變推翻逃難到加拿大。那個時期很多民選的社會主義首領都被美國支持的右派軍隊推翻。第一次見到他，是他帶來一位從智利逃難的哲學家<text:span text:style-name="T3"><text:s/>Claudio Duran </text:span>來見我，智利民選總統<text:span text:style-name="T3"><text:s/>Allende </text:span>剛被軍隊推翻，左派學者到處逃難。他問我有沒有辦法收容他，我想盡辦法把他留在系裡，到現在他還在約克大學教書。之後我創了一個國際性的左派學術季刊，叫<text:span text:style-name="T3"><text:s/>Social Praxis</text:span>，就去請<text:span text:style-name="T3"><text:s/>Papandreou </text:span>來當編輯委員會成員，他欣然加入，還替我們寫文章。這個編輯委員會除了那時左派名學者像波蘭的<text:span text:style-name="T3"><text:s/>Adam Shaff, </text:span>匈牙利的<text:span text:style-name="T3"><text:s/>Agnes Heller </text:span>之外，還有一位很有名的政治家<text:span text:style-name="T3"><text:s/>Kwame Nkrumah </text:span>他是非洲甘那的國父，他是社會主義者，且主張汎非洲主義，主張非洲國家聯合起來，把西方趕出去，還寫了一本很受歡迎的罵帝國主義的書。他那時也被軍人推翻，逃難到鄰國。我在離開美國前與一位朋友編輯了一本書，叫<text:span text:style-name="T3"><text:s/>Readings on U.S. Imperialism</text:span>（美國帝國主義讀物），收集了很多分析美帝的著作，第一篇就是上世紀最有名哲學家羅素（<text:span text:style-name="T3">Bertrand Russell</text:span>）寫的。大概是因為這本書，使我在左派圈中有點名氣，所以邀請這些名人來當編輯時，他們都欣然接受。<text:span text:style-name="T3"> <text:line-break/><text:line-break/>Papandreou</text:span>那時大概快<text:span text:style-name="T3">50</text:span>歲了，我們變成好朋友，我有時請他來家裡喝工夫茶，做點中國菜，他很喜歡。他也帶我去多倫多的希臘街吃飯。一到希臘街，就知道他在希臘人眼中非同小可，對他畢恭畢敬，還自動在餐館四周站崗保護他，雖然逃難到加拿大，他們還把他當作領導！他長得又高又帥氣，站在那兒就像是天生的一國之主，但真的大人物，像周恩來、朱鎔基，都有一個共同點，為人謙虛，待人和氣，說話聲音小（不必大聲，旁人會聽！），沒有架子，對周邊伺候他的人很體貼。有一次要我去他家裡參加他母親的慶生會，見到了他媽媽，太太（<text:span text:style-name="T3">Margaret</text:span>，美國人），及以後接他作總理的兒子（一直作到希臘金融風暴之前才被逼下台）。那次我吃到了至今難忘的烤羊腿，希臘人才真正知道怎麼烤羊肉！整只腿<text:span text:style-name="T3"><text:s/></text:span>先塞满蒜头，撒上盐及<text:span text:style-name="T3"><text:s/></text:span>胡椒粉，再涂上酸奶，放在冰箱过夜，再用慢火烤。<text:span text:style-name="T3"><text:s/></text:span>我出去一吃到好東西就問怎麼做，因為知道最後味道應該如何（看食譜沒用，因為不知做出來的對不對），我一定可以複製。所以我會做很多世界美食。<text:span text:style-name="T3"><text:line-break/><text:line-break/></text:span>繞了一大圈<text:span text:style-name="T3"> <text:line-break/><text:line-break/></text:span>我在鄉下長大，最喜歡的生活是農業生活，小時候跟父親種蘭花，看果園，也跟母親種菜，養雞鴨，母親給我一塊菜園讓我自己去發揮。出國前，我在鳳山服兵役時看到北部那時沒有的果子，像百香果，就拿回來種。出發前一天，我去自己的那塊園向我的植物道別，非常不捨，一邊痛哭一邊想，什麼時候才能回來？結果，<text:span text:style-name="T3">1956</text:span>年出國以後第一次回家是<text:span text:style-name="T3">17</text:span>年後，<text:span text:style-name="T3">1973</text:span>年！<text:span text:style-name="T3"> <text:line-break/><text:line-break/></text:span>我第一次回來有點緊張，因為那時還是戒嚴期間，我怕我的親共活動被知道，雖然我的著作是用<text:span text:style-name="T3"><text:s/>K.T. Fann </text:span>之名，訪問大陸時也用別名。我哥哥用真名，范光煥，就上了黑名單不能回來。之前在夏威夷時跟一個那時鬧得很大的<text:span text:style-name="T3">“</text:span>陳玉璽事件<text:span text:style-name="T3">”</text:span>有關。我在夏威夷大學修博士時，首次遇到一位社會主義者，之前十年我自己思想上是社會主義信徒，但沒碰到一個活生生的思想上的同志。有一次，在導師<text:span text:style-name="T3"><text:s/>Haynes </text:span>開的<text:span text:style-name="T3">Party</text:span>中遇到<text:span text:style-name="T3"><text:s/>John Kelly, </text:span>他是白人，太太是夏威夷原住民，叫<text:span text:style-name="T3">Marian, </text:span>夫妻都是夏威夷左派領袖。此後我如魚得水，有了一群政治思想相同的朋友。他們立刻要介紹給我臺灣來的一位朋友，叫陳玉璽。他是本省人，公費留學夏威夷大學念經濟系研究所。他們說他有問題，中華民國駐<text:span text:style-name="T3"><text:s/>Honolulu </text:span>領事館在調查他，說他親共，又公開參加夏威夷左派人士發動的反越戰活動。第一次見面，我看他性格溫柔，很低調，怎麼會惹上國民黨呢？他說前一陣子他在報紙上看到一位美國牧師寫文報導說他剛剛从台湾回來，自由中國多好多好，說得像天堂一樣！後來有一位自稱是台灣人，叫<text:span text:style-name="T3"><text:s/>Guang Di, </text:span>寫信給報紙，說那全是廢話，臺灣處於白色恐怖，是長期戒嚴統治，談什麼自由！之後報紙發表了一封一群台灣人寫的信，大罵這位<text:span text:style-name="T3"><text:s/>Guang Di </text:span>寫的信，他們是有名有姓的真台灣人，他們根本不認識<text:span text:style-name="T3"><text:s/>Guang Di </text:span>這個人！陳玉璽說，這封信是領事館寫好來學校找所有臺灣學生簽名的，大家都簽了，只有他不簽，他說那個人寫的沒錯呀！既然如此，領事館咬定他就是<text:span text:style-name="T3"><text:s/>Guang Di</text:span>！我才恍然大悟，那封一堆臺灣學生簽的信的來龍去脈。我說我害了你了，那<text:span text:style-name="T3"><text:s/>Guang Di </text:span>就是我！我的英文名字是臺灣拼法<text:span text:style-name="T3"><text:s/>Fan Kuang Tih, </text:span>為了讓台灣當局查不到才故意用大陸拼音。<text:span text:style-name="T3"> <text:line-break/><text:line-break/></text:span>結果他拿到碩士護照期滿後，雖得到繼續念博士許可及獎學金，領事館不延期他的護照，逼他回台灣。他在回台路過東京時跳機，躲在日本左派朋友家裡，在日本時他替親共的<text:span text:style-name="T3">“</text:span>大地報<text:span text:style-name="T3">”</text:span>以爱华筆名寫稿。但日本政府很壞，他們跟國民黨合作，把他抓了，送回台灣，交給警總軍法處，以<text:span text:style-name="T3">“</text:span>為有利於叛徒之宣傳<text:span text:style-name="T3">”</text:span>罪起訴。我們在夏威夷左派朋友得知後，發動救援會，鬧得非常大，常常去領事館示威。國際上也發動左派運動去罵台灣的史無前例的長期戒嚴統治。我的最大貢獻是寫一封信給上世紀最有名的哲學家羅素，告訴他這個案件，附上報紙的報導，拜託他利用他的名望來支援陳玉璽。大概是因為之前我編輯那本<text:span text:style-name="T3">“</text:span>美國帝國主義讀物<text:span text:style-name="T3">”</text:span>時，有請他給稿，是那本書的第一篇文章，他還記得我。雖然他那時已經是<text:span text:style-name="T3">95</text:span>高齡，還特別寫了一封信給夏威夷大報發表，大罵臺灣蔣家政權，要求立刻釋放陳玉璽。我們大大利用這封信去宣傳，造成對台灣政府很大的國際輿論的壓力，尤其那時臺灣自稱是<text:span text:style-name="T3">“</text:span>自由中國<text:span text:style-name="T3">”</text:span>！也因此從輕判七年徒刑，但國際救陳運動不息，重創臺灣的形象。為了止血，關了他兩年多以後（<text:span text:style-name="T3">1971</text:span>）放他出國繼續他的學業。<text:span text:style-name="T3"> <text:line-break/><text:line-break/></text:span>所以我第一次回來時，有點怕當局找我麻煩，還好沒事，唯一虛驚是在新竹街上，憲兵把我攔下來，原來是因為我的頭髮很長，那時不准男生有長頭髮，要抓我去剃頭，我拿出美國護照，他才放我走。<text:span text:style-name="T3"> <text:line-break/><text:line-break/></text:span>第一次回台後就常常回來了，不但看久別的父母兄弟，心中最掛念的是大恩師徐為王。我父親本來要我念醫，我實在不想，他就建議理工，我也試過，先主修化工，但一學期下來，我的分析化學課全不及格。雖然我在實驗室裡非常認真作實驗，沒人告訴我色盲的人不能唸化學，因為實驗全靠顏色的轉變。我之後來決定主修我最喜歡的文科、哲學，要歸功於徐老師。<text:span text:style-name="T3"> <text:line-break/><text:line-break/></text:span>我一直喜歡國文、歷史、地理，最怕數學、物理、化學。在新竹中學初二時，全校作文比賽就得到第一名，評審委員中有些老師不相信一位初二學生能作出那種文章，結果叫我去校長面前考問我，那時校長是有名的辛志平，他一聽我說明文章內容，立刻說，沒問題是他寫的！徐老師來時還很年輕，好像三十不到，他接的是大家最喜歡的退休國文老師熊老先生，大家有點擔心。但從第一堂課開始，我就天天期望著上他的課，因為他敢教、敢說、有獨立思考的精神。在那個時代他敢在課堂上教毛澤東的詩，我還記得他說<text:span text:style-name="T3"><text:s/>“…</text:span>一代天娇，成吉思汗，只識彎弓射大鵬，俱往矣，數風流人物，還看今朝！<text:span text:style-name="T3">” </text:span>你們看毛澤東這個人多麼胸懷大志！<text:span text:style-name="T3"><text:s/></text:span>我以後問他，你在那反共抗俄，殺朱拔毛的年代你怎麼敢這樣教學生？他說在抗戰期間國共合作，毛澤東有一次來重慶某大學演講，我們去聽，都覺得他不得了，就是那時各大报登了這首<text:span text:style-name="T3">“</text:span>沁園春<text:span text:style-name="T3">”</text:span>，轟動一時。好詩就是好詩，怎麼不能教！<text:span text:style-name="T3"> <text:line-break/><text:line-break/></text:span>我還記得他給我們的第一個作文題目是：<text:span text:style-name="T3">“</text:span>為什麼古人說「不孝有三，無後為大」<text:span text:style-name="T3">?”</text:span>。我文章的大意是：父母對子女的恩愛我們有生之日無法報答得了，除了父母還在時盡量孝順父母外，最重要的是要把這種偉大的愛傳下去，假如你無後，這個愛的傳承就斷了！老師非常喜歡這篇作文，他在班上宣布，這是他教學以來第一次給甲上，還把它貼在黑板上，叫大家參考。以後他也常常誇獎我的作文，還給我一個特權：他知道我作文要思考，課堂上時間不夠，他讓我帶回家慢慢寫，第二天才交稿。過了一學期後，他還說，班上作文最好的都是外省人，光棣是本省人，他能寫得那麼好真難得，現在已經超過最好的外省同學了。<text:span text:style-name="T3"> <text:line-break/><text:line-break/></text:span>之後他一有機會就稱讚、鼓勵我，在週記上也批：<text:span text:style-name="T3">“</text:span>這學期全班你的週記寫得最好！<text:span text:style-name="T3">”</text:span>。別的方面我也覺得他在特別關注我，對我以後的成長影響很大。有一次全班去碧潭游泳，我跟王正秋在河裡打水戰，互相撥水看誰先敗，結果我支撐不住輸了。上岸後，老師走到我旁邊輕輕地跟我說，光棣，我剛才在看你跟王正秋打水戰，你以為你打不過他所以放棄了，其實我看他也快撐不住了，假如你能再忍幾秒鐘，你就贏了！<text:span text:style-name="T3"><text:s/></text:span>我以後每次碰到人生困難關頭快放棄時，就想起老師的教誨而不放棄。<text:span text:style-name="T3"> <text:line-break/><text:line-break/></text:span>畢業之前，我找老師討論以後的方向，告訴他父親希望我唸理工，他說這樣對我會很辛苦，以後成就也不可能很大，我的才華是在思想方面，這方面我的成就會較大。最後我走上哲學這條很少留學生走的路最大影響是他。所以我回台除了家人之外，最想見到的是他。第一次沒找到，第二次看到台灣也有電話簿了，就找到他的名字及號碼。在撥號之前我就想，快<text:span text:style-name="T3">20</text:span>年沒見過的老師，他這期間教了多少學生，怎麼會記得我，我怎麼自我介紹呀！一撥電話他接了，我猶猶豫豫地說，<text:span text:style-name="T3">“</text:span>我是<text:span text:style-name="T3">20</text:span>年前您在附中的<text:span text:style-name="T3">…”, </text:span>話還沒說完，電話中好興奮的聲音：<text:span text:style-name="T3">“</text:span>反光底<text:span text:style-name="T3">”</text:span>（老師的四川腔），<text:span text:style-name="T3">20</text:span>年後他還認出我的聲音！我說您怎麼還記得我？他說<text:span text:style-name="T3">20</text:span>年來他在他教的每個班上都說：<text:span text:style-name="T3">“</text:span>以前我有一個好學生叫范光棣，他<text:span text:style-name="T3">…!”,</text:span>原來他是我念念不忘的恩師，而我是他念念不忘的好學生！你說這不叫緣份，什麼叫緣份！我這一生最大幸運是有機會維持這緣份，一直到他去世。<text:span text:style-name="T3"> <text:line-break/><text:line-break/></text:span>我在國外四十年，本來是去留學，當然要回國服務。後來跟美國人結婚，結婚時我只有一個條件，我以後要回中國，她答應了才結婚。婚後生了四個孩子，又因為親共，回台灣不可能。想回大陸，周總理又勸我不要。故回國的意念就漸漸覺得不太可能了。但世事會變，自己也會變。大陸文革失敗，走上資本主義復辟路線，臺灣自由民主化了，自己又經過很痛苦的離婚過程，小孩子漸漸長大了，再婚的對象是中國人，本來不可能的回家之路又變成可能了。結果在<text:span text:style-name="T3">1995</text:span>年，成功大學因為要轉型綜合研究大學，在那時文學院長閻振瀛規劃之下創了藝術研究所，閻教授是我的侄女婿，邀請我來接所長職。我就毅然決定回國。<text:span text:style-name="T3"> <text:line-break/><text:line-break/></text:span>回家的另一個大原因是為了兄弟情。我們十子十登科的故事常被媒體報導。很久以前電視上放了一個報導父親及十子十登科的故事，叫<text:span text:style-name="T3">“</text:span>路<text:span text:style-name="T3">”</text:span>，其中有一段影像是十個小孩子圍坐在一圓桌上吃飯，沒人看得出它的破綻，我們兄弟看了就笑了，因為老大跟老么差<text:span text:style-name="T3">20</text:span>歲，後面幾個還沒出生，前面幾個已經去日本留學了！哪有機會在一起過！第一次在一起是，父親病危時，大家從世界各地趕回來，也是第一次大家一起照了像。我決定回國時已經快<text:span text:style-name="T3">60</text:span>了，前幾個哥哥已年近<text:span text:style-name="T3">80</text:span>，我想落葉歸根，與兄弟共享餘年，也是人生一大幸運。<text:span text:style-name="T3"> <text:line-break/><text:line-break/></text:span>我父親，一介普通沒受過正規教育的農民，能做到<text:span text:style-name="T3">“</text:span>十子十登科<text:span text:style-name="T3">”</text:span>已經是史無前者，後無來人了，這個社會上他已經有名，但大家還不知道的是，他還做了一件史無前者，後無來人的事，這裡我向老同學報告一下。父親出生於我的<text:span text:style-name="T3">“</text:span>老老家<text:span text:style-name="T3">”</text:span>餘慶室裡，我家前四個哥哥及兩個姐姐都生在那裡。父親覺得自己兒女那麼多，在大家庭裡住不下了，自己在附近買了一塊<text:span text:style-name="T3">3</text:span>甲地，設計建築了<text:span text:style-name="T3">“</text:span>高平堂<text:span text:style-name="T3">”</text:span>，這就是我的<text:span text:style-name="T3">“</text:span>老家<text:span text:style-name="T3">”</text:span>。說到<text:span text:style-name="T3">“</text:span>餘慶室<text:span text:style-name="T3">”</text:span>，先讓我繞一個小圈，說說我救了它的故事，再回來說<text:span text:style-name="T3">“</text:span>高平堂<text:span text:style-name="T3">”</text:span>。<text:span text:style-name="T3"> <text:line-break/><text:line-break/>“</text:span>餘慶室<text:span text:style-name="T3">”</text:span>是范家來台祖第三代范汝舟所建，是現在關西鎮保持得最完整的三合院。他之所以能在約<text:span text:style-name="T3">200</text:span>年前在鄉下建這麼一座到現在為止還是鎮上最堂皇的建築群，全靠樟腦。原來這個地區<text:span text:style-name="T3">200</text:span>年前全是樟樹林。他得到這個地區的開墾權之後，先砍下樟樹，提煉出樟腦。那時臺灣出產<text:span text:style-name="T3">80%</text:span>以上世界的樟腦市場需求。大家可能只知道樟腦可以防蟲，但不知道那時代樟腦的重要性，以及為什麼列強都搶著要臺灣。樟腦是那時代的重要戰略物品。大家都知道諾貝爾之所以設了和平獎是因為他對火藥的威力有貢獻而事後有罪惡感，但不知道他的貢獻是什麼。火藥是中國發明的，但到現在為止，我們放鞭炮都會造成烏煙瘴氣，若在戰場上，敵人立刻知道你從哪裡發炮而反攻你。諾貝爾的大發明是在火藥裡加了樟腦，能使火藥不冒煙！這就是樟腦對台灣歷史的重要性，及范家如何在關西發跡的歷史！<text:span text:style-name="T3"> <text:line-break/><text:line-break/>1997</text:span>年，關西范家大老們決定要把餘慶室的主樓祠堂拆除，改建成更堂皇更高的建築，讓祖先有<text:span text:style-name="T3">“</text:span>新屋<text:span text:style-name="T3">”</text:span>可以住！這種做法在台灣到處已實施，古蹟可說已經大部分不見了。我當然反對，但我那時已經為了阻止<text:span text:style-name="T3">“</text:span>關西機械案<text:span text:style-name="T3">”</text:span>（下面再談）而惹得鄉民的公憤，決定不再出頭反對一些非關鍵性的事務。我知道他們已以<text:span text:style-name="T3">650</text:span>萬發包定案，且已拜神正式開工，象徵性敲下大門兩旁磚塊（現在還留著），下週祠堂就會被夷為平地。我那週末從成大教完書回來，心想，祠堂前面有很多手製石板，上面還有我們小時候刻的西瓜棋盤及五子棋盤，怪手一來全毀了太可惜。又想，我以後想在我自己祖傳的地方蓋房子，可能用得上，就跑到餘慶室交代一下，能否把石板留給我。結果碰到還住在<text:span text:style-name="T3">“</text:span>老老家<text:span text:style-name="T3">”</text:span>的堂兄嫂，看到我就哭著說，<text:span text:style-name="T3">“</text:span>我們好捨不得，你把關西機械案都擋下來了，有沒有辦法把這也擋下？<text:span text:style-name="T3">” </text:span>我說：<text:span text:style-name="T3">“</text:span>你們不都贊成嗎？我聽說是如此，才沒去反對，既然住在這裡的人反對，我看看有沒辦法！<text:span text:style-name="T3">” <text:line-break/><text:line-break/></text:span>我回去跟兄弟商量，大家都贊成不拆，但米已成飯，多數人贊成且已正式動了工，有什麼辦法阻止呢？我心想，還沒拆就有辦法！結果大哥想出了一個好辦法，我們要求召開臨時宗親大會，建議暫時不拆除，讓我們兄弟出資先把破舊之處修好，一年之後，若大家不滿意，再拆不遲。在大部分宗親很不願意之下，勉強通過。整個過程當時各大報都有報導。結果我們兄弟（大部分大哥出）花了<text:span text:style-name="T3">200</text:span>萬元把它修好，保持至今，無人異議。<text:span text:style-name="T3"> <text:line-break/><text:line-break/></text:span>父親蓋<text:span text:style-name="T3">“</text:span>高平堂<text:span text:style-name="T3">”</text:span>跟客家傳統ㄇ字型很不一樣，他是反過來ㄩ字型。那時他的叔叔就批評他，說，太野了，沒照傳統！但他除了要十子成龍之外還有一個夢，十子成龍之後，有夠大的家讓他們都回家落葉歸根。所以先建了ㄩ字型三合院，以後要完成一個四合院！<text:span text:style-name="T3"><text:s/></text:span>後來，除了五哥留在老家照顧老父母之外，四個兄弟在台灣各地就業沒住在老家，其他五位，不是在美國就是在日本成家立業，根本沒有回老家的打算。<text:span text:style-name="T3"> <text:line-break/><text:line-break/></text:span>老家除了過年過節留台各地的家人回來團聚之外，別的時間空空的，完全沒有完成四合院的需要。但父親<text:span text:style-name="T3">90</text:span>歲時，覺得他的第二個夢還沒實現，有點急了，召集在台兄弟，說他要在有生之年完成他的夢！兄弟都反對。說，兄弟一半在國外，已成家立業，不可能回來，在台灣的又各自有家，不常回來，再建後堂，一定會變成蚊子館。父親有點生氣說，我現在沒有現金，但不是沒錢，我有很多土地，你們先借我現金，以後賣土地還給你們！後堂我要建才能死而眠目！兄弟們沒話說了，都拿出錢來，就如此父親在<text:span text:style-name="T3">93</text:span>歲去世之前完成了四合院。<text:span text:style-name="T3"> <text:line-break/><text:line-break/></text:span>長話短說，父親去世之後<text:span text:style-name="T3">20</text:span>年，<text:span text:style-name="T3">30</text:span>年，奇蹟發生了，不可能的變成可能了。國外五個兄弟從<text:span text:style-name="T3">60</text:span>到<text:span text:style-name="T3">85</text:span>歲，一個一個全回老家退休。其中七哥是回家途中在三藩市中風去世的，失去意識之前還手寫交代兒女，<text:span text:style-name="T3">“Dead or Alive, Go Home!”</text:span>。最不可能的是四哥，他中學時就去日本，是第一位考進那時東京帝大法律系的華人。東大法律系是日本培養官員的地方，畢業後一定作官。他畢業時正好台灣光復，他想回來，但他的同學留他，說你是東大法律系畢業生，理應留在日本作官。哥哥說，留下來作官要入日本籍，又要改名字，前者還可以，後者他不想作。他的學長正在管國籍的部門工作，他說只要入日本籍，名字可以破例不改，就讓你作范家在日本的始祖！結果他一生以范光遠之名在日本作過法官，運輸省副部長，東京區海防副總司令，及亞細亞航空公司副總經理等職，肯定是台灣人在日本作官作得最高及最久的人。結果，他作了<text:span text:style-name="T3">70</text:span>年日本人後，<text:span text:style-name="T3">85</text:span>歲時回老家定居，現在<text:span text:style-name="T3">90</text:span>歲了。<text:span text:style-name="T3"> <text:line-break/><text:line-break/></text:span>之所以都回來，第一是兄弟情。這是父母培養出來的。我們十兄弟其實很不同，個個有很強的個性，思想很不同，有親共的，有國民黨員，有民進黨員，有的不信宗教，有的信，這種情況之下理應四分八裂，還談什麼兄弟情，想坐在一起吃飯！我家隔壁鄰居只有兩兄弟，就因分財產兩兄弟決裂，結果哥哥去世時，侄子打電話告訴弟弟說，<text:span text:style-name="T3">“</text:span>叔叔，你哥哥去世了！<text:span text:style-name="T3">”</text:span>他說<text:span text:style-name="T3">,“</text:span>你告訴我幹什麼？<text:span text:style-name="T3">”</text:span>當然也沒參加告別式。<text:span text:style-name="T3"> <text:line-break/><text:line-break/></text:span>第二是父親預先打造了一個客觀環境，讓我們有家可歸！<text:span text:style-name="T3"><text:s/></text:span>現代化的一個大悲劇是家庭分散，人們離開土地及家，去都市裡住，結果有幾個人有<text:span text:style-name="T3">“</text:span>家<text:span text:style-name="T3">”</text:span>可歸？即使你想要，原來的家也改建了，或不見了。我在國外四十年，前<text:span text:style-name="T3">20</text:span>年平均每<text:span text:style-name="T3">3</text:span>年搬一次家，後<text:span text:style-name="T3">20</text:span>年才定居一處。我心中的<text:span text:style-name="T3">“</text:span>家<text:span text:style-name="T3">”</text:span>還是關西的老家高平堂，而這家在我離家<text:span text:style-name="T3">40</text:span>年後，基本上還是原封不動，只增加了後堂，有我獨自的一間房，其它一草一木一石一池，還是我小時候原貌，好像沒離開過一樣。現代有幾個那麼幸運的人？謝謝父親！<text:span text:style-name="T3"> <text:line-break/><text:line-break/></text:span>我決定提早從約克大學退休回來，還有一大原因是健康。年輕時不知健康重要，雖然得過瘧疾及<text:span text:style-name="T3">B</text:span>型肝炎，好了以後就忘了。中年時，又教書、參加政治活動、寫作、養家、養鳥，尤其離婚後十年一個人照顧四個孩子，完全過勞了。記得有一次我要去大陸旅行，安排了一個朋友專門幫我養一地下室的鳥，再請一對年輕夫婦替我照顧四個孩子。三個禮拜後，回來看到那對夫婦躺在沙發上，跟我說：累死了，再一天都撐不下去了！你怎麼一個人照顧四個孩子，又養那麼多鳥，又教書、作系主任，還去學陶藝！<text:span text:style-name="T3">20</text:span>年後見到他們還在念那回事！也因為真的過勞了，中年後半期什麼病都來了，<text:span text:style-name="T3">50</text:span>肩、長期疲勞症、心臟病，最後，肺腺癌。決定放棄一切（包括作得很成功的健康飲料生意），專注改善健康。所以，這<text:span text:style-name="T3">20</text:span>年來，雖然還作了一些事，但最重要的是研究健康長壽之道。結論是，吃最重要，外面商品化的東西基本上都不能吃。所以，我決定退休後要經營我這一甲祖傳的地，使我自己的食物能自給自足。<text:span text:style-name="T3"> <text:line-break/><text:line-break/></text:span>剛回來不久，這個夢立刻碰到一個大挑战。有一天在報上念到，離我這塊地上游五公里處要開發成<text:span text:style-name="T3">220</text:span>公頃的機械工業區，那麼，環繞著我這塊地的小河流不就變成這工業區的污水溝了嗎？這個就是臺灣環保史上重大案件之一的<text:span text:style-name="T3">“</text:span>關西機械工業區開發案<text:span text:style-name="T3">”</text:span>。這個案子是那時總統李登輝企業朋友主持的，民眾贊成，政府單位從上到下配合的案件，之所以最後被擋下來是因為兩個人：我跟內政部主秘曾振榮。這個故事應該另寫一本書，資料我都保存著。再長話短說，去年曾振榮<text:span text:style-name="T3">80</text:span>生日，特請我去講<text:span text:style-name="T3">3</text:span>分鐘話，以最簡短方式報告此案始末，那時的講稿就在此：<text:span text:style-name="T3"> <text:line-break/><text:line-break/></text:span>臺灣山坡地的無名救星<text:span text:style-name="T3"> <text:line-break/><text:line-break/></text:span>我今天特別高興來參加曾榮振兄的八十大壽慶祝會，更高興有機會在這裏公開向他致謝。在座各位都認識我弟弟范光群，但不認識他哥哥，因為我在國外四十年，回國後退休隱居在好山好水的長壽村，関西鎮上我自己打造的樂園。我過著天人<text:span text:style-name="T3"><text:s/></text:span>合一現代陶淵明式的生活。我之所以能有這世外桃源我要感謝曾榮振，因為假如沒有他在內政部秘書長任內的豐功偉業，関西今天會變成短命村，我的樂園會變成惡土。大部分政治人物的功績是有形有名看得見的，少部分，更重要的功績是無形無名看不見的。曾榮振對臺灣的最大貢獻是無形看不見的，他阻止了一個山坡地大浩劫的發生，他是臺灣山坡地的無名救星。請大家傾聽我簡短的報告這個很少人知道的故事。快二十年前我決定落葉歸根回台退休，回來後不久有一天我在報上看到関西機械園區開發案的報導。它是已投資<text:span text:style-name="T3"><text:s/>72</text:span>億，總投資<text:span text:style-name="T3">800</text:span>億的重大開發案，坐落於離我家<text:span text:style-name="T3">4</text:span>公里上游的水源區，占地<text:span text:style-name="T3">220</text:span>公頃，要進駐<text:span text:style-name="T3">100</text:span>多個廠商。問題是全區屬於山坡地保育區，坡度超過<text:span text:style-name="T3"><text:s/>55%</text:span>的六級坡有<text:span text:style-name="T3">36%</text:span>，超過<text:span text:style-name="T3">40%-50%</text:span>的五級坡有<text:span text:style-name="T3">22%</text:span>，共約<text:span text:style-name="T3">60%</text:span>的基地是<text:span text:style-name="T3">“</text:span>加強保育區<text:span text:style-name="T3">”</text:span>及<text:span text:style-name="T3">“</text:span>只宜造林區<text:span text:style-name="T3">”</text:span>，坡度<text:span text:style-name="T3">30%-40%</text:span>的四級坡及<text:span text:style-name="T3"><text:s/>15%-30%</text:span>的三級坡只有<text:span text:style-name="T3">40%</text:span>。依當時比較寬的法令這種地方連房子都不能蓋，何況工廠。但那時李登輝總統正推動<text:span text:style-name="T3">“</text:span>根留臺灣<text:span text:style-name="T3">”</text:span>政策，鼓勵台商在臺灣找便宜的場地。本地居民<text:span text:style-name="T3">90%</text:span>以上贊成，里長，鎮長，民意代表，縣長一路贊成。李總統也屢次交待有關單位加速通過此案。我剛回國，笨頭笨腦，不知天高地厚，決定出來反對。親朋好友都勸我，<text:span text:style-name="T3">“</text:span>米已成飯，反對沒用，何況擋人財路危險性很大<text:span text:style-name="T3">“</text:span>。我跟光群找了十幾位附近居民成立了<text:span text:style-name="T3">“</text:span>鳯山溪愛鄉協會<text:span text:style-name="T3">”</text:span>開始反對動作。但第一年暑假我出國，我回來以後會員就剩下我們兄弟倆及一個侄女，其他全被安撫了。此後兩年多螳螂擋俥的辛酸史就不在此詳述了。幸虧後來臺灣環保聯盟在召集人林聖崇領導之下把關西案列為最重要反對目標。我們盡一切力量一路攔阻通關，結果被我們拖了兩年多，開發總面積從<text:span text:style-name="T3">220</text:span>甲縮小到<text:span text:style-name="T3">88</text:span>甲。但還是一關過一關，先環評有條件通過，後農委會退件幾次後通過水土保持，最後一關是內政部營建署。這一路上我接觸到的政治人物，官員及參加此案的專家學者，沒有一個是好東西，沒有一個在替人民的長期利益著想。最壞的是那時的營建署長黃南淵，我問他<text:span text:style-name="T3">“</text:span>這案不是明顯的違反山坡地開發條例的麽？<text:span text:style-name="T3">”</text:span>他說<text:span text:style-name="T3">“</text:span>這法案是我們定的，我們也可以改！<text:span text:style-name="T3">” </text:span>他完全站在廠商一邊替他們護航。我們已完全絕望，最後一關是一定會過的。<text:span text:style-name="T3">1998</text:span>年初黃主文出任內政部長，後不久就修訂山坡地開發從四級坡降到三級坡，且聽說三件普通的開發案（包括一個國民黨自己投資的）被一位檢察官出身的主<text:span text:style-name="T3"><text:s/></text:span>秘給封殺了。我們半信半疑，連環保團體都覺得不太可能，即使內政部真有這麼一位反常的理想者，四級坡不准開發是行不通的，反彈會太大，他可能擋不住。曾榮振封殺関西案的故事請大家務必看他的回憶錄。我記得清清楚楚十月九日內政部區域委員會開最後一次會議，要決定關西案的命運。照常我當然準備去參加，但事先<text:span text:style-name="T3"><text:s/></text:span>榮振兄有告知我們不必去，就在家裏等候好消息。十月十日雙十節各報大幅報導關西案意外地被封殺。但也有報導業者及贊成的居民準備發起大型抗議活動。剛好老天爺有眼，來了一個稀有的十月大颱風，到處報水災。反對的聲音立刻消失，一直到現在。臺灣的山坡地從此保住了。內政部自己組成的專家學者審查委員會要通過的案子，最後突然被剛上任的部長辦公室封殺，这是史無前例的。曾榮振在他兩年任內不但主導封殺四件快通過的開發案，也不准通過任何山坡地開發案。更重要的是成功的把山坡地開發永久降低到三級坡以下。它的難度及所需要的勇氣及謀略是超乎凡響的。不可想像的變成可想像，不可能的變成可能，因為臺灣官場有這麼一位威武不能屈，名利不能淫，真正為人民著想的無名英雄。真是難能可貴，我到現在還是覺得不可思議。稱他為臺灣<text:span text:style-name="T3"><text:s/></text:span>山坡地的救星是名符其實的。我再次從心底裏感謝榮振兄，也替臺灣後代謝謝你替他們保留了好山好水，雖然他們不知道你是誰。祝你健康，快樂，長壽！<text:span text:style-name="T3"><text:s/></text:span>謝謝大家！<text:span text:style-name="T3"> <text:line-break/><text:line-break/>2014-06-14 <text:line-break/><text:line-break/></text:span>我的功勞是把關西機械工業區開發案擋了兩年，才冒出曾榮振把它否決掉。若我那時不是隻身跳出來，關西今天已經變成工業區了，還談什麼長壽村！上星期還有一位叫林信雄的先生，自稱是綠色企業顧問，來找我。說他代表關西機械案老闆盧先生，來跟我談如何以符合環保的方式開發他們買下來的<text:span text:style-name="T3">220</text:span>公頃地。我們談起往事，他說对那時內政部長王主文他聽到兩種極端的評價，有人說他是清官，有人說他也要拿回扣，到底哪个对？我說肯定是清官，不然他不會否定關西案，另一說是怎麼來的？他說，盧先生說關西案時內政部要<text:span text:style-name="T3">5%</text:span>回扣。我說，原來如此，是內政部營建署長，不是部長！內政部歷任營建署長都很壞，接黃南洲的最近擔任桃園縣<text:span text:style-name="T3"><text:s/></text:span>副县长時利用他以前的關係大貪污被抓去關了。<text:span text:style-name="T3"> <text:line-break/><text:line-break/></text:span>我說曾榮振之前沒有碰到一個好官員，其中一個特別值得一提，我跟弟弟范光群去監察院陳情調查關西案，接此案的是光群學弟張某某，一坐下來他就說，<text:span text:style-name="T3">“</text:span>這是我最後一任監察委員，不會續任，所以我會好好辦這個案子！<text:span text:style-name="T3">”</text:span>。我心想，奇怪他怎麼說他会好好辦的前提是他不會續任呢？那麼如果能續任呢？答案不久就揭曉了！他的確如弟弟所說，很聰明，沒幾天就寫了一篇有根有據的彈劾書，重點是：法律上本來能開發的地方，現在加了一道關卡叫環境評估，過了才能開發。關西案地點是<text:span text:style-name="T3">“</text:span>生態保育區<text:span text:style-name="T3">”</text:span>，根本不能開發，你們怎麼能<text:span text:style-name="T3">“</text:span>環評<text:span text:style-name="T3">”</text:span>，而且通過！從頭到尾都違法！<text:span text:style-name="T3"><text:s/></text:span>這一招太厲害了，連我都沒想到！依法，關西案死定了！過了一陣子，對方寫了一大堆狡辯回答，監察院理應依法辦理，結果一聲不吭！連他人都找不到了。你們就知道為什麼了！上面給他連任了！你說臺灣這個監察院是有用的嗎？<text:span text:style-name="T3"> <text:line-break/><text:line-break/></text:span>政治真的是烏鴉一般黑，不能參与！所以，我就學老子出關，隱居在鄉下，經營我的桃花源，回到我從小就最喜歡的天人合一，返璞歸真的農村生活。<text:span text:style-name="T3"> <text:line-break/><text:line-break/>2016</text:span>年<text:span text:style-name="T3">3</text:span>月<text:span text:style-name="T3">25</text:span>日<text:span text:style-name="T3"> <text:line-break/><text:line-break/>*</text:span>去年师大附中高<text:span text:style-name="T3">36</text:span>班一甲子同学会时我见意同学写回忆录<text:span text:style-name="T3">, </text:span>因为大部份同学留学国外成为外国移民的第一代<text:span text:style-name="T3">,</text:span>我说你们子孙以后寻跟时会想要知道你们的故事<text:span text:style-name="T3">, </text:span>结果大家都写了<text:span text:style-name="T3">,</text:span>我自己不得不寫。</text:p>
      <text:p text:style-name="P1"><text:span text:style-name="T1">陳真</text:span><text:s/>  |  2017.11.08 10:15   |   <text:a xlink:type="simple" xlink:href="http://palinfo.habago.org/Entry?Command=Information_PrintForum&amp;iPage=116#FORUM36243"><text:span text:style-name="T2">#</text:span></text:a></text:p>
      <text:p text:style-name="P2">范光棣一年多前說：<text:span text:style-name="T3">"</text:span>中國贏了！<text:span text:style-name="T3">"</text:span>想必嗤之以鼻的反應不少，但我想他的意思是：大勢已定，中國將會取代美國，建立起一個世界的新秩序，而非當下便已決勝負。<text:span text:style-name="T3"> <text:line-break/><text:line-break/></text:span>美國<text:span text:style-name="T3"><text:s/>"</text:span>時代<text:span text:style-name="T3">" </text:span>雜誌雖是一本爛雜誌，但他代表一種主流思維，看風向很準的。這期破天荒在封面以中文寫下<text:span text:style-name="T3"><text:s/>"</text:span>中國贏了<text:span text:style-name="T3">"</text:span>。連這樣一本白人至上的主流雜誌都如此表白，旁人還有什麼話說？<text:span text:style-name="T3"> <text:line-break/><text:line-break/></text:span>我個人並不喜歡往實力方面<text:span text:style-name="T3">(</text:span>不管是經濟、科技或軍事實力<text:span text:style-name="T3">)</text:span>去看待輸贏，我之所以強烈支持祖國只有一個原因，因為他相對於美國，完全就是站在善的這一邊，抬舉的是一種有利於人類的和平發展思維，而非訴諸殺戮弱小之帝國血腥侵略。一善一惡，區別如此明顯，請問你站在哪一邊？<text:span text:style-name="T3"> <text:line-break/><text:line-break/></text:span>當然，中國的勝出<text:span text:style-name="T3"><text:s/>"</text:span>本身<text:span text:style-name="T3">"</text:span>，並不能推論出統一的應然結論。我之所以支持統一也只有一個原因，因為除了統一之外，我看不出台獨的必要性、正當性和可行性。不但要統，而且要急統，越快越好，最好是今天馬上統一，別等到明天，拖越久對台灣越不利。<text:span text:style-name="T3"> <text:line-break/><text:line-break/></text:span>但我擔心的並不是台獨，而是統一，因為統一是必然的，只是時間問題。我擔心的是大陸方面在統一之後能否平等對待或善待台灣人。<text:span text:style-name="T3"> <text:line-break/><text:line-break/></text:span>這裏有時代雜誌的封面圖：<text:span text:style-name="T3"> <text:line-break/><text:line-break/>https://udn.com/news/story/7331/2800583 <text:line-break/><text:line-break/></text:span>陳真<text:span text:style-name="T3"> <text:line-break/><text:line-break/>============== <text:line-break/></text:span>中國贏了！《時代》封面<text:span text:style-name="T3"><text:s/></text:span>首見中英雙語<text:span text:style-name="T3"> <text:line-break/><text:line-break/>2017-11-06 <text:line-break/><text:line-break/></text:span>世界日報<text:span text:style-name="T3"><text:s/></text:span>中國新聞組／北京<text:span text:style-name="T3">6</text:span>日電<text:span text:style-name="T3"> <text:line-break/><text:line-break/></text:span>在美國總統川普展開亞洲訪問行之際，美國《時代雜誌》（<text:span text:style-name="T3">Time</text:span>）亞洲版日前公布最新一期封面，以英文及簡體中文寫上「中國贏了」<text:span text:style-name="T3">(China won)</text:span>。這是該雜誌封面首次同時出現兩種語言。<text:span text:style-name="T3"> <text:line-break/><text:line-break/></text:span>星洲網報導，該封面報導以「中國經濟如何打好未來」（<text:span text:style-name="T3">How China’s Economy Is Poised to Win the Future</text:span>）為題。這篇文章的作者布雷默（<text:span text:style-name="T3">Ian Bremmer</text:span>）在推特上傳該封面同時，不忘諷刺川普，「川普或者擁有更多《時代》封面<text:span text:style-name="T3">(</text:span>包括一個假的<text:span text:style-name="T3">)</text:span>，但這次他不能再吹牛了，因為這是《時代》史上破天荒在封面標示兩種語言。」<text:span text:style-name="T3"> <text:line-break/><text:line-break/></text:span>布雷默在推文中也用英文加上「＃美國第二？」的標籤。<text:span text:style-name="T3"> <text:line-break/><text:line-break/></text:span>他在文章中指出，五年前，大家一致認為，中國總有一天需要根本性的政治改革，來維護國家的合法性。如今，中國的政治經濟體系比二戰結束以來主導國際體系的美國模式，更具備可行性，甚至更具持續性。<text:span text:style-name="T3"> <text:line-break/><text:line-break/>2029</text:span>年<text:span text:style-name="T3">GDP </text:span>中打敗美<text:span text:style-name="T3"> <text:line-break/><text:line-break/></text:span>文章指出，據經濟與商業研究中心的數據，儘管美國經濟仍是世界最大，但中國有能力利用國有企業提升國內外影響力，確保在<text:span text:style-name="T3">2029</text:span>年超過美國<text:span text:style-name="T3">GDP</text:span>。<text:span text:style-name="T3"> <text:line-break/><text:line-break/></text:span>文章指出，美元仍然是全球儲備貨幣，但是美國的支柱包括它的軍事聯盟、貿易領導和它促進西方政治價值的意願，正在被削弱。<text:span text:style-name="T3"> <text:line-break/><text:line-break/></text:span>報導稱，北京每年為戰略行業提供直接的財政和政治支持，提供直接資助或制定專門法律。技術性動盪正在使發展中國家的數億工人流離失所，但中國政府對經濟的控制，將有助於減少衝擊。<text:span text:style-name="T3"> <text:line-break/><text:line-break/></text:span>文章結尾寫到，如果要打賭哪個國家未來能更好地發揮影響力，「押注美國並不明智，押注中國吧！」</text:p>
      <text:p text:style-name="P1"><text:span text:style-name="T1">陳真</text:span><text:s/>  |  2017.11.07 17:50   |   <text:a xlink:type="simple" xlink:href="http://palinfo.habago.org/Entry?Command=Information_PrintForum&amp;iPage=116#FORUM36242"><text:span text:style-name="T2">#</text:span></text:a></text:p>
      <text:p text:style-name="P3">范光棣這回講得比較好，不過常有收音不良情形。<text:span text:style-name="T3"> <text:line-break/><text:line-break/></text:span>他好像有提到自己的<text:span text:style-name="T3"><text:s/>"</text:span>回憶錄<text:span text:style-name="T3">"</text:span>，書名叫<text:span text:style-name="T3"><text:s/>"</text:span>繞了一大圈<text:span text:style-name="T3">"</text:span>，我以為這是一本新書，於是用<text:span text:style-name="T3"><text:s/>"</text:span>繞了一大圈<text:span text:style-name="T3">" </text:span>及<text:span text:style-name="T3">"</text:span>范光棣<text:span text:style-name="T3">" </text:span>去找，結果卻找到自己的<text:span text:style-name="T3">"</text:span>紕漏先生<text:span text:style-name="T3">" </text:span>這段留言來。我也是繞了一大圈，努力剝著洋蔥想找出真正的洋蔥，離家出走四處尋找回家的路，一轉身，已是大半個人生。<text:span text:style-name="T3"> <text:line-break/><text:line-break/></text:span>小時候，剛上學時，老師叫每位同學寫下<text:span text:style-name="T3"><text:s/>"</text:span>我的志向<text:span text:style-name="T3">"</text:span>，我寫我的志向是當農夫。老師叫我去接受輔導說：<text:span text:style-name="T3">"</text:span>笨蛋，當農夫不用志向啦，你不念書，以後就是只能當農夫<text:span text:style-name="T3">"</text:span>。於是我改立別的志向，揚帆出海，想找出<text:span text:style-name="T3"><text:s/>"</text:span>我為何知道茶杯是茶杯<text:span text:style-name="T3">" </text:span>的奧祕，想找到事物的<text:span text:style-name="T3"><text:s/>1</text:span>，從而<text:span text:style-name="T3">2, 3, 4, 5, 6.....</text:span>無限開展。結果，繞了一大圈，什麼奧秘也沒找到。維根斯坦說，當我繞了一大圈，終於回到家，卻發現家中什麼令人驚訝的奧祕也沒有，諸事如常，這事本身卻十足讓我非常驚訝。<text:span text:style-name="T3"> <text:line-break/><text:line-break/></text:span>維根斯坦說，分析哲學家就是剝著洋蔥尋找洋蔥的笨蛋。他還說，哲學是這樣一種東西，就像皮膚癢，這裏癢，那裏也癢，東抓西抓，慢慢就不癢了。從癢到不癢，從不顧一切離開家門到滿身滄桑地回到家，思想的最大成就，大概就是這樣。因此他說，<text:span text:style-name="T3">"</text:span>哲學的最大成就是不再從事哲學<text:span text:style-name="T3">"</text:span>。<text:span text:style-name="T3"> <text:line-break/><text:line-break/></text:span>新家附近有個機車行，最近跟他買了一輛新機車，老闆個子小小的，跟他爸一起經營，父子兩人經常邊修車邊跟我聊瑣瑣碎碎的家務事，不管我有沒有仔細聽，他都講得很起勁，十分忘我。<text:span text:style-name="T3"> <text:line-break/><text:line-break/></text:span>老闆的爸爸有六、七個子女，有的開機車行，有的給人修臉洗頭髮。中秋節那一天，我車子壞了，需要一點時間修理，老闆的爸爸因此有點憂愁，因為他擔心會因為修車拖得太晚打烊，他說子女們今晚會回來團圓烤肉，必須準時關門。<text:span text:style-name="T3"> <text:line-break/><text:line-break/></text:span>所謂<text:span text:style-name="T3"><text:s/>"</text:span>自慚形穢<text:span text:style-name="T3">" </text:span>就是這樣，生活中，許多時候我總有這樣一種感覺。這些人沒念過什麼書，但卻活得很像樣。<text:span text:style-name="T3"> <text:line-break/><text:line-break/></text:span>我念的劍橋國王學院<text:span text:style-name="T3"><text:s/>(King's College</text:span>，<text:span text:style-name="T3">Cambridge) </text:span>因為是個景點，有大教堂，有康河，遊客眾多，校門口常有校工守衛，避免外人擅自進入校園。根據一位與維根斯坦私交很好的學生告訴我，他說，有一天，維根斯坦路過國王學院，突然停下腳步，站著發呆，若有所思，過一會兒便指著校門口顧門的校工，對著這位學生說：<text:span text:style-name="T3">"</text:span>像這樣的人，才是我尊敬的。<text:span text:style-name="T3">" <text:line-break/><text:line-break/></text:span>倒也不是說<text:span text:style-name="T3"><text:s/>"</text:span>繞一大圈<text:span text:style-name="T3">" </text:span>沒有意義沒有價值，也許不同的人就會有不同的尋找方式，有些人非得離家出走到外面晃蕩一番才能回歸家園，安身立命，有些人卻不需要多跑這一趟路。差別不是在於有沒有離家，而是在於離家之後幾個人還能保有初衷？幾個人依然老樣子？絕大多數人似乎都變了，不再樸素，不再單純。<text:span text:style-name="T3"> <text:line-break/><text:line-break/></text:span>達文西最近寄來的卡片上就寫著這樣一段話：<text:span text:style-name="T3">"Be a mirror absorb everything around you and still remain the same." (</text:span>像面鏡子一樣，吸收周遭一切，但己身一如往昔。<text:span text:style-name="T3">) "</text:span>吸收<text:span text:style-name="T3">" </text:span>很容易，<text:span text:style-name="T3">"</text:span>一如舊往<text:span text:style-name="T3">" </text:span>卻很難。</text:p>
      <text:p text:style-name="P4"/>
      <text:p text:style-name="P1"><text:span text:style-name="T1">陳真</text:span><text:s/>  |  2017.11.07 08:55   |   <text:a xlink:type="simple" xlink:href="http://palinfo.habago.org/Entry?Command=Information_PrintForum&amp;iPage=117#FORUM36241"><text:span text:style-name="T2">#</text:span></text:a></text:p>
      <text:p text:style-name="P6"><text:span text:style-name="T1">范光棣又來了！就在今天。</text:span> <text:line-break/><text:line-break/><text:span text:style-name="T1">八方論談節目預告</text:span><text:s/>11/06/17<text:span text:style-name="T1">：</text:span> <text:line-break/><text:line-break/><text:span text:style-name="T1">訪問：范光棣／退休哲學教授</text:span> <text:line-break/><text:span text:style-name="T1">主題：左派哲學者范光棣談心路歷程</text:span> <text:line-break/><text:span text:style-name="T1">日期：美西</text:span><text:s/>11/06/2017 <text:line-break/><text:span text:style-name="T1">時間：美西</text:span><text:s/>08:00 - 09:00 PM <text:span text:style-name="T1">（台北／北京時間中午</text:span>12<text:span text:style-name="T1">點）</text:span> <text:line-break/><text:span text:style-name="T1">播出：</text:span>https://www.network360.tv/#!/home <text:line-break/><text:span text:style-name="T1">型態：現場播出</text:span> <text:line-break/>Call-In <text:span text:style-name="T1">電話：</text:span>USA 925-385-0368</text:p>
      <text:p text:style-name="P1"><text:span text:style-name="T1">陳真</text:span><text:s/>  |  2017.11.05 14:27   |   <text:a xlink:type="simple" xlink:href="http://palinfo.habago.org/Entry?Command=Information_PrintForum&amp;iPage=117#FORUM36240"><text:span text:style-name="T2">#</text:span></text:a></text:p>
      <text:p text:style-name="P2">韓：美日韓不宜建軍事同盟<text:span text:style-name="T3"> <text:line-break/><text:line-break/></text:span>王嘉源╱綜合報導<text:span text:style-name="T3"> <text:line-break/><text:line-break/>2017</text:span>年<text:span text:style-name="T3">11</text:span>月<text:span text:style-name="T3">5</text:span>日<text:span text:style-name="T3"> <text:line-break/><text:line-break/></text:span>中國時報【王嘉源╱綜合報導】<text:span text:style-name="T3"> <text:line-break/><text:line-break/></text:span>美國總統川普下周初即將到訪日韓，南韓總統文在寅<text:span text:style-name="T3">3</text:span>日卻在受訪時表示，雖然重視與美國的同盟關係，但他會開展平衡外交，加強中韓關係，務求和平解決朝（北韓）核問題。他還稱，美日韓針對北韓威脅的合作不宜發展為軍事同盟，更警告日方別以朝核為藉口，行軍事擴張之實。<text:span text:style-name="T3"> <text:line-break/><text:line-break/></text:span>文在寅在新加坡亞洲新聞台（<text:span text:style-name="T3">CNA</text:span>）<text:span text:style-name="T3">3</text:span>日晚間播出的專訪中表示，他重視有<text:span text:style-name="T3">67</text:span>年歷史的美韓同盟和合作，但「我們與中國的關係也非常重要」，並希望與中方加強外交努力，透過對話和平解決朝核問題。他說：「我們不僅重視與美國的外交，同時也希望能夠進一步發展與北京的關係，開展平衡外交。」<text:span text:style-name="T3"> <text:line-break/><text:line-break/></text:span>文在寅亦談到美日韓關係，他說：「美日韓的軍事合作變得重要，但這種合作只應針對北韓的核武及飛彈挑釁。如果合作發展成為<text:span text:style-name="T3">3</text:span>國軍事同盟，我認為並不合適。」他並警告：「日本如果以朝核為藉口走上軍事大國化道路，將不利於其發展與東協國家的關係。」<text:span text:style-name="T3"> <text:line-break/><text:line-break/></text:span>先前中國大陸不滿南韓部署美軍「薩德」飛彈防禦系統，中韓關係因此冰凍了一年多，近日才好不容易破冰，文在寅顯然不希望再橫生枝節。<text:span text:style-name="T3"> <text:line-break/><text:line-break/></text:span>中韓兩國政府<text:span text:style-name="T3">10</text:span>月<text:span text:style-name="T3">31</text:span>日宣布擱置薩德爭議前，南韓外長康京和即談到了「三不原則」，分別是：南韓不加入美國主導的飛彈防禦系統（<text:span text:style-name="T3">MD</text:span>）、不考慮追加部署薩德、韓美日安保合作不會發展成軍事同盟。</text:p>
      <text:p text:style-name="P1"><text:span text:style-name="T1">陳真</text:span><text:s/>  |  2017.11.04 02:13   |   <text:a xlink:type="simple" xlink:href="http://palinfo.habago.org/Entry?Command=Information_PrintForum&amp;iPage=117#FORUM36239"><text:span text:style-name="T2">#</text:span></text:a></text:p>
      <text:p text:style-name="P3">預設七，<text:span text:style-name="T3"> <text:line-break/><text:line-break/></text:span>懷疑論和陰謀論，恰恰是南轅北轍的兩種認識世界的態度。懷疑論者懷疑人類理性與認知的有效性與侷限性，但陰謀論者卻十分形而下，嘴巴往往比腦子發達，基本上就和他所懷疑的對象採用同一套思維，只是彼此認知的<text:span text:style-name="T3"><text:s/>"</text:span>答案<text:span text:style-name="T3">" </text:span>不同而已。<text:span text:style-name="T3"> <text:line-break/><text:line-break/></text:span>記得大約<text:span text:style-name="T3">18-19</text:span>年前，有人傳給我一篇文章，是一個台大好像是社會系研究生的碩士論文，研究主旨是要<text:span text:style-name="T3"><text:s/>"</text:span>解構精神醫學<text:span text:style-name="T3">"</text:span>，質疑精神醫學這套知識的可信度。我看了相當吃驚。你知道他是怎麼解構的嗎？他找到幾個病例個案，指出這些病人被送去住院後，結果卻發現他們根本沒有原先所診斷的那樣的病，因此作者說這些病人原來都是<text:span text:style-name="T3"><text:s/>"</text:span>假的<text:span text:style-name="T3">"</text:span>，是偽科學<text:span text:style-name="T3"><text:s/>(</text:span>指精神醫學<text:span text:style-name="T3">) </text:span>的受害者。<text:span text:style-name="T3"> <text:line-break/><text:line-break/></text:span>我的轉述可能有點偏差，不過基本上是這樣一種思維邏輯。依這位作者的意思，難道我如果找出更多的住院病患，經過精神科醫生證明他們確實有著某種原先所診斷的精神病，那麼，他們便是<text:span text:style-name="T3"><text:s/>"</text:span>真<text:span text:style-name="T3">" </text:span>病人而不是<text:span text:style-name="T3"><text:s/>"</text:span>假<text:span text:style-name="T3">" </text:span>病人了嗎？於是我就可以據此辯護精神醫學這套知識的可靠性與可信度了嗎？精神醫學就因此而變成一種<text:span text:style-name="T3"><text:s/>"</text:span>真科學<text:span text:style-name="T3">" </text:span>了嗎？<text:span text:style-name="T3"> <text:line-break/><text:line-break/></text:span>你應當很輕易就能看得出來，該作者所企圖質疑的想法，恰恰就跟他自己的想法沒有兩樣。這就好像以前忠黨愛國的學生和現在忠黨愛國的學生，其實是同一種生物，差別只是在於黨名與國名不同、顏色不同而已，但其認識世界的思維方式卻完全一模一樣。<text:span text:style-name="T3"> <text:line-break/><text:line-break/></text:span>這位作者企圖<text:span text:style-name="T3"><text:s/>"</text:span>解構<text:span text:style-name="T3">" </text:span>精神醫學，但他的陰謀論思維卻更進一步建構並鞏固了他所宣稱要顛覆的對象，兩者都是訴諸於同一套思維方式，只是彼此認知的<text:span text:style-name="T3"><text:s/>"</text:span>答案<text:span text:style-name="T3">" </text:span>不同，或者說彼此宣稱的<text:span text:style-name="T3"><text:s/>"</text:span>真假值<text:span text:style-name="T3">" </text:span>不同而已。<text:span text:style-name="T3"> <text:line-break/><text:line-break/></text:span>記得曾看過王大師宣稱自己的陰謀論有<text:span text:style-name="T3"><text:s/>"</text:span>七成的準確性<text:span text:style-name="T3">"</text:span>，道理也是一樣。所謂真假三七開，三分真掩護了那七分假；一個騙子講的話當然不會每一句都是假的，而是真真假假。因此，當你否定騙子所講的一切話語時，你至少會有七成的<text:span text:style-name="T3"><text:s/>"</text:span>準確率<text:span text:style-name="T3">"</text:span>。可是，這樣的準確率有意義嗎？我若把一個錶摔壞，我還是可以保證它一天至少會有兩次完全精準報時的準確率，很多正常手錶恐怕連一次正確報時的機率都沒有，可是，這樣的準確率有意義嗎？<text:span text:style-name="T3"> <text:line-break/><text:line-break/></text:span>今天，假設來掛我門診的病患，只要二十歲以下的，我都一概斷定說絕不是商人，一定是個學生；我相信我的預言必然有八、九成的準確率，可是，這樣的準確率有意義嗎？<text:span text:style-name="T3"> <text:line-break/><text:line-break/></text:span>你懷疑自己得了癌症，送去接受某種高端分子儀器進行血液透析，廣告詞說：<text:span text:style-name="T3">"</text:span>保證一個癌細胞也跑不掉！<text:span text:style-name="T3">" </text:span>確實如此沒錯。問題是，這個高端分子血液透析乃是把所有細胞全來個陰謀論，全部診斷為癌細胞，那當然<text:span text:style-name="T3"><text:s/>"</text:span>一個癌細胞也跑不掉<text:span text:style-name="T3">" </text:span>啊。錯殺一萬，一個也不放過；其他<text:span text:style-name="T3">9999</text:span>個正常細胞全陪葬了。那還需要檢查嗎？所有人一律送開刀房直接屠宰不就得了？<text:span text:style-name="T3"> <text:line-break/><text:line-break/></text:span>聽過偽陽性和偽陰性吧？偽陽性就是人家明明是個人格者，你卻偏偏說他是個大混蛋。偽陰性就是：明明是個醜惡人渣，你卻奉他為神明，頂禮膜拜。所有醫學檢查基本上就是預設一種陰謀論的思維，企圖抓出壞細胞，找出病理所在。但是，一個好的檢查會有較低的<text:span text:style-name="T3"><text:s/>"</text:span>偽陽性<text:span text:style-name="T3">" </text:span>和<text:span text:style-name="T3"><text:s/>"</text:span>偽陰性<text:span text:style-name="T3">"</text:span>，既不會誤殺忠良，壞蛋也不容易放過，既能認出好細胞，也能抓出壞份子。具有鑑別力的陰謀論，才是一種稍微<text:span text:style-name="T3">make sense</text:span>的陰謀論。當然，它其實也<text:span text:style-name="T3">make</text:span>不了多少<text:span text:style-name="T3">sense</text:span>。<text:span text:style-name="T3"> <text:line-break/><text:line-break/></text:span>生活中，我們每個人經常得必須是個陰謀論者，因為各種資訊很可能互相矛盾，或是厚此薄彼，高度選擇性呈現，因此我們不得不去想一想各種陳述與各項資訊之真假值，想一想它們為何以這樣一種方式而不是那樣一種方式出現在我們眼前。這僅僅只是一種偶然、一種所謂自由狀態下的無心後果與隨機反應嗎？當然不是。當資訊之布局涉及巨大權力與利益時，其真實性怎麼可能如其表面所示？用我的話簡單說，我們活在一個到處都是廣告的世界裏。你怎麼會去相信廣告的每一字每一句每一個畫面呢？<text:span text:style-name="T3"> <text:line-break/><text:line-break/></text:span>王大師所謂陰謀論，容或有些時候難免荒腔走板，但基本上其實就是上述這樣一種所謂批判性思考<text:span text:style-name="T3"><text:s/>(critical thinking)</text:span>。<text:span text:style-name="T3">"</text:span>陰謀論<text:span text:style-name="T3">" </text:span>也許只是他的一種娛樂性的自貶說法。真正的陰謀論，往往指的是一些毫無根據或腦子進水的無聊猜疑，例如川普是不是外星人派來毀滅美國、拯救人類的救星？例如李小龍是不是還沒死？等等。<text:span text:style-name="T3"> <text:line-break/><text:line-break/></text:span>學校理當是要教人怎麼批判思考，結果卻反而成為廣告中心，一堆<text:span text:style-name="T3"><text:s/>"</text:span>廣告人才<text:span text:style-name="T3">" (</text:span>亦即教師<text:span text:style-name="T3">) </text:span>進一步把人的腦子弄壞，培養出一大群更蠢的傻蛋來；就如羅素所常說：<text:span text:style-name="T3">"</text:span>受教育之前，我們僅僅只是無知，受教育之後，我們卻變得愚蠢<text:span text:style-name="T3">"</text:span>。</text:p>
      <text:p text:style-name="P1"><text:span text:style-name="T1">陳真</text:span><text:s/>  |  2017.11.04 01:19   |   <text:a xlink:type="simple" xlink:href="http://palinfo.habago.org/Entry?Command=Information_PrintForum&amp;iPage=117#FORUM36238"><text:span text:style-name="T2">#</text:span></text:a></text:p>
      <text:p text:style-name="P2">寫得很好，完全正確。我相信，這樣的聲音將會越來越多。島內愚民政策的氣勢最高點，早在三年多前那段整天胡搞瞎搞的瘋狂醜惡時期，就已成為過去，此後只會一路走下坡。<text:span text:style-name="T3"> <text:line-break/><text:line-break/></text:span>你可以透過謊言，在一些小地方上佔便宜，乃至掌控一個島，但大是大非這種東西基本上是擋不住的，就連肆虐人類作惡多端的美國與西方各國，遲早也還是得減少為惡，接受眾人和平共存、共榮發展的思維，而不是只想著奴役他人。<text:span text:style-name="T3"> <text:line-break/><text:line-break/></text:span>很多台灣年輕人整天哀哀叫，婆婆媽媽抱怨一堆，說什麼時代環境對他們不利，但在我看來，此時的年輕一代恰恰是生長在最好的一個年代，因為世界就在他們眼前開展，無窮的機會，而大陸毫無疑問就是未來世界的中心。<text:span text:style-name="T3"> <text:line-break/><text:line-break/></text:span>陳真<text:span text:style-name="T3"> <text:line-break/><text:line-break/>================= <text:line-break/></text:span>北大台生自願加入共產黨　張立齊：民主只是少數人把持的工具<text:span text:style-name="T3"> <text:line-break/><text:line-break/>ETToday</text:span>新聞雲<text:span text:style-name="T3"> <text:line-break/><text:line-break/>2017</text:span>年<text:span text:style-name="T3">11</text:span>月<text:span text:style-name="T3">2</text:span>日<text:span text:style-name="T3"> <text:line-break/><text:line-break/>https://goo.gl/g8yF4N <text:line-break/><text:line-break/></text:span>北京大學台生張立齊自願加入共產黨。（圖／翻攝自中評社）<text:span text:style-name="T3"> <text:line-break/><text:line-break/></text:span>大陸中心／綜合報導<text:span text:style-name="T3"> <text:line-break/><text:line-break/></text:span>「民主只是少數特定人士在把持操縱的工具！」北京大學台生張立齊以「我從台灣來，我自願加入中國共產黨」為題，在陸媒《觀察者》上發表他「熱愛祖國大陸」的由來。他說道，共產黨照顧人民也解決貧困問題，「真真實實做得比台灣島內政治團體讚多了」，如果加入共產黨能為人民貢獻，「台灣戶籍又算什麼？」<text:span text:style-name="T3"> <text:line-break/><text:line-break/></text:span>張立齊說，依照中國共產黨黨章第一條，當前所有台灣同胞都具有中國公民的身份的，自然有權利可以申請加入中國共產黨，因此他在<text:span text:style-name="T3">2013</text:span>年來到北京學習，此後從<text:span text:style-name="T3">2014</text:span>年到<text:span text:style-name="T3">2016</text:span>年年年都繳交入黨申請書，積極參與黨課培訓、進行思想匯報。<text:span text:style-name="T3"> <text:line-break/><text:line-break/></text:span>「我周圍很多認同中國共產黨的台灣青年也都自覺貫徹落實黨的綱領、章程、決定和紀律」，張立齊表示，雖然他們都生長在台灣，但也能像大陸年輕黨員幹部那樣，一起學習共產黨的精神，一起思考國家民族的未來，一起到農村調研扶貧，一起參與祖國建設和發展，一起見證中國特色社會主義文化、道路、理論和制度的不斷發展和完善。<text:span text:style-name="T3"> <text:line-break/><text:line-break/></text:span>▲台生張立齊曾在內蒙古服務，見證到共產黨照顧人民的能力。（圖／翻攝自觀察者網，下同）<text:span text:style-name="T3"> <text:line-break/><text:line-break/></text:span>至於是何時「看清」台灣民主的呢？他說，早在<text:span text:style-name="T3">2007</text:span>年他在台南讀書時，就自發組織了一個馬克思主義讀書會，當時和幾個朋友分別在台北、台中、台南成立這樣的學生社團，學習和重新認識中國近代歷史，雖然當時的讀書會只能維持在爭取工人權益的部分，還未上升到愛國民族主義，但隨著兩岸交流的深入，除了認同更加公平的社會主義理念外，也了解到了大陸這些年的變化。<text:span text:style-name="T3"> <text:line-break/><text:line-break/></text:span>他表示，有一位在台南自發讀書會的年輕朋友，學的是醫護專業，甚至希望自己成為一名中國人民解放軍的戰士，成為軍醫為保衛祖國做貢獻，「這樣土生土長甚至沒到過大陸，卻有這樣愛國熱忱的案例在台灣其實並不少」。<text:span text:style-name="T3"> <text:line-break/><text:line-break/></text:span>張立齊回憶高中時，曾自發學習寫簡體字，上大學時在台灣看大陸書籍或是和社會主義、共產主義有關的材料，不過卻經常被人「舉報」或刻意在行動和言語上排擠甚至攻擊，「所以我很早就感覺到台灣的言論是有局限不自由」，思想是被壟斷的，政治是不包容排除異己的，民主只是少數特定人士在把持操縱的工具。<text:span text:style-name="T3"> <text:line-break/><text:line-break/></text:span>他說，反觀大陸的一位共產黨員朋友，大學畢業後響應黨和國家的號召去西部最貧困的地方扶貧支教，共產黨是努力把最優秀的人才放到為人民服務、為國家建設的工作上去；而台灣的所謂「民粹民主」，就是放任學生去破壞合法的人民代表程序，再由政治團體收割，「這樣用暴力推翻議會有利於我言論自由嗎？」執政黨通過選舉上台後就獨斷專行，這就是所謂的「民主」嗎？「這樣破壞兩岸關係有利於人民群眾的利益嗎？」<text:span text:style-name="T3"> <text:line-break/><text:line-break/></text:span>張立齊表示，每次只要談到他自願加入中國共產黨的事情，這時就會有人說要台灣政府會取消他在台灣的戶籍，還要罰錢，他們一直被這樣的言論脅迫著，「動不動就有人恐嚇我們要是敢回台灣就要把我們『抓去關』」。<text:span text:style-name="T3"> <text:line-break/><text:line-break/></text:span>張立齊指出，台灣自詡的所謂「民主」和「自由」，難道是暴力的民主和恐嚇的自由？從這點來看台灣整體仍然沒有走出「恐共」和「反共」的心理，才導致台灣集體對中國共產黨的恐慌。<text:span text:style-name="T3"> <text:line-break/><text:line-break/></text:span>反觀中國共產黨，張立齊說道，習近平講「中國共產黨是世界上最大的政黨，大就要有大的樣子」，開放和包容已經成了主旋律，對台政策談「融合發展」就是一種自信的表現，能看到大陸歡迎台灣青年融入祖國大陸，共同參與新時代中國特色社會主義的建設。<text:span text:style-name="T3"> <text:line-break/><text:line-break/></text:span>台灣人其實並不了解大陸的「人民代表大會制度」與「政治協商制度」，不過他通過這幾年的觀察，深刻感受到了中國共產黨是怎麼照顧人民群眾、少數民族、弱勢團體及各行各界，怎麼為老百姓「做好事做實事」，怎麼建設和發展國家使得人民生活幸福。<text:span text:style-name="T3"> <text:line-break/><text:line-break/></text:span>張立齊也分享他在內蒙古參與扶貧支教的工作經驗，他和當地的老師以及支教團的同學們一起在支教崗位上，通常一個人要幹好幾個人的工作，也沒有什麼領導的區別，「在內蒙古，看臉就知道誰是幹部，越是領導臉就曬的越黑，越是代表幹的活越多」。<text:span text:style-name="T3"> <text:line-break/><text:line-break/></text:span>他指出，當時內蒙古搞「十個全覆蓋」，就是要把現代化的水、電、網、教育、醫療和社會福利等覆蓋到農村，給牧民修路蓋房子打掃衛生，「這些義務貢獻共產黨的幹部都是衝在前面」。<text:span text:style-name="T3"> <text:line-break/><text:line-break/></text:span>張立齊說道，他在支教的時候學校也將我作為幹部參與了一些扶貧的工作，這些共產黨人的事蹟很令人敬佩感動，當時他就想，如果能加入中國共產黨，能為西部人民做貢獻，能讓他們過的更好，環境更好生病更少，「台灣戶籍又算什麼？」<text:span text:style-name="T3"> <text:line-break/><text:line-break/></text:span>張立齊指出，台灣需要的也是為老百姓創造價值的政府和政治制度，正是因為共產黨的體制能創造價值和發展生產力，才能讓不少台灣同胞從認同到肯定和決心加入中國共產黨。<text:span text:style-name="T3"> <text:line-break/><text:line-break/></text:span>他表示，因為中國共產黨「幹實事」，「真真實實做得比台灣島內政治團體讚多了」，試問既然這樣，台灣青年為什麼還要被迫在兩個爛蘋果中間去選擇呢？<text:span text:style-name="T3"> <text:line-break/><text:line-break/></text:span>張立齊認為，從去年<text:span text:style-name="T3">520</text:span>起兩岸關係發生一系列重大變化，這一變化不僅僅是由於民進黨上台和蔡英文政府對「九二共識」做出答復與否，更是在於台灣有越來越多人看清台灣當局綁架人民群眾利益的本質，許多台灣中下階層人民痛苦無處發洩，逐漸開始在全島內外自發地產生認同中國共產黨的聲音，無論是否在島內媒體上公開認同中國共產黨或是開展各樣自發的學習和認識，這一聲音是跳脫台灣過去所有統派團體論述的，也是跳脫台灣藍綠政治的，「這一聲音更是跳脫兩岸當前局限指向未來的」。<text:span text:style-name="T3"> <text:line-break/><text:line-break/></text:span>張立齊表示，台灣同胞提出自願加入中國共產黨，是為了愛故鄉、愛台灣，尋找台灣人民未來幸福的出路，也是為了愛民族、愛祖國，為中華民族偉大復興做出實際的貢獻；相對比起台灣島內的政治，在為基層人民群眾的利益著想方面，中國共產黨比台灣島內任何組織團體都做的更好。<text:span text:style-name="T3"> <text:line-break/><text:line-break/></text:span>張立齊最後說道，引用習總書記的話「百聞不如一見」，台灣同胞尤其是青年朋友真的要多來看看，多多比較比較。<text:span text:style-name="T3"> <text:line-break/><text:line-break/></text:span>張立齊另外於《青年力》發表的專欄，「北大求學台灣青年為何堅定選擇加入中國共產黨」全文如下：<text:span text:style-name="T3"> <text:line-break/><text:line-break/></text:span>台灣同胞認同中國共產黨是一件很樸素的事情<text:span text:style-name="T3"> <text:line-break/><text:line-break/></text:span>依照中國共產黨黨章第一條，當前所有台灣同胞都是具有中國公民身份的，自然有權利可以申請加入中國共產黨。<text:span text:style-name="T3"> <text:line-break/><text:line-break/></text:span>我來北京學習、參與支教的過程中，也積極參與黨的活動，參與黨課培訓，進行思想匯報，填寫入黨申請書，歷經一系列嚴格的入黨申請審核程序。我們很多認同中國共產黨的台灣青年，都自覺貫徹落實黨的綱領、章程、決定和紀律。<text:span text:style-name="T3"> <text:line-break/><text:line-break/></text:span>我認為，我們台灣同胞認同和加入中國共產黨是一件很樸素的事情。包括前段時間自覺開展<text:span text:style-name="T3"><text:s/>“</text:span>兩學一做<text:span text:style-name="T3">”</text:span>和增強<text:span text:style-name="T3">“</text:span>四個意識<text:span text:style-name="T3">” </text:span>，在學習和實踐過程中思考為黨分憂。當前也正在開展學習十九大精神，以及新黨章、新時代中國特色社會主義思想等等。我們能和大陸年輕黨員幹部一樣，一起學習思考國家民族的未來，一起到農村去調研扶貧，一起見證祖國先進的中國特色社會主義文化、道路、理論、制度。<text:span text:style-name="T3"> <text:line-break/><text:line-break/></text:span>相對比起台灣島內的政治而言，我必須明確地說：中國共產黨比台灣島內任何的組織團體、政治制度，在為基層人民群眾的利益著想方面，都做得更好，這點無論台灣同胞信與不信，引用習總書記的話<text:span text:style-name="T3"><text:s/>“</text:span>百聞不如一見<text:span text:style-name="T3">” </text:span>，台灣同胞尤其是青年朋友真的要多來看看多多比較，就很容易明白。<text:span text:style-name="T3"> <text:line-break/><text:line-break/></text:span>台灣的言論是不自由的，政治是不包容的<text:span text:style-name="T3"> <text:line-break/><text:line-break/></text:span>從<text:span text:style-name="T3"><text:s/>2007 </text:span>年在台南讀書時，我和一些同學就自發地組織馬克思主義讀書會，至今正好也<text:span text:style-name="T3"><text:s/>10 </text:span>個年頭。當時，在台灣看大陸的書籍或是和社會主義共產主義有關的材料，用現在的說法是，<text:span text:style-name="T3"><text:s/>“ </text:span>經常被人舉報<text:span text:style-name="T3"><text:s/>” </text:span>，或在行動上和言語上受到排擠甚至攻擊。所以，我們很早就感覺到，台灣的言論是有局限的、不自由的，思想是被壟斷的，政治是不包容的、排除異己的，民主只是少數特定人士把持操縱的。<text:span text:style-name="T3"> <text:line-break/><text:line-break/></text:span>此前接受《環球時報》採訪的王裕慶<text:span text:style-name="T3"> <text:line-break/><text:line-break/></text:span>反觀我來到大陸後認識的朋友，學生會主席、中共黨員，在大學畢業後響應黨和國家的號召去西部最貧困地區扶貧支教，共產黨是努力把最優秀的人才放到為人民服務、為國家建設的崗位上去。而台灣的所謂<text:span text:style-name="T3"><text:s/>“</text:span>民粹民主<text:span text:style-name="T3">”</text:span>就是放任學生去破壞合法的代表人民的程序，再由政治團體收割利益。這樣破壞兩岸關係，有利於人民群眾的利益嗎？這樣用暴力推翻議會，有利於言論自由嗎？執政黨通過選舉上台後就獨斷專行，這就是所謂的<text:span text:style-name="T3"><text:s/>“</text:span>民主<text:span text:style-name="T3">”</text:span>嗎？<text:span text:style-name="T3"> <text:line-break/><text:line-break/></text:span>我真心奉勸台灣有志青年同胞多了解大陸的製度，<text:span text:style-name="T3"><text:s/>“</text:span>人民代表大會制度<text:span text:style-name="T3">”</text:span>、<text:span text:style-name="T3">“</text:span>政治協商制度<text:span text:style-name="T3">” </text:span>，看看中國共產黨執政，怎麼照顧到人民群眾、少數民族、弱勢團體及各行各界，怎麼為老百姓做好事、做實事，看看中國共產黨怎麼建設和發展大陸，使得人民生活幸福。<text:span text:style-name="T3"> <text:line-break/><text:line-break/></text:span>威脅恐嚇長期不斷<text:span text:style-name="T3"> <text:line-break/><text:line-break/></text:span>台灣同胞的眼睛是雪亮的，台灣青年現在認同和提出加入中國共產黨，我認為很正常，因為中國共產黨幹實事，真真實實做得比台灣島內政治團體贊多了。既然是勇敢的台灣青年，為什麼還要被迫在兩個爛蘋果中去做選擇呢？既然知道選來選去都是難以下嚥的苦果，那就勇敢選擇栽種未來能收穫爽口果實的果苗。<text:span text:style-name="T3"> <text:line-break/><text:line-break/></text:span>我們可以好好討論一下，台灣的社會是否民主？我是台灣人，出生在台中豐源。我每次談到自願加入中國共產黨的事情，就會有人說，要政府取消我在台灣的戶籍，還要罰我錢。我們長期被這樣的言論脅迫著，動不動就有人恐嚇我們：敢回去台灣要把我們<text:span text:style-name="T3"><text:s/>“</text:span>抓去關<text:span text:style-name="T3">” </text:span>。我實在是深刻感到了台灣自詡的所謂<text:span text:style-name="T3"><text:s/>“</text:span>民主<text:span text:style-name="T3">”</text:span>和<text:span text:style-name="T3">“</text:span>自由<text:span text:style-name="T3">”</text:span>是什麼！難道是暴力的民主和恐嚇的自由？<text:span text:style-name="T3"> <text:line-break/><text:line-break/></text:span>從這點來看，台灣整體仍然沒有走出<text:span text:style-name="T3"><text:s/>“</text:span>恐共<text:span text:style-name="T3">”</text:span>和<text:span text:style-name="T3">“</text:span>反共<text:span text:style-name="T3">”</text:span>的心理，才導致台灣集體對中國共產黨的恐慌。這就和當前中國共產黨不同，習近平講，<text:span text:style-name="T3"><text:s/>“</text:span>中國共產黨是世界上最大的政黨<text:span text:style-name="T3">”</text:span>，<text:span text:style-name="T3">“ </text:span>大就要有大的樣子<text:span text:style-name="T3"><text:s/>” </text:span>。大陸開放和包容已經成為了主旋律，對台政策談<text:span text:style-name="T3"><text:s/>“</text:span>融合發展<text:span text:style-name="T3">”</text:span>就是一種自信的表現，我們能看到大陸歡迎台灣青年融入祖國大陸，共同參與新時代中國特色社會主義的建設，在島內的同胞也能認同中國共產黨的理念，成為<text:span text:style-name="T3"><text:s/>“</text:span>反獨促統<text:span text:style-name="T3">”</text:span>的中流砥柱。<text:span text:style-name="T3"> <text:line-break/><text:line-break/></text:span>台灣很多縣市還不如大陸貧困縣現代化程度高<text:span text:style-name="T3"> <text:line-break/><text:line-break/></text:span>要談民主要自由，首先要富起來。我在大陸見到中國共產黨的的基層幹部，他們紮根地方，努力發展建設的一年比一年更好。以我在西部參與扶貧支教的實踐經歷來看，現在中央非常重視幫助人民群眾脫離貧困，中央有大量人才和資源支持地方發展，甚至對於少數民族遷移安置、文化傳承、就業等，都有非常完善的政策。說實話，台灣很多縣市還不如大陸的貧困縣現代化程度高、發展好。我作為台灣土生土長的客家人，不止我所出生的豐源，我們能將客家和原住民聚集的客莊、部落和大陸的地方發展作比較，台灣不少地方遠遠落後於大陸的貧困縣了。<text:span text:style-name="T3"> <text:line-break/><text:line-break/></text:span>台灣需要的是發展，是為老百姓創造價值的政府和政治制度。對於台灣人加入中國共產黨的事情，我認為，正是因為共產黨的體制是能創造價值和發展生產力的，才能讓我們從認同、肯定到決心加入中國共產黨，並且發自內心的想為台灣中下階層被<text:span text:style-name="T3"><text:s/>“</text:span>割據政權<text:span text:style-name="T3">”</text:span>壟斷和剝削的勞苦人民做點事。<text:span text:style-name="T3"> <text:line-break/><text:line-break/></text:span>加入共產黨，是為台灣人民謀出路<text:span text:style-name="T3"> <text:line-break/><text:line-break/></text:span>我們認為，真正愛台灣，就不用以給我們這些土生土長的台灣人扣帽子來轉移焦點，以攻擊和懲罰青年來凸顯政治團體和政府的權威，而是實事求是地去為人民服務。<text:span text:style-name="T3"> <text:line-break/><text:line-break/></text:span>面向未來，台灣同胞提出自願加入中國共產黨將會成為方興未艾的潮流，這是為了愛故鄉、愛台灣、尋找台灣人民未來幸福的出路，也是為了愛民族、愛祖國、為中華民族偉大復興做出的實際努力。<text:span text:style-name="T3"> <text:line-break/><text:line-break/></text:span>我們不止於公開認同我們自願加入中國共產黨，更希望能讓台灣有志青年能一起走上這條康莊大道，共同為台灣未來美好發展和實現祖國的完全統一而奮鬥。</text:p>
      <text:p text:style-name="P1"><text:span text:style-name="T1">陳真</text:span><text:s/>  |  2017.11.03 09:19   |   <text:a xlink:type="simple" xlink:href="http://palinfo.habago.org/Entry?Command=Information_PrintForum&amp;iPage=117#FORUM36237"><text:span text:style-name="T2">#</text:span></text:a></text:p>
      <text:p text:style-name="P6"><text:span text:style-name="T1">范光棣的訪問</text:span> <text:line-break/><text:line-break/>YouTube 50%<text:span text:style-name="T1">版：</text:span>https://goo.gl/ZULRyB <text:line-break/><text:line-break/><text:span text:style-name="T1">官網完整版：</text:span>https://goo.gl/ZB9sVL <text:line-break/><text:line-break/><text:span text:style-name="T1">（進入官網，需註冊登入才能看全部）</text:span> </text:p>
      <text:p text:style-name="P1"><text:span text:style-name="T1">威廷</text:span><text:s/>  |  2017.11.02 10:02   |   <text:a xlink:type="simple" xlink:href="http://palinfo.habago.org/Entry?Command=Information_PrintForum&amp;iPage=117#FORUM36235"><text:span text:style-name="T2">#</text:span></text:a></text:p>
      <text:p text:style-name="P2">現在的美西時間是台灣時間減掉<text:span text:style-name="T3">15</text:span>小時<text:span text:style-name="T3"> <text:line-break/><text:line-break/></text:span>文章裡的時間換算沒有錯</text:p>
      <text:p text:style-name="P1"><text:span text:style-name="T1">陳真</text:span><text:s/>  |  2017.11.02 08:58   |   <text:a xlink:type="simple" xlink:href="http://palinfo.habago.org/Entry?Command=Information_PrintForum&amp;iPage=117#FORUM36234"><text:span text:style-name="T2">#</text:span></text:a></text:p>
      <text:p text:style-name="P3">插播一個活動：<text:span text:style-name="T3"> <text:line-break/><text:line-break/>(</text:span>我對美台兩地時間的換算有算錯嗎？是台灣時間減<text:span text:style-name="T3">15</text:span>小時還是<text:span text:style-name="T3">16</text:span>小時？如果錯過，以後應該還是看得到。<text:span text:style-name="T3">)<text:line-break/><text:line-break/></text:span>八方論談節目預告<text:span text:style-name="T3"><text:s/>11/01/17</text:span>：<text:span text:style-name="T3"> <text:line-break/><text:line-break/></text:span>訪問：范光棣／退休哲學教授<text:span text:style-name="T3"> <text:line-break/></text:span>主題：一個左派哲學家對台灣未來的看法<text:span text:style-name="T3"> <text:line-break/></text:span>日期：美西<text:span text:style-name="T3"><text:s/>11/01/2017 <text:line-break/></text:span>時間：美西<text:span text:style-name="T3"><text:s/>08:00 - 09:00 PM (</text:span>台灣時間<text:span text:style-name="T3">11</text:span>月<text:span text:style-name="T3">2</text:span>日早上十一點到十二點<text:span text:style-name="T3">) <text:line-break/></text:span>播出：<text:span text:style-name="T3">https://www.network360.tv/#!/home <text:line-break/></text:span>型態：現場播出<text:span text:style-name="T3"> <text:line-break/>Call-In </text:span>電話：<text:span text:style-name="T3">USA 925-385-0368 <text:line-break/><text:line-break/></text:span>關於<text:span text:style-name="T3"><text:s/></text:span>范光棣<text:span text:style-name="T3"> <text:line-break/><text:line-break/>https://www.douban.com/group/topic/1856505/ <text:line-break/><text:line-break/></text:span>譯者序：維特根斯坦、馬克思、老子與范光棣<text:span text:style-name="T3"> <text:line-break/><text:line-break/>--</text:span>湯潮<text:span text:style-name="T3"> <text:line-break/><text:line-break/></text:span>把這三個偉大人物的思想聯繫在一起而且真正融會貫通的人就是本書的作者范光棣先生。而我和他亦師亦友的友誼也緣於<text:span text:style-name="T3">38</text:span>年前他的這本英文著作《<text:span text:style-name="T3"><text:s/></text:span>維特根斯坦的哲學觀》。<text:span text:style-name="T3"> <text:line-break/><text:line-break/>1978</text:span>年中國改革開放的一個具有象徵意義的里程碑事件，就是首次向西方派出留學生。我有幸成爲派往全世界<text:span text:style-name="T3">24</text:span>個人的一員在加拿大約克大學學習。而范光棣先生就是這所大學的教授。<text:span text:style-name="T3"> <text:line-break/><text:line-break/></text:span>初次結緣<text:span text:style-name="T3"> <text:line-break/><text:line-break/></text:span>我和光棣先生的初次見面很有戲劇性。那是<text:span text:style-name="T3">1978</text:span>年中加友好協會爲大陸留學生組織的耶誕節聚會上。在一個古老的尖頂教堂裏舉行。那天有一百多人參加，我們到達時教堂內已是人頭攢動，燈火通明，歡快安詳的聖誕曲充溢在空氣中。而光棣先生留著山羊鬍子帶著一副金絲眼鏡，穿一身披肩大褂式的印第安服裝。雙手端著一隻直徑約一米的大盆，其中盛滿夠一百多人吃的餃子餡！大家一起做鉸子，從此一直到他離開加拿大，每年中加友好協會的鉸子聚會，都是他主辦。<text:span text:style-name="T3"> <text:line-break/><text:line-break/></text:span>得知他是約克大學的教授，我們就感到更親近了。其後多次中加友協組織的活動我們多次見面，而他始終是積極分子。從此我們的友誼一直延續增長跨越了幾乎我成年後整個生命的過程，也正好是中國改革開放的編年史。<text:span text:style-name="T3"> <text:line-break/><text:line-break/>1981</text:span>年<text:span text:style-name="T3">4</text:span>月的一個周末，他邀請我們幾位即將回國的約大留學生到他家做客。這是一個美好難忘的夜晚，我和他首次深入地談到他的專業語言哲學和維特根斯坦，這也是我首次聽到這位西方哲學家的名字。大概是覺得我對維特根斯坦充滿了好奇和興趣，臨別前他拿出一本英文書送給我，淡淡地說：<text:span text:style-name="T3">“ </text:span>這本書應該比較簡潔和完整地介紹了維特根斯坦的思想。<text:span text:style-name="T3">” </text:span>這就是以他的博士論文爲基礎的《維特根斯坦的哲學觀》。<text:span text:style-name="T3"> <text:line-break/><text:line-break/></text:span>初步瞭解後我驚訝地發現維特根斯坦在西方思想界竟有如此特殊的地位。他就好比是科學界的愛因斯坦深奧而神秘，成爲哲學家的哲學家。回國後我在北京師範大學外語系任教。八十年代初是中國大陸的思想界文化界無比活躍的時代，人們對西方的現代思想充滿了熱情，也開始關注維特根斯坦，但當時大家對他的普遍理解仍基於他的前期哲學《邏輯哲學論》，在<text:span text:style-name="T3">50</text:span>年代就有了中文譯本。當時文化界最時髦以及流傳甚廣的就是那句名言：凡不可言說的，我們須保持沈默。<text:span text:style-name="T3"> <text:line-break/><text:line-break/></text:span>維特根斯坦的著作雖然文字通俗平實，幾乎和談話一樣，但其中的哲學含義卻如墜五里雲中。當回過頭來再參照范光棣教授的這本著作，就會突然發現，這本不到五萬字的書，就像一本指南，把維特根斯坦整體哲學從早期到後期梳理的井井有條，把一個看似天書一般的哲學體系講述的清晰而生動。我也注意到西方思想界對這本書的評價：<text:span text:style-name="T3">“ </text:span>范是真正讀懂維特根斯坦的第一人<text:span text:style-name="T3">”</text:span>，我從此被維特根斯坦迷住了。<text:span text:style-name="T3"> <text:line-break/><text:line-break/></text:span>北師大講座：性的哲學<text:span text:style-name="T3"> <text:line-break/><text:line-break/></text:span>回國後有一天接到他的一封信，說他即將到北京來。他請我們聯繫他在北京剛剛結識的女朋友。在北京的一周期間，我邀請他安排到北師大做一次講座。令我們意外和驚訝的是他主張的講座題目竟然是<text:span text:style-name="T3">“</text:span>性的哲學<text:span text:style-name="T3">”</text:span>。後來我才知道這是他在約克大學哲學系新開設的一門課，也在學校引起了爭議。八十年代初中國社會正處於思想最活躍的時期。在具有創新意識的校領導支援下，北師大成立了中國第一家具有國際視野和學術高度的<text:span text:style-name="T3">“ </text:span>跨學科研究會<text:span text:style-name="T3">”</text:span>，幾乎囊括了北師大最優秀的中青年學者，包括：<text:span text:style-name="T3"><text:s/></text:span>許嘉璐、袁貴仁、姜璐、劉象愚、李德芳、王富仁、郭小淩、<text:span text:style-name="T3"><text:s/></text:span>黎一名等。我當年還屬於小字輩，但由於從加拿大留學回來被推舉爲<text:span text:style-name="T3">“</text:span>海外秘書長<text:span text:style-name="T3">”</text:span>，負責國際聯絡。其中最值得記憶的事之一可能就是這次講座，由我充當英語翻譯。<text:span text:style-name="T3">“ </text:span>性<text:span text:style-name="T3">”</text:span>在大陸是禁區，至今也是敏感話題。把<text:span text:style-name="T3">“</text:span>性<text:span text:style-name="T3">” </text:span>從哲學的角度在北師大堂皇地解讀，可以想像當時的震撼性效果。這也反映出八十年代初是怎樣一個思想開放的時代。<text:span text:style-name="T3"> <text:line-break/><text:line-break/></text:span>拜會李澤厚<text:span text:style-name="T3"> <text:line-break/><text:line-break/></text:span>在北京的其中一個日程是拜會<text:span text:style-name="T3">80</text:span>年代風靡一時的思想旗幟李澤厚。<text:span text:style-name="T3"><text:s/></text:span>他的《美的歷程》成爲大學生甚至中學生競相傳閱和引用的暢銷書。他的《批判哲學的批判》也在學術界樹立起了中國哲學學派的旗幟。這在文化大革命後的中國是難能可貴的。光棣先生和李厚澤也是因爲維特根斯坦成爲多年的朋友。我們到李厚澤和平里的家中造訪，開門迎客的是他嬌小的夫人。李澤厚膀大腰圓個子也超高和她形成了鮮明的對照。李澤厚受維特根斯坦的影響很大。他把維氏以語言爲起點的<text:span text:style-name="T3">“ </text:span>太初有言<text:span text:style-name="T3">”</text:span>、用儒學強調行動的<text:span text:style-name="T3">“</text:span>太初有爲<text:span text:style-name="T3">”</text:span>作爲對照。闡述他對於<text:span text:style-name="T3">“</text:span>實踐理性<text:span text:style-name="T3">”</text:span>和<text:span text:style-name="T3">“</text:span>思維理性<text:span text:style-name="T3">”</text:span>的觀點。<text:span text:style-name="T3"> <text:line-break/><text:line-break/></text:span>再訪加拿大<text:span text:style-name="T3"> <text:line-break/><text:line-break/>1986</text:span>年受加拿大文化委員會的邀請，我和中國社科院外文所的李文俊先生，北大的王泰來教授組成中國翻譯家代表團到加拿大訪問。在這之前我們三人都不斷發表了有關加拿大詩歌的論文和譯介作品。我們的任務是採訪加拿大詩人和學者，向中國讀者更加深入全面地介紹加拿大詩歌和文學。此訪的結果就是的後來由上海譯文出版社出版的《比眼淚更美：加拿大現當代詩選》。<text:span text:style-name="T3">1986</text:span>年中國的國際文化交流和學術交流達到了前所未有的繁榮。這次爲期一個月的外訪安排竟啓動了我再回約克大學繼續學業的想法。得知我將赴加，<text:span text:style-name="T3"><text:s/></text:span>時任加拿大約克大學哲學系主任的光棣先生十分高興，邀請我在約克大學擔任《中國現代哲學》一課的講座教授。在我的要求下，還協助我安排入學手續還欣然擔任我的導師。<text:span text:style-name="T3"> <text:line-break/><text:line-break/>1986</text:span>年<text:span text:style-name="T3">8</text:span>月，我在東京探望過在早稻田大學訪學的妻子後到達多倫多，光棣先生親自到機場接我入住在他東區湖畔的家中。從此在朋友的基礎上我們又開始了師生之誼，開始了我對維特根斯坦的專業研究之路。<text:span text:style-name="T3"> <text:line-break/><text:line-break/></text:span>單身聚樂部<text:span text:style-name="T3"> <text:line-break/><text:line-break/></text:span>回到約克後我和光棣先生從上課到生活都在一起。這是我全面瞭解他的工作、生活以及朋友圈的難忘時期。我們一起談哲學、政治、價值觀和生活觀。除了他自己的回憶錄外，我所認識的他是一個智慧、單純、正直、極具個性和愛憎分明的人。光棣先生的第一個妻子是美國人，育有三男一女，<text:span text:style-name="T3"><text:s/></text:span>各個都是歐洲人模樣。我們都是驚歎基因和人種的奇妙。中國人和歐美人的後代長相都偏于歐美人，而日本人和歐美人的後代長相卻偏于亞洲人。當時約克大學的哲學系還有兩位著名的教授：<text:span text:style-name="T3"><text:s/></text:span>研究分析哲學和人工智慧的康橋博士尚克、<text:span text:style-name="T3"><text:s/></text:span>研究藝術史和海德格爾的薩姆<text:span text:style-name="T3">.</text:span>馬林。我們四個人單身漢，要麽離婚，要麽妻子不在身邊。所以經常周末輪流坐莊在餐館聚餐討論跨學科問題並享受美食。當時我們把這個單身俱樂部也稱爲<text:span text:style-name="T3">“</text:span>哲學四人幫<text:span text:style-name="T3">”</text:span>。我對人工智慧和海德的興趣也是從那時開始的。<text:span text:style-name="T3"> <text:line-break/><text:line-break/></text:span>翻譯《哲學研究》<text:span text:style-name="T3"> <text:line-break/><text:line-break/></text:span>加拿大的研究生課程形式靈活，在光棣先生的提議下，學術委員會同意我把維特根斯坦的最重要著作《哲學探討》翻譯成中文代替我的碩士畢業論文。范先生的觀點是，維特根斯坦的這本書需要逐字逐句研讀清楚。而大部門的學者都選擇一些章節，繞開了最難懂的部分。通過翻譯成另一種語言可以達到對全書精益求精的理解。此書的翻譯過程，證明了這個觀點的正確性。因爲經過短短一年多的時間，我基本能全面深入的瞭解維特根斯坦思想體系。<text:span text:style-name="T3"> <text:line-break/><text:line-break/></text:span>翻譯過程是在光棣先生的全程指導和審核下進行。往往都是我翻譯幾節就和他討論一個下午，經過修訂後再次討論。比如，在翻譯<text:span text:style-name="T3">“meaning”</text:span>一詞是我的初譯<text:span text:style-name="T3">“</text:span>意義<text:span text:style-name="T3">”</text:span>。但光棣先生說維特根斯坦的基本思想反對這類解讀。因爲<text:span text:style-name="T3">“</text:span>意義<text:span text:style-name="T3">”</text:span>是無法在現實世界中找到對應物。經過探討這個詞翻譯爲<text:span text:style-name="T3">“</text:span>意思<text:span text:style-name="T3">”</text:span>。<text:span text:style-name="T3"><text:s/></text:span>這本書翻譯完成後先後在中國大陸的三聯書店和臺灣的水牛出版社出<text:span text:style-name="T3"><text:s/></text:span>版。爲中國學界研究維特根斯坦的思想提供了方便。隨後陸續還有幾個版本問世，包括河北出版社，陳嘉映等。它們也各自豐富了對維特根斯坦的理解。<text:span text:style-name="T3"> <text:line-break/><text:line-break/>"</text:span>參政<text:span text:style-name="T3">"</text:span>與<text:span text:style-name="T3">"</text:span>經商<text:span text:style-name="T3">" <text:line-break/><text:line-break/></text:span>光棣先生曾和中國政界有過非常傳奇的交往。<text:span text:style-name="T3">1972</text:span>年他作爲臺灣的愛國青年和美國學者應周恩來總理的邀請多次訪問大陸，曾當面與周總理討論臺灣問題和中美關係。我去他家時還驕傲地給我看周總理送他的<text:span text:style-name="T3">1968</text:span>陶瓶茅臺酒！開放時期他和前總理朱鎔基也有過一段非常難忘的友誼。<text:span text:style-name="T3">1985</text:span>年還在擔任國家經委副主任的朱鎔基率團訪問加拿大，在光棣先生家中做客，他對這位既會做陶器，又在家中養了上百隻鸚鵡和禽鳥的哲學家印象極爲深刻。後來無論在擔任上海市長還是總理期間都一直保持著友誼，每次訪大陸時都會招持他，且稱他為<text:span text:style-name="T3">"</text:span>老朋友<text:span text:style-name="T3">"</text:span>。<text:span text:style-name="T3"><text:s/>1989</text:span>年朱鎔基的女兒朱燕來剛從人民大學哲學系畢業後留學加拿大就是他幫忙辦的。<text:span text:style-name="T3"> <text:line-break/><text:line-break/>90</text:span>年代初中國改革開放的大潮洶湧澎湃，我通過哲學的研究提出了<text:span text:style-name="T3">“</text:span>知識主體論<text:span text:style-name="T3">”</text:span>的觀點。主張知識份子應該不但要解釋世界也要身體力行參與改造世界。因此開始辦公司創業。光棣先生也創辦了體現著他的人生觀的健康飲料公司。這個健康飲料基於曾在中國大陸和亞洲風靡一時的<text:span text:style-name="T3">“</text:span>紅茶菌<text:span text:style-name="T3">”</text:span>活菌爲原理，以茶和中藥的配方爲參照，加入了光棣先生的哲學思想和生命理論。所以飲料的名稱是<text:span text:style-name="T3">“ </text:span>范教授的陰陽調合飲料<text:span text:style-name="T3">”</text:span>，<text:span text:style-name="T3">logo</text:span>就以太極圖爲原型。這也成爲他後來在臺灣明新大學創建<text:span text:style-name="T3">“</text:span>休閒系<text:span text:style-name="T3">”</text:span>的內容組成部分。<text:span text:style-name="T3"> <text:line-break/><text:line-break/></text:span>范光棣的思想觀和理論體系由馬克思主義、維特根斯坦思想以及老子的思想組成。從他的自述中可以知道，早在臺灣的學生時代他就無限向往馬克思主義和社會主義，私下裏閱讀馬克思、毛澤東的著作。<text:span text:style-name="T3"> <text:line-break/><text:line-break/>70</text:span>年代他同歐美的一批左翼學者學者過從甚密，主編了具有學術影響力的刊物《社會實踐》<text:span text:style-name="T3">Social Praxis</text:span>）；他主編的一本厚達<text:span text:style-name="T3">400</text:span>頁的《<text:span text:style-name="T3"><text:s/></text:span>美國帝國主義讀本》（<text:span text:style-name="T3">Readings in US Imperialism</text:span>），討論美國政治、軍事、經濟、文化在全世界的侵略和霸權。<text:span text:style-name="T3"><text:s/></text:span>爲這本書做序的人是當年紅極一時的著名哲學家羅素。羅素也是積極主持社會主義的西方思想家。他的序言的結尾是：讓我們團結起來，反對美國帝國主義！<text:span text:style-name="T3"> <text:line-break/><text:line-break/></text:span>維特根斯坦的哲學是光棣先生思想的整合系統。在這裏馬克思主義的實踐哲學、<text:span text:style-name="T3"><text:s/></text:span>分析哲學的世界圖像主義以及老子大道爲簡的天然主義集合在一起形成了完整的人生哲學。他翻譯成英文的《道德經》有許多獨特的見解，比如<text:span text:style-name="T3">“</text:span>道可道非常道<text:span text:style-name="T3">,</text:span>名可名非常名<text:span text:style-name="T3">”</text:span>的基本命題他從語言哲學的角度進行了新的解讀：<text:span text:style-name="T3">The Way that can be followed is a real Way</text:span>，<text:span text:style-name="T3">The Name that can be identified is a real name. </text:span>在此處<text:span text:style-name="T3">“</text:span>道<text:span text:style-name="T3">”</text:span>被譯爲道路的<text:span text:style-name="T3">“</text:span>道<text:span text:style-name="T3">”</text:span>。可以遵循或者可以<text:span text:style-name="T3">“</text:span>隨行<text:span text:style-name="T3">” </text:span>的才是道；<text:span text:style-name="T3">“</text:span>名<text:span text:style-name="T3">”</text:span>在此處譯爲<text:span text:style-name="T3">“</text:span>名稱<text:span text:style-name="T3">”</text:span>，只有可以指物定義的名字才是真正的<text:span text:style-name="T3">“</text:span>名字<text:span text:style-name="T3">”</text:span>。<text:span text:style-name="T3"> <text:line-break/><text:line-break/></text:span>這個思想是很符合維特根斯坦名實論的。當然，老子的思想帶給他的主要還是人生觀：為道日損，損之又損。人生宜做減法，我們才會成爲主人。無論是早期實踐陶藝，大規模豢養鸚鵡還是他退休回臺灣建設<text:span text:style-name="T3">“</text:span>拇指園<text:span text:style-name="T3">”</text:span>與自然動物以及星辰溪流相伴，<text:span text:style-name="T3"><text:s/></text:span>他的心境歸於維特根斯坦那種洞悉世事，解決了哲學問題後的歸隱田園。<text:span text:style-name="T3">2015</text:span>年的元旦我們夫婦是在臺灣新竹他的拇指園一起度過的。<text:span text:style-name="T3"> <text:line-break/><text:line-break/>2014</text:span>年末我因商業活動應臺灣聯合報集團之邀出席兩岸三地文創研討會，同行的有上海的韓寒、香港的馬家輝以及臺灣的陳文茜等。會後正逢新年假期，於是我們決定同光棣先生一家在臺灣新竹過元旦。<text:span text:style-name="T3">2011</text:span>年的最後一天我們從臺北乘高鐵到新竹，光棣先生夫婦親自把我們接到了他們著名的自然莊園<text:span text:style-name="T3">--</text:span>拇指園。<text:span text:style-name="T3"> <text:line-break/><text:line-break/></text:span>這真是一個陶淵明式的仙境，大約一萬平方米，屋旁三面都是溪流。除了他自己設計建造的六角型房子外，全是自己種的花草樹木和孔雀、鸚鵡及各種自由生活的動物。他和藝術家的妻子就在這裏享受著他們與世無爭的隱居生活。<text:span text:style-name="T3"> <text:line-break/><text:line-break/></text:span>然而，一旦走進他的內心，依然可以感受到他的期待，感受到從少年時代就充滿無限激情的人類理想。對於這樣一位良師益友我懷著自豪而崇敬的心情來翻譯和編輯這部在中國大陸即將出版的重要著作以及他親自撰寫的回憶錄。我相信：無論是現在還是未來，他的其人其著都是我們這個世界美好而寶貴的財富！（譯者爲北師大校友總會副會長，龍源數位傳媒集團董事長）</text:p>
      <text:p text:style-name="P1"><text:span text:style-name="T1">陳真</text:span><text:s/>  |  2017.11.02 02:58   |   <text:a xlink:type="simple" xlink:href="http://palinfo.habago.org/Entry?Command=Information_PrintForum&amp;iPage=117#FORUM36233"><text:span text:style-name="T2">#</text:span></text:a></text:p>
      <text:p text:style-name="P2">預設六，<text:span text:style-name="T3"> <text:line-break/><text:line-break/></text:span>英國是個<text:span text:style-name="T3"><text:s/>"</text:span>落後<text:span text:style-name="T3">" </text:span>國家，連水龍頭可以冷熱水匯流成單一出水口這麼一點科技能力都沒有。若洗冷水這一頭，能立即把人凍僵，若使用熱水那一頭，則很容易就會燒燙傷，真的是過著一種水深火熱的生活。<text:span text:style-name="T3"> <text:line-break/><text:line-break/></text:span>至於電視螢幕，差不多就像一顆籃球那麼大，很多時候真是得拿個放大鏡才能看見字幕，但是英國人依然甘之如飴，甚至以小為美，以舊為貴，以不便為高貴；一個東西不使用到天荒地老是不會換新的，而且越不方便越有品味。<text:span text:style-name="T3"> <text:line-break/><text:line-break/></text:span>這些我都還勉強受得了，最難忍受的就是暗。在英國，越暗越高貴，越暗越有文化，即便是需要大量看書的學生宿舍也還是暗得一塌糊塗；看書拿手電筒，說不定品味硬是要高人一等。有時簡直就是伸手不見五指，逼得我經常得託台灣朋友進口日光燈管。<text:span text:style-name="T3"> <text:line-break/><text:line-break/></text:span>曾讀過一篇英國人寫的社論，描述這樣一種<text:span text:style-name="T3"><text:s/>"</text:span>越暗越高貴<text:span text:style-name="T3">" </text:span>的文化傳統，作者說，連他身為英國人也受不了。不過，他說他還是有享受到暗的好處，因為他太太告訴他說，他在黑暗中看起來特別帥。<text:span text:style-name="T3"> <text:line-break/><text:line-break/></text:span>不光是個人會預設某種<text:span text:style-name="T3"><text:s/>"</text:span>文法標竿<text:span text:style-name="T3">"</text:span>，社會也一樣。在甲社會視為理所當然、不證自明之事，在乙社會卻不一定如此。舉個例，剛到英國頭兩年，我是醫學系的訪問學者，後來念完哲學轉換課程後，正式轉念哲學，你知道嗎？台灣留英的留學生圈子裏居然突然盛傳說我是密醫，說我被劍橋醫學系發現密醫身份，於是<text:span text:style-name="T3"><text:s/>"</text:span>只好<text:span text:style-name="T3">" </text:span>改念哲學。<text:span text:style-name="T3"> <text:line-break/><text:line-break/></text:span>這樣一種謠傳的背後預設了什麼樣的思維？預設了<text:span text:style-name="T3"><text:s/>"</text:span>醫學系是高貴的、哲學系是低賤的<text:span text:style-name="T3">" </text:span>的典型台式思維，因此，台灣人基本上不太會相信有人會醫學不念卻跑去念哲學。但在英國，所謂優秀人才會只想唸醫學嗎？當然不會。反倒越是<text:span text:style-name="T3"><text:s/>"</text:span>沒有用<text:span text:style-name="T3">" </text:span>的學科，例如文史哲，越受到人們的推崇，越吸引那些特別聰明的學生。但是，在台灣<text:span text:style-name="T3"><text:s/>(</text:span>或大陸也一樣<text:span text:style-name="T3">)</text:span>，你恐怕很難想像會有多少學生立志研究老莊或孔孟思想。<text:span text:style-name="T3"> <text:line-break/><text:line-break/></text:span>背後預設文法的不同，決定了一個人的<text:span text:style-name="T3"><text:s/>"</text:span>眼光<text:span text:style-name="T3">"</text:span>，決定了他如何看待人事物的意義與價值，決定一個社會的走向。預設文法就像一種算數系統，你不可能也不需要去質疑每一道演算例題，你需要弄清楚的是它的演算機制或演算方法。<text:span text:style-name="T3"> <text:line-break/><text:line-break/></text:span>我們住在同一個星球上，看到的卻是不同的<text:span text:style-name="T3"><text:s/>"</text:span>世界<text:span text:style-name="T3">"</text:span>，因為眼光如何，世界便如何；看待世界的眼光決定了世界的模樣。當眼光改變，世界也就跟著變了；表面上好像什麼都沒變，其實一切都已改變。聽起來像在傳教，其實恰恰就是如此。</text:p>
      <text:p text:style-name="P1"><text:span text:style-name="T1">柳春春阿忠</text:span><text:s/>  |  2017.11.01 09:19   |   <text:a xlink:type="simple" xlink:href="http://palinfo.habago.org/Entry?Command=Information_PrintForum&amp;iPage=117#FORUM36232"><text:span text:style-name="T2">#</text:span></text:a></text:p>
      <text:p text:style-name="P6">... in a land of zero degree, <text:line-break/>with neither east nor west, <text:line-break/>has neither day nor night, <text:line-break/>which is neither cold nor warm, <text:line-break/>I learned the feeling of exile. <text:line-break/><text:line-break/>--Wong Kar-wai</text:p>
      <text:p text:style-name="P1"><text:span text:style-name="T1">陳真</text:span><text:s/>  |  2017.11.01 03:09   |   <text:a xlink:type="simple" xlink:href="http://palinfo.habago.org/Entry?Command=Information_PrintForum&amp;iPage=117#FORUM36231"><text:span text:style-name="T2">#</text:span></text:a></text:p>
      <text:p text:style-name="P2">預設五，<text:span text:style-name="T3"> <text:line-break/><text:line-break/><text:line-break/></text:span>跟教條主義或獨斷主義恰恰相反的，就是懷疑主義<text:span text:style-name="T3"><text:s/>(Scepticism)</text:span>，極端一點的，連自己為什麼會知道這是自己的手都感到困惑。<text:span text:style-name="T3"> <text:line-break/><text:line-break/></text:span>我常講茶杯的事，意思差不多，大家可能聽過<text:span text:style-name="T3"><text:s/>N </text:span>遍了，再聽一遍無妨。我那時根本連懷疑主義一詞都從沒聽過，就已經對各種知識或常識疑雲滿天了，表面上沒事，心靈上卻非常痛苦，總想給知識或真理探個究竟。在這島上，所謂<text:span text:style-name="T3"><text:s/>"</text:span>教育<text:span text:style-name="T3">"</text:span>，往往與心靈刑求無異，對於那些一點都不理所當然的東西卻總是被視為理所當然，進而被迫覆述與學習，經常感到極端痛苦。<text:span text:style-name="T3"> <text:line-break/><text:line-break/></text:span>二十幾年前，剛大學畢業就打算出國，那時原本是打算去日本東京大學念<text:span text:style-name="T3"><text:s/>"</text:span>神經生物學<text:span text:style-name="T3">" (Neurobiology)</text:span>，後來家破人亡，叛亂案在身，面臨黑牢，留學計畫被迫中止，於是只好乖乖當醫師，當了八年之後，終於才又可以出國。<text:span text:style-name="T3"> <text:line-break/><text:line-break/></text:span>出國前夕，有個護理系學生很正經地問我為何想出國讀書。通常對於這類永不休止的發問我是非常厭煩的，因為我知道人們的意思就是在問一些往後前途規劃之類的事，我總是被迫得在別人<text:span text:style-name="T3"><text:s/>"</text:span>預設<text:span text:style-name="T3">" </text:span>的這項前提與期望下尷尬萬分地回答問題，被迫講一些違心之論。<text:span text:style-name="T3"> <text:line-break/><text:line-break/></text:span>可是，我看那個學妹問得很認真，於是我就反問她說，<text:span text:style-name="T3">"</text:span>妳想聽真話？還是聽假話？<text:span text:style-name="T3">" </text:span>她當然會說要聽真話。於是我就指著眼前桌上的一個茶杯說：<text:span text:style-name="T3">"</text:span>我想出國讀書的原因就是：我想要弄懂為何我知道這是一只茶杯？<text:span text:style-name="T3">" </text:span>這恐怕是我在留學一事上曾經對人說過唯一一句最真心的話。<text:span text:style-name="T3"> <text:line-break/><text:line-break/></text:span>我們都不是笨蛋，我們都知道怎麼察言觀色，怎麼在生活中學會一套外交辭令；我們都知道人們心裏頭普遍<text:span text:style-name="T3"><text:s/>"</text:span>預設<text:span text:style-name="T3">" </text:span>了一些什麼樣的衡量指標與評價，如果你不想讓自己看起來更像個怪物，就得硬著頭皮學習如何在別人的預設基礎上談論事情。<text:span text:style-name="T3"> <text:line-break/><text:line-break/></text:span>假設有兩派人馬，兩種對立陣營，一派疑雲滿天，不疑處有疑，凡事充滿困惑，另一派則毫無疑惑，動輒集體沸騰，你覺得，不管是數人頭比賽，或是比賽聲勢大小，哪一派會獲勝？羅素曾經說，這世界最大的問題就是：蠢蛋們總是毫無疑惑，而聰慧者卻反而有著太多根本不必要的困惑。<text:span text:style-name="T3"> <text:line-break/><text:line-break/></text:span>另外還有一種冒牌的懷疑主義，那就是陰謀論。獨斷或教條主義、懷疑精神及陰謀論，構成人心的三種不同面向。以後有機會再說。<text:span text:style-name="T3"> <text:line-break/><text:line-break/></text:span>以下是一篇<text:span text:style-name="T3">15</text:span>年前的舊文節錄，講紕漏先生的故事。像紕老師那樣一種重度懷疑精神，依我看也是有點毛病的，需要進行一點哲學治療。<text:span text:style-name="T3"> <text:line-break/><text:line-break/></text:span>陳真<text:span text:style-name="T3"><text:s/>2017. 11. 01. <text:line-break/><text:line-break/>============================ <text:line-break/></text:span>紕漏先生的故事<text:span text:style-name="T3"><text:s/>(</text:span>節錄<text:span text:style-name="T3">) <text:line-break/><text:line-break/></text:span>陳真<text:span text:style-name="T3"><text:s/>2002. 8. 10. <text:line-break/><text:line-break/><text:line-break/>Patrt I <text:line-break/><text:line-break/></text:span>解嚴之後，高醫有個反國民黨的學生社團，經常上報，叫做「望春風」。望啊望的，望了兩三年，春風有沒有來我不知道，但是，望來了許多衝突倒是真的。我是成員之一，因為我的黨外人士身份，更使得校方和校外情治單位總以為凡是南部的大學若有狀況，都好像跟我有關似的，認定是我在背後「策動」，其實絕非事實，我還不至於那麼窩囊幼稚，我對校園的事從不感興趣，更不是那種會在「背後」搞事的人。<text:span text:style-name="T3"> <text:line-break/><text:line-break/></text:span>事實上，高醫反倒應該頒給我一紙獎狀才對，表揚我曾經「勸阻」同學，叫他們不要籌組「不法組織」，不要從事「不正當活動」（這是當時高醫對《望春風》的官方評語）。<text:span text:style-name="T3"> <text:line-break/><text:line-break/></text:span>（陳真於<text:span text:style-name="T3">2017</text:span>年<text:span text:style-name="T3">11. 01</text:span>插播：在台灣，學校這種<text:span text:style-name="T3"><text:s/>“</text:span>東西<text:span text:style-name="T3">” </text:span>真是非常可恥，永遠都是跟主流政治勢力完全緊密結合。在過去，誰只要稍微對國民黨略有不敬，學校往往馬上大刑伺候，現在還是一樣，只是藍旗換綠旗，明目張膽的迫害倒是不敢，但是對綠色大搖尾巴的本事倒是很擅長。比方說，我這兩天聽說台大的什麼碗糕社科院，居然頒獎給人渣黨所動員的大腸花運動，獎項名稱是<text:span text:style-name="T3"><text:s/>“</text:span>大學生利他獎<text:span text:style-name="T3">”</text:span>。<text:span text:style-name="T3">X</text:span>它媽的利了什麼他？是利黨利己卻不惜糟蹋社會、害死眾人才對。）<text:span text:style-name="T3"> <text:line-break/><text:line-break/></text:span>「望春風」既然要成立，幾個核心成員自然得先要有一些內部討論，我大概是唯一一個發出反對聲音的。反對的理由是：當時大多數參與者希望能以祕密方式運作這個團體，但我以為，如果我們不準備付出某種必要的代價，那就不要去做「應該付出某種代價才有可能成就」的事，那就好像我們如果怕流汗就不要進廚房一樣，因為廚房不可能有沙發和冷氣，我們不可能又要公義又要安全又要好處又要英名，如果天底下有這麼美妙的事，那豈不是大家都搶著要來實踐公義了？當然，後來「望春風」的成員絕大部份也都公開亮相了，僅僅祕密了一陣子就幾乎全部曝光。<text:span text:style-name="T3"> <text:line-break/><text:line-break/></text:span>另一個該頒獎狀給我的原因是：我其實也不參與學校圍牆以內的所謂「改革」活動。但是很奇怪，我卻當了好幾年的「學運領袖」。台灣至今連學運都不曾發生過，哪來領袖？哪來什麼學生運動？我當時經常對記者說：我如果是領袖，那請問你我究竟領導了誰？自己領導自己、我的左手領導我的右手嗎？<text:span text:style-name="T3"> <text:line-break/><text:line-break/></text:span>那時候，台灣的「進步學生」圈子普遍有著這樣一種在我看來純粹是假議題的爭論，簡單說就是：「校內民主改革及校外政治改革，孰輕孰重？何者優先？」這個爭論自然是以「校內民主改革」佔有壓倒性優勢，表明學生不該涉及政治，其實說穿了就是膽小。因此，當時比方說台大的那些所謂反國民黨的學生社團（例如「自由之愛」<text:span text:style-name="T3">--</text:span>如果我沒記錯名稱的話），辦起活動來，往往很喜歡強調「我們是清純的學生哦，不要用政治來污染我們，我們只是要求校園民主」。<text:span text:style-name="T3"> <text:line-break/><text:line-break/></text:span>於是，我在<text:span text:style-name="T3"><text:s/>1988 </text:span>年<text:span text:style-name="T3">1</text:span>月自立早報創刊第一天的《自立論壇》上寫了一篇文章，叫做《校園國安法》，還附有可愛漫畫插圖。文章談到兩件事。一是談到高醫無奇不有、一舉一動都能記過退學的校規，一是說我不認為校園「本身」能有什麼獨立於當時政治環境之外的所謂改革空間；學校只不過是整個黨國底下的一個毫無自主性的附屬機構而已，哪有可能改革它卻避談政治？我相信，若不把箭頭直接指向黨國統治機器和種種政治議題，光是在校園內喊些什麼「普選」或「校園民主」等等，不但沒有意義，而且自欺欺人。<text:span text:style-name="T3"> <text:line-break/><text:line-break/>Part II <text:line-break/><text:line-break/></text:span>維根斯坦曾經說：「誰能知道社會據以發展的法則？」我想，他的意思是說，這個「法則」，這個「評價或指揮系統」，獨立於「我們」之外；我們畢竟不是歷史的主宰，歷史是上帝的腳本，而我們只是「演員」。<text:span text:style-name="T3"><text:line-break/><text:line-break/></text:span>在某個根本意義上，種種路線與信念，當下往往難以論定，畢竟我們活在「歷史」之中，在慧星撞地球的偉大一刻到來之前，「歷史」都還沒走完，戲一直還在演，安知對錯？我們終究無法評價自己，評價只能留給後人。<text:span text:style-name="T3"> <text:line-break/><text:line-break/></text:span>我們不但無法給自己打分數，甚至連自己在做什麼也很可能根本不知道，至少我自己的感覺是這樣，我經常不知道自己在做什麼，感覺自己好像只是被某種神祕力量牽引著，奔波環繞，周而復始，就像一塊被拋往空中的石頭（史賓諾沙的例子），裏頭並無個人意志，僅有一片茫然。<text:span text:style-name="T3"> <text:line-break/><text:line-break/></text:span>有時就像李敖說的，他曾經說他覺得自己「就像野外一種叫作屎格螂的蟲，日復一日抱著一坨乾大便往上爬，很辛苦、卻又徒勞無功」。老實說，我也不是很相信我所做的必然會導向一個好的結果。我只能說：我自己知道，當我做這個做那個時，我的感情和動機純粹而不帶雜質；至少我已經盡了最大的努力，把那些出於虛榮的雜質去掉。<text:span text:style-name="T3"> <text:line-break/><text:line-break/></text:span>「望春風」太渺小了，講民進黨好了。事實上，林義雄在民進黨準備要創黨時，他並不贊成，他認為此舉相當冒進，可能會招來慘烈鎮壓。可是，在好不容易取得政權之後，最近他又公開說：像民進黨這樣的一種政府，「根本沒有存在的必要與價值」。<text:span text:style-name="T3"> <text:line-break/><text:line-break/></text:span>過去靠著批判「公職路線」起家的「新潮流系」，在大約<text:span text:style-name="T3"><text:s/>1988</text:span>年左右吧，決定正式要「轉型」，搶著要「與魔鬼共舞」投入公職選舉時，林義雄更是大力反對，理由不外是「這是一種理想性的喪失」。可是，若干年後，藉著選舉取得政權的，卻也是林義雄。儘管這樣，我仍然相信他當初反對貿然建黨和反對參與選舉的想法在某個意義上是對的。就算不談形而上的東西，即使在那最最最通俗的意義上，林義雄的反對選舉仍然是對的，因為選舉只是取得了政權，而不是實現了理想。題外話。<text:span text:style-name="T3"> <text:line-break/><text:line-break/></text:span>我不是要對這些事做出評價，我只是要說：即使表面上看起來多麼理所當然的事，仍然還是說不準。也因此，除了一些基本價值和事實性的問題之外，我很難激昂慷慨地去宣揚什麼理想或理念，我對任何口氣十足、正義凜然的姿態始終感到很納悶，我不明白，進步人士們這些巨大的「信心」究竟從哪來？我們又是怎麼知道自己一定是對的？<text:span text:style-name="T3"> <text:line-break/><text:line-break/></text:span>記得在台北馬偕當住院醫師時，大約是<text:span text:style-name="T3"><text:s/>1993 </text:span>年春天，我跟一些護士一起參與發起了一個社運團體的籌備與創立，叫做「上班族團結組織」。成立大會結束後，幾個人一起去吃東西。吃飽飯後，就跟孔子一樣，<text:span text:style-name="T3">JAN </text:span>（簡錫堦）說，大家難得相聚，「盍各言爾志」，大家何不說說自己參與社運的志向和動機。我記得我那時講了一個羅素曾經講過的故事來表明心跡：<text:span text:style-name="T3"> <text:line-break/><text:line-break/></text:span>兩千五百年前，有個人叫<text:span text:style-name="T3"><text:s/>Pyrrho</text:span>（我翻譯做<text:span text:style-name="T3">“</text:span>紕漏先生<text:span text:style-name="T3">”</text:span>）的一個親身經歷。紕漏先生就是哲學上某種「懷疑主義」（<text:span text:style-name="T3">Scepticism</text:span>）的祖師爺。他有一次走路不小心，胡思亂想不知道在想什麼，結果出了紕漏，不慎掉進水溝裏，倒栽蔥，兩腳懸空。幸好不久之後有個他的學生經過。一看！ㄟ？這不就是紕漏老師嗎？紕漏老師在水溝裏咕嚕咕嚕地灌著水溝水，嘴裏嘰哩咕嚕地喊著：「快救我起來啊！」<text:span text:style-name="T3"> <text:line-break/><text:line-break/></text:span>可是，這個學生很優秀，本來要出手搭救，可是，繼之一想，<text:span text:style-name="T3">Why</text:span>？俺為什麼要救他呢？理由呢？想半天，想不出理由來，於是就走掉了。<text:span text:style-name="T3"> <text:line-break/><text:line-break/></text:span>不過，幸好紕漏老師沒有淹死，要不然我們現在就沒有懷疑主義了。沒有懷疑主義，哲學當然也就不存在了。還好在第一個學生走了之後，不久又有另一個學生經過，馬上就把紕老師從水溝裏撈起來。奇怪的是，紕老師並沒有給第一個學生記過，反而公開推崇那個捨他而去的學生真正具有懷疑精神。<text:span text:style-name="T3"> <text:line-break/><text:line-break/></text:span>我在那次社運同志齊聚一堂、各言己志的聚會上講了這個故事。我說，我感覺自己就像那第一個學生，我從來無法篤定地說我在實踐什麼理想，因為我連自己之所做所為是否意味著「善」都很感困惑。因此，我對那種「正義凜然」的反對運動氣氛，總覺得跟我的性情很不搭調。<text:span text:style-name="T3"> <text:line-break/><text:line-break/></text:span>當時我是輪到最後一個講自己的志向，講完之後，氣氛一下子變得有點那個，大家搭不上話，於是就趁機結帳，各自做鳥獸散。臨走的時候，有個女生跑過來跟我說：「陳醫師，你的想法好奇怪喔，我本來還很欣賞你，想不到你是這樣的人。」這樣的人是哪樣的人？我一時無言以對，趕緊告别。<text:span text:style-name="T3"> <text:line-break/><text:line-break/></text:span>我後來想，她可能是在說原來我不是那樣「理想堅定」的人。這倒沒錯，我確實從來不是那樣的人，不要說「堅定」，也許連「理想」都沒有，至少我說不出來。你想，一個會感動於「棄老師於水溝而不救」的人，會懷抱著什麼具體而堅定的理想？他連該不該救老師這樣明明白白的事都會感到困惑了，難道還會對什麼理想不感困惑而全心擁抱之？<text:span text:style-name="T3"> <text:line-break/><text:line-break/></text:span>事隔多年，飽讀經書，我覺得我彷彿已經治療好了我的懷疑精神。所謂懷疑精神，我寧可把它視為一種「病」。可是，在繞了一大圈，費了這麼多心血和努力之後，我並沒有變得更有智慧，而只是頂多回到原點，恢復一個正常人應有的模樣而已。所謂正常人就是看到老師掉進水溝馬上會把他救起來的那種人。至於救起來之後，這位老師將來是不是會造福大眾，是不是會去當總統整天傷害社會，我們當下既猜不著也管不著了，畢竟誰能知道社會據以發展的法則？<text:span text:style-name="T3"> <text:line-break/><text:line-break/></text:span>可是，我還是不免納悶，特別是當「正義」、「正當」、「正確」及「公義」等等等這些字眼變得那麼理所當然而毫無疑義時，難道我們不覺得有什麼地方不對勁嗎？我們怎麼可能永遠都能那麼肯定？或者說，我們為什麼永遠都這麼正常？如果這個世界沒有那個「不知道為什麼要救老師」的心理變態學生，這世界是不是反倒好像失去了一些很重要的東西似的？<text:span text:style-name="T3"> <text:line-break/><text:line-break/></text:span>懷疑之於信心，也許就像痛苦之於快樂一樣，如果我們無法感受痛苦，事實上我們也不可能體會什麼是快樂。如果我們心裏從來都沒有過一點疑惑，我們大概也無法理解「相信」或「信心」或真理為何如此重要。<text:span text:style-name="T3"><text:line-break/><text:line-break/></text:span>我這文章獨立成文，與任何人事物都沒有任何直接關聯，所以請勿對號入座。我常有個困擾，每次一批評點什麼，或講些想法，很多人就會以為我是在說他，其實不是，我講的全是一種極其普遍的類型化人事物而非關特定個人。<text:span text:style-name="T3"> <text:line-break/><text:line-break/>Part III <text:line-break/><text:line-break/></text:span>我們很容易就能在各種宣揚所謂「改革」理念的「進步圈子」裏感受到一種言之鑿鑿、甚至大言不慚、好像在傳福音那樣的一種氣氛；「進步人士」似乎總是秉持著一種極其肯定的態度，然而卻又很少聽到任何有意義的說明與闡釋，彷彿我們該思考的已經全部都思考完了，剩下的就只是一些技術上的宣傳而已，很少自我懷疑。可是，我們憑什麼那麼有把握呢？<text:span text:style-name="T3"> <text:line-break/><text:line-break/></text:span>當然，這一切全都無法刻意為之，我們無法故意去懷疑一個我們深信不疑的東西，我們也不可能故意忽略心裏頭的疑惑而假裝相信某個東西就是真理。<text:span text:style-name="T3"> <text:line-break/><text:line-break/></text:span>那個「想不出來為什麼要救老師」的怪胎，即便他是錯的，即便他應該移送訓導處記三支大過，但他的懷疑精神也許仍然具有某種重要價值。不過，關於這點重要價值，其實我也還是蠻懷疑的。<text:span text:style-name="T3"> <text:line-break/><text:line-break/></text:span>我相信，對於神來講，人只是祂的演員；最好的演員根本不知道自己在演戲，他不會求意義，更不會問「為什麼」，他活著就活著，跟貓狗花草蜘蛛螞蟻一樣，他不需要理由。只有像你我這樣會寫字、會講知識、談意義的二流演員，才會一直想著各種道理與意義。<text:span text:style-name="T3"> <text:line-break/><text:line-break/></text:span>不過，這些都是命。不管你有多少個不願意，當你開始明白一些知識時，你就註定要被知識給絆倒了，當你開始學會發問，當你睜開雙眼開始學會質疑，當你開始尋求意義時，你就淪為二流演員了，因為你沒有忘了自己，你太愛發問了。<text:span text:style-name="T3"> <text:line-break/><text:line-break/></text:span>我的博士論文主要有兩部份，一部份就是談維根斯坦的哲學做為一種「懷疑主義」的「治療」方式。他臨終前兩年的最後一些筆記，死後集結成書，書名就叫做《論確定性》（<text:span text:style-name="T3">On Certainty</text:span>）；意思是說，做為一個人，我們擁有一些無可懷疑的東西，我們對此不該有所懷疑，比方說「這是我的手」、「我正坐在書桌前」、「地球的年齡比我老」等等。維根斯坦認為，哲學家就是那些連接受普通常識都有困難的「病人」。<text:span text:style-name="T3"><text:line-break/><text:line-break/></text:span>飄泊多年，數千寒窗，有時覺得我的病似乎已經自我治療好了，可以「回家」了，有時卻又覺得我好像比過去病得更重，離家越來越遠，有時甚至感覺好像放逐到了世界盡頭那樣的遙遠。許多時候，我廢寢忘食全心地想著這件事，指導教授常訝異我為何如此當真，不過就是寫個論文而已，但我不知道該怎麼跟他解釋。<text:span text:style-name="T3"> <text:line-break/><text:line-break/></text:span>我覺得知識好像毀了我，好像有著什麼極其珍貴的東西從我的生命裏破滅了、消失了、遠離了。當我過去根本沒有意識到這東西的存在時，它充滿了我的全身，可當我開始意識到它的存在時，它卻反而遠離了我。也許有些東西是盲目的，它不可探究，也不可被認知，當你睜開眼，認識到它的存在時，它便消失了。<text:span text:style-name="T3"> <text:line-break/><text:line-break/></text:span>一兩個禮拜前，我在英國電視上第一次看了《布宜諾斯艾利斯‧攝氏零度》這部介紹另一部電影《春光乍洩》的電影，因為畫面字體很小，匆匆忙忙看到字尾有一段英文字幕，是王家衛講的話，讓我頗感動。那段話我記不全，如果有人知道全文，拜託抄給我，我要把它默念在心。那段話意思是說，從前有個人，四處遊蕩，終於來到某個號稱是「世界盡頭」的地點，王家衛幫他說出他的心聲，字幕寫著：<text:span text:style-name="T3"> <text:line-break/><text:line-break/></text:span>「不冷也不熱，不是東方也不是西方，於是我開始體會到流亡的感覺。」<text:span text:style-name="T3"> <text:line-break/><text:line-break/></text:span>我覺得我似乎多少也能體會這樣的感覺，但是，當我們看到了世界的盡頭，一切都如常了，不會再有什麼不一樣的東西了，於是我們又很想「回家」。<text:span text:style-name="T3"> <text:line-break/><text:line-break/></text:span>至於紕漏先生究竟是繼續流亡，還是終於回到了家，這我就不清楚了。我能確定的一點是：倘若我再看到他掉進水溝裏，我應該會毫不猶豫救起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